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ub1.sender_i.network" table:style-name="ta1">
        <table:shapes>
          <draw:frame draw:z-index="0" draw:style-name="gr1" draw:text-style-name="P1" svg:width="453.51pt" svg:height="255.09pt" svg:x="339.14pt" svg:y="2.83pt">
            <draw:object draw:notify-on-update-of-ranges="'pub1.sender_i.network'.D2:'pub1.sender_i.network'.D312 'pub1.sender_i.network'.E2:'pub1.sender_i.network'.E3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8659494.45705" calcext:value-type="float">
            <text:p>1438659494.45705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8659494.5232" calcext:value-type="float">
            <text:p>1438659494.5232</text:p>
          </table:table-cell>
          <table:table-cell office:value-type="float" office:value="65632" calcext:value-type="float">
            <text:p>65632</text:p>
          </table:table-cell>
          <table:table-cell table:formula="of:=[.B3]-[.B$2]" office:value-type="float" office:value="0.0661516189575195" calcext:value-type="float">
            <text:p>0.066151619</text:p>
          </table:table-cell>
          <table:table-cell table:formula="of:=[.C3]/([.D3]-[.D2])" office:value-type="float" office:value="992145.03037555" calcext:value-type="float">
            <text:p>992145.030375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38659494.58944" calcext:value-type="float">
            <text:p>1438659494.58944</text:p>
          </table:table-cell>
          <table:table-cell office:value-type="float" office:value="65632" calcext:value-type="float">
            <text:p>65632</text:p>
          </table:table-cell>
          <table:table-cell table:formula="of:=[.B4]-[.B$2]" office:value-type="float" office:value="0.132389783859253" calcext:value-type="float">
            <text:p>0.1323897839</text:p>
          </table:table-cell>
          <table:table-cell table:formula="of:=[.C4]/([.D4]-[.D3])" office:value-type="float" office:value="990848.706291416" calcext:value-type="float">
            <text:p>990848.7062914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38659494.65554" calcext:value-type="float">
            <text:p>1438659494.65554</text:p>
          </table:table-cell>
          <table:table-cell office:value-type="float" office:value="65632" calcext:value-type="float">
            <text:p>65632</text:p>
          </table:table-cell>
          <table:table-cell table:formula="of:=[.B5]-[.B$2]" office:value-type="float" office:value="0.198484420776367" calcext:value-type="float">
            <text:p>0.1984844208</text:p>
          </table:table-cell>
          <table:table-cell table:formula="of:=[.C5]/([.D5]-[.D4])" office:value-type="float" office:value="993000.386435371" calcext:value-type="float">
            <text:p>993000.3864353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38659494.7217" calcext:value-type="float">
            <text:p>1438659494.7217</text:p>
          </table:table-cell>
          <table:table-cell office:value-type="float" office:value="65632" calcext:value-type="float">
            <text:p>65632</text:p>
          </table:table-cell>
          <table:table-cell table:formula="of:=[.B6]-[.B$2]" office:value-type="float" office:value="0.264650583267212" calcext:value-type="float">
            <text:p>0.2646505833</text:p>
          </table:table-cell>
          <table:table-cell table:formula="of:=[.C6]/([.D6]-[.D5])" office:value-type="float" office:value="991926.953736834" calcext:value-type="float">
            <text:p>991926.9537368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38659494.78786" calcext:value-type="float">
            <text:p>1438659494.78786</text:p>
          </table:table-cell>
          <table:table-cell office:value-type="float" office:value="65632" calcext:value-type="float">
            <text:p>65632</text:p>
          </table:table-cell>
          <table:table-cell table:formula="of:=[.B7]-[.B$2]" office:value-type="float" office:value="0.330810785293579" calcext:value-type="float">
            <text:p>0.3308107853</text:p>
          </table:table-cell>
          <table:table-cell table:formula="of:=[.C7]/([.D7]-[.D6])" office:value-type="float" office:value="992016.31781359" calcext:value-type="float">
            <text:p>992016.317813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8659494.85403" calcext:value-type="float">
            <text:p>1438659494.85403</text:p>
          </table:table-cell>
          <table:table-cell office:value-type="float" office:value="65632" calcext:value-type="float">
            <text:p>65632</text:p>
          </table:table-cell>
          <table:table-cell table:formula="of:=[.B8]-[.B$2]" office:value-type="float" office:value="0.396981000900269" calcext:value-type="float">
            <text:p>0.3969810009</text:p>
          </table:table-cell>
          <table:table-cell table:formula="of:=[.C8]/([.D8]-[.D7])" office:value-type="float" office:value="991866.195360635" calcext:value-type="float">
            <text:p>991866.1953606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8659494.92017" calcext:value-type="float">
            <text:p>1438659494.92017</text:p>
          </table:table-cell>
          <table:table-cell office:value-type="float" office:value="65632" calcext:value-type="float">
            <text:p>65632</text:p>
          </table:table-cell>
          <table:table-cell table:formula="of:=[.B9]-[.B$2]" office:value-type="float" office:value="0.463122606277466" calcext:value-type="float">
            <text:p>0.4631226063</text:p>
          </table:table-cell>
          <table:table-cell table:formula="of:=[.C9]/([.D9]-[.D8])" office:value-type="float" office:value="992295.237252089" calcext:value-type="float">
            <text:p>992295.2372520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38659494.98633" calcext:value-type="float">
            <text:p>1438659494.98633</text:p>
          </table:table-cell>
          <table:table-cell office:value-type="float" office:value="65632" calcext:value-type="float">
            <text:p>65632</text:p>
          </table:table-cell>
          <table:table-cell table:formula="of:=[.B10]-[.B$2]" office:value-type="float" office:value="0.529283761978149" calcext:value-type="float">
            <text:p>0.529283762</text:p>
          </table:table-cell>
          <table:table-cell table:formula="of:=[.C10]/([.D10]-[.D9])" office:value-type="float" office:value="992002.018479279" calcext:value-type="float">
            <text:p>992002.0184792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38659495.04945" calcext:value-type="float">
            <text:p>1438659495.04945</text:p>
          </table:table-cell>
          <table:table-cell office:value-type="float" office:value="65632" calcext:value-type="float">
            <text:p>65632</text:p>
          </table:table-cell>
          <table:table-cell table:formula="of:=[.B11]-[.B$2]" office:value-type="float" office:value="0.592395544052124" calcext:value-type="float">
            <text:p>0.5923955441</text:p>
          </table:table-cell>
          <table:table-cell table:formula="of:=[.C11]/([.D11]-[.D10])" office:value-type="float" office:value="1039932.60597635" calcext:value-type="float">
            <text:p>1039932.605976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38659495.11259" calcext:value-type="float">
            <text:p>1438659495.11259</text:p>
          </table:table-cell>
          <table:table-cell office:value-type="float" office:value="65632" calcext:value-type="float">
            <text:p>65632</text:p>
          </table:table-cell>
          <table:table-cell table:formula="of:=[.B12]-[.B$2]" office:value-type="float" office:value="0.655539512634277" calcext:value-type="float">
            <text:p>0.6555395126</text:p>
          </table:table-cell>
          <table:table-cell table:formula="of:=[.C12]/([.D12]-[.D11])" office:value-type="float" office:value="1039402.51893749" calcext:value-type="float">
            <text:p>1039402.518937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38659495.17573" calcext:value-type="float">
            <text:p>1438659495.17573</text:p>
          </table:table-cell>
          <table:table-cell office:value-type="float" office:value="65632" calcext:value-type="float">
            <text:p>65632</text:p>
          </table:table-cell>
          <table:table-cell table:formula="of:=[.B13]-[.B$2]" office:value-type="float" office:value="0.718682050704956" calcext:value-type="float">
            <text:p>0.7186820507</text:p>
          </table:table-cell>
          <table:table-cell table:formula="of:=[.C13]/([.D13]-[.D12])" office:value-type="float" office:value="1039426.06688592" calcext:value-type="float">
            <text:p>1039426.066885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38659495.23889" calcext:value-type="float">
            <text:p>1438659495.23889</text:p>
          </table:table-cell>
          <table:table-cell office:value-type="float" office:value="65632" calcext:value-type="float">
            <text:p>65632</text:p>
          </table:table-cell>
          <table:table-cell table:formula="of:=[.B14]-[.B$2]" office:value-type="float" office:value="0.781835079193115" calcext:value-type="float">
            <text:p>0.7818350792</text:p>
          </table:table-cell>
          <table:table-cell table:formula="of:=[.C14]/([.D14]-[.D13])" office:value-type="float" office:value="1039253.40670409" calcext:value-type="float">
            <text:p>1039253.406704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8659495.30206" calcext:value-type="float">
            <text:p>1438659495.30206</text:p>
          </table:table-cell>
          <table:table-cell office:value-type="float" office:value="65632" calcext:value-type="float">
            <text:p>65632</text:p>
          </table:table-cell>
          <table:table-cell table:formula="of:=[.B15]-[.B$2]" office:value-type="float" office:value="0.845009565353394" calcext:value-type="float">
            <text:p>0.8450095654</text:p>
          </table:table-cell>
          <table:table-cell table:formula="of:=[.C15]/([.D15]-[.D14])" office:value-type="float" office:value="1038900.4167519" calcext:value-type="float">
            <text:p>1038900.41675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38659495.36521" calcext:value-type="float">
            <text:p>1438659495.36521</text:p>
          </table:table-cell>
          <table:table-cell office:value-type="float" office:value="65632" calcext:value-type="float">
            <text:p>65632</text:p>
          </table:table-cell>
          <table:table-cell table:formula="of:=[.B16]-[.B$2]" office:value-type="float" office:value="0.908159732818604" calcext:value-type="float">
            <text:p>0.9081597328</text:p>
          </table:table-cell>
          <table:table-cell table:formula="of:=[.C16]/([.D16]-[.D15])" office:value-type="float" office:value="1039300.49015559" calcext:value-type="float">
            <text:p>1039300.490155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8659495.42835" calcext:value-type="float">
            <text:p>1438659495.42835</text:p>
          </table:table-cell>
          <table:table-cell office:value-type="float" office:value="65632" calcext:value-type="float">
            <text:p>65632</text:p>
          </table:table-cell>
          <table:table-cell table:formula="of:=[.B17]-[.B$2]" office:value-type="float" office:value="0.97130298614502" calcext:value-type="float">
            <text:p>0.9713029861</text:p>
          </table:table-cell>
          <table:table-cell table:formula="of:=[.C17]/([.D17]-[.D16])" office:value-type="float" office:value="1039414.29277834" calcext:value-type="float">
            <text:p>1039414.292778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38659495.49152" calcext:value-type="float">
            <text:p>1438659495.49152</text:p>
          </table:table-cell>
          <table:table-cell office:value-type="float" office:value="65632" calcext:value-type="float">
            <text:p>65632</text:p>
          </table:table-cell>
          <table:table-cell table:formula="of:=[.B18]-[.B$2]" office:value-type="float" office:value="1.03446435928345" calcext:value-type="float">
            <text:p>1.0344643593</text:p>
          </table:table-cell>
          <table:table-cell table:formula="of:=[.C18]/([.D18]-[.D17])" office:value-type="float" office:value="1039116.10433417" calcext:value-type="float">
            <text:p>1039116.104334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38659495.5547" calcext:value-type="float">
            <text:p>1438659495.5547</text:p>
          </table:table-cell>
          <table:table-cell office:value-type="float" office:value="65632" calcext:value-type="float">
            <text:p>65632</text:p>
          </table:table-cell>
          <table:table-cell table:formula="of:=[.B19]-[.B$2]" office:value-type="float" office:value="1.09765195846558" calcext:value-type="float">
            <text:p>1.0976519585</text:p>
          </table:table-cell>
          <table:table-cell table:formula="of:=[.C19]/([.D19]-[.D18])" office:value-type="float" office:value="1038684.81869086" calcext:value-type="float">
            <text:p>1038684.818690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38659495.61787" calcext:value-type="float">
            <text:p>1438659495.61787</text:p>
          </table:table-cell>
          <table:table-cell office:value-type="float" office:value="65632" calcext:value-type="float">
            <text:p>65632</text:p>
          </table:table-cell>
          <table:table-cell table:formula="of:=[.B20]-[.B$2]" office:value-type="float" office:value="1.1608202457428" calcext:value-type="float">
            <text:p>1.1608202457</text:p>
          </table:table-cell>
          <table:table-cell table:formula="of:=[.C20]/([.D20]-[.D19])" office:value-type="float" office:value="1039002.36699415" calcext:value-type="float">
            <text:p>1039002.366994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38659495.68097" calcext:value-type="float">
            <text:p>1438659495.68097</text:p>
          </table:table-cell>
          <table:table-cell office:value-type="float" office:value="65632" calcext:value-type="float">
            <text:p>65632</text:p>
          </table:table-cell>
          <table:table-cell table:formula="of:=[.B21]-[.B$2]" office:value-type="float" office:value="1.22392082214355" calcext:value-type="float">
            <text:p>1.2239208221</text:p>
          </table:table-cell>
          <table:table-cell table:formula="of:=[.C21]/([.D21]-[.D20])" office:value-type="float" office:value="1040117.28170541" calcext:value-type="float">
            <text:p>1040117.281705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38659495.74418" calcext:value-type="float">
            <text:p>1438659495.74418</text:p>
          </table:table-cell>
          <table:table-cell office:value-type="float" office:value="65632" calcext:value-type="float">
            <text:p>65632</text:p>
          </table:table-cell>
          <table:table-cell table:formula="of:=[.B22]-[.B$2]" office:value-type="float" office:value="1.28712916374207" calcext:value-type="float">
            <text:p>1.2871291637</text:p>
          </table:table-cell>
          <table:table-cell table:formula="of:=[.C22]/([.D22]-[.D21])" office:value-type="float" office:value="1038343.96442299" calcext:value-type="float">
            <text:p>1038343.964422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38659495.80742" calcext:value-type="float">
            <text:p>1438659495.80742</text:p>
          </table:table-cell>
          <table:table-cell office:value-type="float" office:value="65632" calcext:value-type="float">
            <text:p>65632</text:p>
          </table:table-cell>
          <table:table-cell table:formula="of:=[.B23]-[.B$2]" office:value-type="float" office:value="1.35036683082581" calcext:value-type="float">
            <text:p>1.3503668308</text:p>
          </table:table-cell>
          <table:table-cell table:formula="of:=[.C23]/([.D23]-[.D22])" office:value-type="float" office:value="1037862.4485481" calcext:value-type="float">
            <text:p>1037862.44854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38659495.87065" calcext:value-type="float">
            <text:p>1438659495.87065</text:p>
          </table:table-cell>
          <table:table-cell office:value-type="float" office:value="65632" calcext:value-type="float">
            <text:p>65632</text:p>
          </table:table-cell>
          <table:table-cell table:formula="of:=[.B24]-[.B$2]" office:value-type="float" office:value="1.41359972953796" calcext:value-type="float">
            <text:p>1.4135997295</text:p>
          </table:table-cell>
          <table:table-cell table:formula="of:=[.C24]/([.D24]-[.D23])" office:value-type="float" office:value="1037940.71340558" calcext:value-type="float">
            <text:p>1037940.713405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38659495.93393" calcext:value-type="float">
            <text:p>1438659495.93393</text:p>
          </table:table-cell>
          <table:table-cell office:value-type="float" office:value="65632" calcext:value-type="float">
            <text:p>65632</text:p>
          </table:table-cell>
          <table:table-cell table:formula="of:=[.B25]-[.B$2]" office:value-type="float" office:value="1.47687840461731" calcext:value-type="float">
            <text:p>1.4768784046</text:p>
          </table:table-cell>
          <table:table-cell table:formula="of:=[.C25]/([.D25]-[.D24])" office:value-type="float" office:value="1037189.85768434" calcext:value-type="float">
            <text:p>1037189.857684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38659495.99718" calcext:value-type="float">
            <text:p>1438659495.99718</text:p>
          </table:table-cell>
          <table:table-cell office:value-type="float" office:value="65632" calcext:value-type="float">
            <text:p>65632</text:p>
          </table:table-cell>
          <table:table-cell table:formula="of:=[.B26]-[.B$2]" office:value-type="float" office:value="1.54012775421143" calcext:value-type="float">
            <text:p>1.5401277542</text:p>
          </table:table-cell>
          <table:table-cell table:formula="of:=[.C26]/([.D26]-[.D25])" office:value-type="float" office:value="1037670.74952033" calcext:value-type="float">
            <text:p>1037670.749520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38659496.05749" calcext:value-type="float">
            <text:p>1438659496.05749</text:p>
          </table:table-cell>
          <table:table-cell office:value-type="float" office:value="65632" calcext:value-type="float">
            <text:p>65632</text:p>
          </table:table-cell>
          <table:table-cell table:formula="of:=[.B27]-[.B$2]" office:value-type="float" office:value="1.60044002532959" calcext:value-type="float">
            <text:p>1.6004400253</text:p>
          </table:table-cell>
          <table:table-cell table:formula="of:=[.C27]/([.D27]-[.D26])" office:value-type="float" office:value="1088203.09338731" calcext:value-type="float">
            <text:p>1088203.093387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38659496.11779" calcext:value-type="float">
            <text:p>1438659496.11779</text:p>
          </table:table-cell>
          <table:table-cell office:value-type="float" office:value="65632" calcext:value-type="float">
            <text:p>65632</text:p>
          </table:table-cell>
          <table:table-cell table:formula="of:=[.B28]-[.B$2]" office:value-type="float" office:value="1.66073608398438" calcext:value-type="float">
            <text:p>1.660736084</text:p>
          </table:table-cell>
          <table:table-cell table:formula="of:=[.C28]/([.D28]-[.D27])" office:value-type="float" office:value="1088495.69050217" calcext:value-type="float">
            <text:p>1088495.690502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38659496.17812" calcext:value-type="float">
            <text:p>1438659496.17812</text:p>
          </table:table-cell>
          <table:table-cell office:value-type="float" office:value="65632" calcext:value-type="float">
            <text:p>65632</text:p>
          </table:table-cell>
          <table:table-cell table:formula="of:=[.B29]-[.B$2]" office:value-type="float" office:value="1.72107172012329" calcext:value-type="float">
            <text:p>1.7210717201</text:p>
          </table:table-cell>
          <table:table-cell table:formula="of:=[.C29]/([.D29]-[.D28])" office:value-type="float" office:value="1087781.68591593" calcext:value-type="float">
            <text:p>1087781.685915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38659496.23836" calcext:value-type="float">
            <text:p>1438659496.23836</text:p>
          </table:table-cell>
          <table:table-cell office:value-type="float" office:value="65632" calcext:value-type="float">
            <text:p>65632</text:p>
          </table:table-cell>
          <table:table-cell table:formula="of:=[.B30]-[.B$2]" office:value-type="float" office:value="1.78131341934204" calcext:value-type="float">
            <text:p>1.7813134193</text:p>
          </table:table-cell>
          <table:table-cell table:formula="of:=[.C30]/([.D30]-[.D29])" office:value-type="float" office:value="1089477.90070922" calcext:value-type="float">
            <text:p>1089477.900709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38659496.29866" calcext:value-type="float">
            <text:p>1438659496.29866</text:p>
          </table:table-cell>
          <table:table-cell office:value-type="float" office:value="65632" calcext:value-type="float">
            <text:p>65632</text:p>
          </table:table-cell>
          <table:table-cell table:formula="of:=[.B31]-[.B$2]" office:value-type="float" office:value="1.84160876274109" calcext:value-type="float">
            <text:p>1.8416087627</text:p>
          </table:table-cell>
          <table:table-cell table:formula="of:=[.C31]/([.D31]-[.D30])" office:value-type="float" office:value="1088508.60282249" calcext:value-type="float">
            <text:p>1088508.602822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38659496.35895" calcext:value-type="float">
            <text:p>1438659496.35895</text:p>
          </table:table-cell>
          <table:table-cell office:value-type="float" office:value="65632" calcext:value-type="float">
            <text:p>65632</text:p>
          </table:table-cell>
          <table:table-cell table:formula="of:=[.B32]-[.B$2]" office:value-type="float" office:value="1.9018988609314" calcext:value-type="float">
            <text:p>1.9018988609</text:p>
          </table:table-cell>
          <table:table-cell table:formula="of:=[.C32]/([.D32]-[.D31])" office:value-type="float" office:value="1088603.30253287" calcext:value-type="float">
            <text:p>1088603.3025328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38659496.41921" calcext:value-type="float">
            <text:p>1438659496.41921</text:p>
          </table:table-cell>
          <table:table-cell office:value-type="float" office:value="65632" calcext:value-type="float">
            <text:p>65632</text:p>
          </table:table-cell>
          <table:table-cell table:formula="of:=[.B33]-[.B$2]" office:value-type="float" office:value="1.96216154098511" calcext:value-type="float">
            <text:p>1.962161541</text:p>
          </table:table-cell>
          <table:table-cell table:formula="of:=[.C33]/([.D33]-[.D32])" office:value-type="float" office:value="1089098.5920557" calcext:value-type="float">
            <text:p>1089098.59205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38659496.47963" calcext:value-type="float">
            <text:p>1438659496.47963</text:p>
          </table:table-cell>
          <table:table-cell office:value-type="float" office:value="65632" calcext:value-type="float">
            <text:p>65632</text:p>
          </table:table-cell>
          <table:table-cell table:formula="of:=[.B34]-[.B$2]" office:value-type="float" office:value="2.02258396148682" calcext:value-type="float">
            <text:p>2.0225839615</text:p>
          </table:table-cell>
          <table:table-cell table:formula="of:=[.C34]/([.D34]-[.D33])" office:value-type="float" office:value="1086219.31155743" calcext:value-type="float">
            <text:p>1086219.311557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38659496.53994" calcext:value-type="float">
            <text:p>1438659496.53994</text:p>
          </table:table-cell>
          <table:table-cell office:value-type="float" office:value="65632" calcext:value-type="float">
            <text:p>65632</text:p>
          </table:table-cell>
          <table:table-cell table:formula="of:=[.B35]-[.B$2]" office:value-type="float" office:value="2.08288526535034" calcext:value-type="float">
            <text:p>2.0828852654</text:p>
          </table:table-cell>
          <table:table-cell table:formula="of:=[.C35]/([.D35]-[.D34])" office:value-type="float" office:value="1088401.00951281" calcext:value-type="float">
            <text:p>1088401.009512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38659496.6002" calcext:value-type="float">
            <text:p>1438659496.6002</text:p>
          </table:table-cell>
          <table:table-cell office:value-type="float" office:value="65632" calcext:value-type="float">
            <text:p>65632</text:p>
          </table:table-cell>
          <table:table-cell table:formula="of:=[.B36]-[.B$2]" office:value-type="float" office:value="2.14314937591553" calcext:value-type="float">
            <text:p>2.1431493759</text:p>
          </table:table-cell>
          <table:table-cell table:formula="of:=[.C36]/([.D36]-[.D35])" office:value-type="float" office:value="1089072.73971974" calcext:value-type="float">
            <text:p>1089072.739719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38659496.66044" calcext:value-type="float">
            <text:p>1438659496.66044</text:p>
          </table:table-cell>
          <table:table-cell office:value-type="float" office:value="65632" calcext:value-type="float">
            <text:p>65632</text:p>
          </table:table-cell>
          <table:table-cell table:formula="of:=[.B37]-[.B$2]" office:value-type="float" office:value="2.20338869094849" calcext:value-type="float">
            <text:p>2.2033886909</text:p>
          </table:table-cell>
          <table:table-cell table:formula="of:=[.C37]/([.D37]-[.D36])" office:value-type="float" office:value="1089521.02068376" calcext:value-type="float">
            <text:p>1089521.020683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38659496.7207" calcext:value-type="float">
            <text:p>1438659496.7207</text:p>
          </table:table-cell>
          <table:table-cell office:value-type="float" office:value="65632" calcext:value-type="float">
            <text:p>65632</text:p>
          </table:table-cell>
          <table:table-cell table:formula="of:=[.B38]-[.B$2]" office:value-type="float" office:value="2.26365351676941" calcext:value-type="float">
            <text:p>2.2636535168</text:p>
          </table:table-cell>
          <table:table-cell table:formula="of:=[.C38]/([.D38]-[.D37])" office:value-type="float" office:value="1089059.814012" calcext:value-type="float">
            <text:p>1089059.8140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38659496.78099" calcext:value-type="float">
            <text:p>1438659496.78099</text:p>
          </table:table-cell>
          <table:table-cell office:value-type="float" office:value="65632" calcext:value-type="float">
            <text:p>65632</text:p>
          </table:table-cell>
          <table:table-cell table:formula="of:=[.B39]-[.B$2]" office:value-type="float" office:value="2.32393431663513" calcext:value-type="float">
            <text:p>2.3239343166</text:p>
          </table:table-cell>
          <table:table-cell table:formula="of:=[.C39]/([.D39]-[.D38])" office:value-type="float" office:value="1088771.21979465" calcext:value-type="float">
            <text:p>1088771.219794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38659496.8414" calcext:value-type="float">
            <text:p>1438659496.8414</text:p>
          </table:table-cell>
          <table:table-cell office:value-type="float" office:value="65632" calcext:value-type="float">
            <text:p>65632</text:p>
          </table:table-cell>
          <table:table-cell table:formula="of:=[.B40]-[.B$2]" office:value-type="float" office:value="2.38434958457947" calcext:value-type="float">
            <text:p>2.3843495846</text:p>
          </table:table-cell>
          <table:table-cell table:formula="of:=[.C40]/([.D40]-[.D39])" office:value-type="float" office:value="1086347.90895028" calcext:value-type="float">
            <text:p>1086347.908950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38659496.90168" calcext:value-type="float">
            <text:p>1438659496.90168</text:p>
          </table:table-cell>
          <table:table-cell office:value-type="float" office:value="65632" calcext:value-type="float">
            <text:p>65632</text:p>
          </table:table-cell>
          <table:table-cell table:formula="of:=[.B41]-[.B$2]" office:value-type="float" office:value="2.44463348388672" calcext:value-type="float">
            <text:p>2.4446334839</text:p>
          </table:table-cell>
          <table:table-cell table:formula="of:=[.C41]/([.D41]-[.D40])" office:value-type="float" office:value="1088715.24161852" calcext:value-type="float">
            <text:p>1088715.241618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38659496.96193" calcext:value-type="float">
            <text:p>1438659496.96193</text:p>
          </table:table-cell>
          <table:table-cell office:value-type="float" office:value="65632" calcext:value-type="float">
            <text:p>65632</text:p>
          </table:table-cell>
          <table:table-cell table:formula="of:=[.B42]-[.B$2]" office:value-type="float" office:value="2.50487971305847" calcext:value-type="float">
            <text:p>2.5048797131</text:p>
          </table:table-cell>
          <table:table-cell table:formula="of:=[.C42]/([.D42]-[.D41])" office:value-type="float" office:value="1089395.98216003" calcext:value-type="float">
            <text:p>1089395.982160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38659500.03019" calcext:value-type="float">
            <text:p>1438659500.03019</text:p>
          </table:table-cell>
          <table:table-cell office:value-type="float" office:value="65632" calcext:value-type="float">
            <text:p>65632</text:p>
          </table:table-cell>
          <table:table-cell table:formula="of:=[.B43]-[.B$2]" office:value-type="float" office:value="5.57313942909241" calcext:value-type="float">
            <text:p>5.5731394291</text:p>
          </table:table-cell>
          <table:table-cell table:formula="of:=[.C43]/([.D43]-[.D42])" office:value-type="float" office:value="21390.6272852406" calcext:value-type="float">
            <text:p>21390.62728524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38659500.11244" calcext:value-type="float">
            <text:p>1438659500.11244</text:p>
          </table:table-cell>
          <table:table-cell office:value-type="float" office:value="65632" calcext:value-type="float">
            <text:p>65632</text:p>
          </table:table-cell>
          <table:table-cell table:formula="of:=[.B44]-[.B$2]" office:value-type="float" office:value="5.65539216995239" calcext:value-type="float">
            <text:p>5.65539217</text:p>
          </table:table-cell>
          <table:table-cell table:formula="of:=[.C44]/([.D44]-[.D43])" office:value-type="float" office:value="797930.856939126" calcext:value-type="float">
            <text:p>797930.8569391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38659500.1947" calcext:value-type="float">
            <text:p>1438659500.1947</text:p>
          </table:table-cell>
          <table:table-cell office:value-type="float" office:value="65632" calcext:value-type="float">
            <text:p>65632</text:p>
          </table:table-cell>
          <table:table-cell table:formula="of:=[.B45]-[.B$2]" office:value-type="float" office:value="5.7376446723938" calcext:value-type="float">
            <text:p>5.7376446724</text:p>
          </table:table-cell>
          <table:table-cell table:formula="of:=[.C45]/([.D45]-[.D44])" office:value-type="float" office:value="797933.169835822" calcext:value-type="float">
            <text:p>797933.1698358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38659500.277" calcext:value-type="float">
            <text:p>1438659500.277</text:p>
          </table:table-cell>
          <table:table-cell office:value-type="float" office:value="65632" calcext:value-type="float">
            <text:p>65632</text:p>
          </table:table-cell>
          <table:table-cell table:formula="of:=[.B46]-[.B$2]" office:value-type="float" office:value="5.81995296478272" calcext:value-type="float">
            <text:p>5.8199529648</text:p>
          </table:table-cell>
          <table:table-cell table:formula="of:=[.C46]/([.D46]-[.D45])" office:value-type="float" office:value="797392.317287806" calcext:value-type="float">
            <text:p>797392.3172878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38659500.35932" calcext:value-type="float">
            <text:p>1438659500.35932</text:p>
          </table:table-cell>
          <table:table-cell office:value-type="float" office:value="65632" calcext:value-type="float">
            <text:p>65632</text:p>
          </table:table-cell>
          <table:table-cell table:formula="of:=[.B47]-[.B$2]" office:value-type="float" office:value="5.90226674079895" calcext:value-type="float">
            <text:p>5.9022667408</text:p>
          </table:table-cell>
          <table:table-cell table:formula="of:=[.C47]/([.D47]-[.D46])" office:value-type="float" office:value="797339.196139598" calcext:value-type="float">
            <text:p>797339.1961395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38659500.4417" calcext:value-type="float">
            <text:p>1438659500.4417</text:p>
          </table:table-cell>
          <table:table-cell office:value-type="float" office:value="65632" calcext:value-type="float">
            <text:p>65632</text:p>
          </table:table-cell>
          <table:table-cell table:formula="of:=[.B48]-[.B$2]" office:value-type="float" office:value="5.98465394973755" calcext:value-type="float">
            <text:p>5.9846539497</text:p>
          </table:table-cell>
          <table:table-cell table:formula="of:=[.C48]/([.D48]-[.D47])" office:value-type="float" office:value="796628.516071155" calcext:value-type="float">
            <text:p>796628.5160711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38659500.52403" calcext:value-type="float">
            <text:p>1438659500.52403</text:p>
          </table:table-cell>
          <table:table-cell office:value-type="float" office:value="65632" calcext:value-type="float">
            <text:p>65632</text:p>
          </table:table-cell>
          <table:table-cell table:formula="of:=[.B49]-[.B$2]" office:value-type="float" office:value="6.06698346138001" calcext:value-type="float">
            <text:p>6.0669834614</text:p>
          </table:table-cell>
          <table:table-cell table:formula="of:=[.C49]/([.D49]-[.D48])" office:value-type="float" office:value="797186.800828229" calcext:value-type="float">
            <text:p>797186.8008282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38659500.60634" calcext:value-type="float">
            <text:p>1438659500.60634</text:p>
          </table:table-cell>
          <table:table-cell office:value-type="float" office:value="65632" calcext:value-type="float">
            <text:p>65632</text:p>
          </table:table-cell>
          <table:table-cell table:formula="of:=[.B50]-[.B$2]" office:value-type="float" office:value="6.14929151535034" calcext:value-type="float">
            <text:p>6.1492915154</text:p>
          </table:table-cell>
          <table:table-cell table:formula="of:=[.C50]/([.D50]-[.D49])" office:value-type="float" office:value="797394.627063509" calcext:value-type="float">
            <text:p>797394.6270635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38659500.68861" calcext:value-type="float">
            <text:p>1438659500.68861</text:p>
          </table:table-cell>
          <table:table-cell office:value-type="float" office:value="65632" calcext:value-type="float">
            <text:p>65632</text:p>
          </table:table-cell>
          <table:table-cell table:formula="of:=[.B51]-[.B$2]" office:value-type="float" office:value="6.23155999183655" calcext:value-type="float">
            <text:p>6.2315599918</text:p>
          </table:table-cell>
          <table:table-cell table:formula="of:=[.C51]/([.D51]-[.D50])" office:value-type="float" office:value="797778.235397425" calcext:value-type="float">
            <text:p>797778.2353974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38659500.77088" calcext:value-type="float">
            <text:p>1438659500.77088</text:p>
          </table:table-cell>
          <table:table-cell office:value-type="float" office:value="65632" calcext:value-type="float">
            <text:p>65632</text:p>
          </table:table-cell>
          <table:table-cell table:formula="of:=[.B52]-[.B$2]" office:value-type="float" office:value="6.3138279914856" calcext:value-type="float">
            <text:p>6.3138279915</text:p>
          </table:table-cell>
          <table:table-cell table:formula="of:=[.C52]/([.D52]-[.D51])" office:value-type="float" office:value="797782.859434818" calcext:value-type="float">
            <text:p>797782.8594348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38659500.85316" calcext:value-type="float">
            <text:p>1438659500.85316</text:p>
          </table:table-cell>
          <table:table-cell office:value-type="float" office:value="65632" calcext:value-type="float">
            <text:p>65632</text:p>
          </table:table-cell>
          <table:table-cell table:formula="of:=[.B53]-[.B$2]" office:value-type="float" office:value="6.3961136341095" calcext:value-type="float">
            <text:p>6.3961136341</text:p>
          </table:table-cell>
          <table:table-cell table:formula="of:=[.C53]/([.D53]-[.D52])" office:value-type="float" office:value="797611.805743326" calcext:value-type="float">
            <text:p>797611.8057433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38659500.93546" calcext:value-type="float">
            <text:p>1438659500.93546</text:p>
          </table:table-cell>
          <table:table-cell office:value-type="float" office:value="65632" calcext:value-type="float">
            <text:p>65632</text:p>
          </table:table-cell>
          <table:table-cell table:formula="of:=[.B54]-[.B$2]" office:value-type="float" office:value="6.47841358184814" calcext:value-type="float">
            <text:p>6.4784135818</text:p>
          </table:table-cell>
          <table:table-cell table:formula="of:=[.C54]/([.D54]-[.D53])" office:value-type="float" office:value="797473.167400077" calcext:value-type="float">
            <text:p>797473.1674000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38659501.01677" calcext:value-type="float">
            <text:p>1438659501.01677</text:p>
          </table:table-cell>
          <table:table-cell office:value-type="float" office:value="65632" calcext:value-type="float">
            <text:p>65632</text:p>
          </table:table-cell>
          <table:table-cell table:formula="of:=[.B55]-[.B$2]" office:value-type="float" office:value="6.55971455574036" calcext:value-type="float">
            <text:p>6.5597145557</text:p>
          </table:table-cell>
          <table:table-cell table:formula="of:=[.C55]/([.D55]-[.D54])" office:value-type="float" office:value="807272.002510257" calcext:value-type="float">
            <text:p>807272.0025102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38659501.09503" calcext:value-type="float">
            <text:p>1438659501.09503</text:p>
          </table:table-cell>
          <table:table-cell office:value-type="float" office:value="65632" calcext:value-type="float">
            <text:p>65632</text:p>
          </table:table-cell>
          <table:table-cell table:formula="of:=[.B56]-[.B$2]" office:value-type="float" office:value="6.63797831535339" calcext:value-type="float">
            <text:p>6.6379783154</text:p>
          </table:table-cell>
          <table:table-cell table:formula="of:=[.C56]/([.D56]-[.D55])" office:value-type="float" office:value="838600.142958978" calcext:value-type="float">
            <text:p>838600.1429589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38659501.17332" calcext:value-type="float">
            <text:p>1438659501.17332</text:p>
          </table:table-cell>
          <table:table-cell office:value-type="float" office:value="65632" calcext:value-type="float">
            <text:p>65632</text:p>
          </table:table-cell>
          <table:table-cell table:formula="of:=[.B57]-[.B$2]" office:value-type="float" office:value="6.71626806259155" calcext:value-type="float">
            <text:p>6.7162680626</text:p>
          </table:table-cell>
          <table:table-cell table:formula="of:=[.C57]/([.D57]-[.D56])" office:value-type="float" office:value="838321.776673336" calcext:value-type="float">
            <text:p>838321.7766733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38659501.25157" calcext:value-type="float">
            <text:p>1438659501.25157</text:p>
          </table:table-cell>
          <table:table-cell office:value-type="float" office:value="65632" calcext:value-type="float">
            <text:p>65632</text:p>
          </table:table-cell>
          <table:table-cell table:formula="of:=[.B58]-[.B$2]" office:value-type="float" office:value="6.79451894760132" calcext:value-type="float">
            <text:p>6.7945189476</text:p>
          </table:table-cell>
          <table:table-cell table:formula="of:=[.C58]/([.D58]-[.D57])" office:value-type="float" office:value="838738.11768147" calcext:value-type="float">
            <text:p>838738.117681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38659501.32985" calcext:value-type="float">
            <text:p>1438659501.32985</text:p>
          </table:table-cell>
          <table:table-cell office:value-type="float" office:value="65632" calcext:value-type="float">
            <text:p>65632</text:p>
          </table:table-cell>
          <table:table-cell table:formula="of:=[.B59]-[.B$2]" office:value-type="float" office:value="6.87279987335205" calcext:value-type="float">
            <text:p>6.8727998734</text:p>
          </table:table-cell>
          <table:table-cell table:formula="of:=[.C59]/([.D59]-[.D58])" office:value-type="float" office:value="838416.247260412" calcext:value-type="float">
            <text:p>838416.2472604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38659501.40821" calcext:value-type="float">
            <text:p>1438659501.40821</text:p>
          </table:table-cell>
          <table:table-cell office:value-type="float" office:value="65632" calcext:value-type="float">
            <text:p>65632</text:p>
          </table:table-cell>
          <table:table-cell table:formula="of:=[.B60]-[.B$2]" office:value-type="float" office:value="6.95116257667542" calcext:value-type="float">
            <text:p>6.9511625767</text:p>
          </table:table-cell>
          <table:table-cell table:formula="of:=[.C60]/([.D60]-[.D59])" office:value-type="float" office:value="837541.294730085" calcext:value-type="float">
            <text:p>837541.2947300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38659501.48647" calcext:value-type="float">
            <text:p>1438659501.48647</text:p>
          </table:table-cell>
          <table:table-cell office:value-type="float" office:value="65632" calcext:value-type="float">
            <text:p>65632</text:p>
          </table:table-cell>
          <table:table-cell table:formula="of:=[.B61]-[.B$2]" office:value-type="float" office:value="7.02942204475403" calcext:value-type="float">
            <text:p>7.0294220448</text:p>
          </table:table-cell>
          <table:table-cell table:formula="of:=[.C61]/([.D61]-[.D60])" office:value-type="float" office:value="838646.129489039" calcext:value-type="float">
            <text:p>838646.1294890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38659501.5647" calcext:value-type="float">
            <text:p>1438659501.5647</text:p>
          </table:table-cell>
          <table:table-cell office:value-type="float" office:value="65632" calcext:value-type="float">
            <text:p>65632</text:p>
          </table:table-cell>
          <table:table-cell table:formula="of:=[.B62]-[.B$2]" office:value-type="float" office:value="7.10765051841736" calcext:value-type="float">
            <text:p>7.1076505184</text:p>
          </table:table-cell>
          <table:table-cell table:formula="of:=[.C62]/([.D62]-[.D61])" office:value-type="float" office:value="838978.404237552" calcext:value-type="float">
            <text:p>838978.4042375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38659501.64296" calcext:value-type="float">
            <text:p>1438659501.64296</text:p>
          </table:table-cell>
          <table:table-cell office:value-type="float" office:value="65632" calcext:value-type="float">
            <text:p>65632</text:p>
          </table:table-cell>
          <table:table-cell table:formula="of:=[.B63]-[.B$2]" office:value-type="float" office:value="7.18591213226318" calcext:value-type="float">
            <text:p>7.1859121323</text:p>
          </table:table-cell>
          <table:table-cell table:formula="of:=[.C63]/([.D63]-[.D62])" office:value-type="float" office:value="838623.135593582" calcext:value-type="float">
            <text:p>838623.13559358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38659501.72122" calcext:value-type="float">
            <text:p>1438659501.72122</text:p>
          </table:table-cell>
          <table:table-cell office:value-type="float" office:value="65632" calcext:value-type="float">
            <text:p>65632</text:p>
          </table:table-cell>
          <table:table-cell table:formula="of:=[.B64]-[.B$2]" office:value-type="float" office:value="7.26416778564453" calcext:value-type="float">
            <text:p>7.2641677856</text:p>
          </table:table-cell>
          <table:table-cell table:formula="of:=[.C64]/([.D64]-[.D63])" office:value-type="float" office:value="838687.010638946" calcext:value-type="float">
            <text:p>838687.0106389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38659501.79947" calcext:value-type="float">
            <text:p>1438659501.79947</text:p>
          </table:table-cell>
          <table:table-cell office:value-type="float" office:value="65632" calcext:value-type="float">
            <text:p>65632</text:p>
          </table:table-cell>
          <table:table-cell table:formula="of:=[.B65]-[.B$2]" office:value-type="float" office:value="7.34242177009583" calcext:value-type="float">
            <text:p>7.3424217701</text:p>
          </table:table-cell>
          <table:table-cell table:formula="of:=[.C65]/([.D65]-[.D64])" office:value-type="float" office:value="838704.897395352" calcext:value-type="float">
            <text:p>838704.8973953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38659501.87778" calcext:value-type="float">
            <text:p>1438659501.87778</text:p>
          </table:table-cell>
          <table:table-cell office:value-type="float" office:value="65632" calcext:value-type="float">
            <text:p>65632</text:p>
          </table:table-cell>
          <table:table-cell table:formula="of:=[.B66]-[.B$2]" office:value-type="float" office:value="7.42073225975037" calcext:value-type="float">
            <text:p>7.4207322598</text:p>
          </table:table-cell>
          <table:table-cell table:formula="of:=[.C66]/([.D66]-[.D65])" office:value-type="float" office:value="838099.72699097" calcext:value-type="float">
            <text:p>838099.726990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38659501.95615" calcext:value-type="float">
            <text:p>1438659501.95615</text:p>
          </table:table-cell>
          <table:table-cell office:value-type="float" office:value="65632" calcext:value-type="float">
            <text:p>65632</text:p>
          </table:table-cell>
          <table:table-cell table:formula="of:=[.B67]-[.B$2]" office:value-type="float" office:value="7.49909591674805" calcext:value-type="float">
            <text:p>7.4990959167</text:p>
          </table:table-cell>
          <table:table-cell table:formula="of:=[.C67]/([.D67]-[.D66])" office:value-type="float" office:value="837531.101974255" calcext:value-type="float">
            <text:p>837531.1019742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38659502.02845" calcext:value-type="float">
            <text:p>1438659502.02845</text:p>
          </table:table-cell>
          <table:table-cell office:value-type="float" office:value="65632" calcext:value-type="float">
            <text:p>65632</text:p>
          </table:table-cell>
          <table:table-cell table:formula="of:=[.B68]-[.B$2]" office:value-type="float" office:value="7.57140350341797" calcext:value-type="float">
            <text:p>7.5714035034</text:p>
          </table:table-cell>
          <table:table-cell table:formula="of:=[.C68]/([.D68]-[.D67])" office:value-type="float" office:value="907677.921814825" calcext:value-type="float">
            <text:p>907677.9218148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38659502.09267" calcext:value-type="float">
            <text:p>1438659502.09267</text:p>
          </table:table-cell>
          <table:table-cell office:value-type="float" office:value="65632" calcext:value-type="float">
            <text:p>65632</text:p>
          </table:table-cell>
          <table:table-cell table:formula="of:=[.B69]-[.B$2]" office:value-type="float" office:value="7.63561654090881" calcext:value-type="float">
            <text:p>7.6356165409</text:p>
          </table:table-cell>
          <table:table-cell table:formula="of:=[.C69]/([.D69]-[.D68])" office:value-type="float" office:value="1022097.73224569" calcext:value-type="float">
            <text:p>1022097.732245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38659502.15692" calcext:value-type="float">
            <text:p>1438659502.15692</text:p>
          </table:table-cell>
          <table:table-cell office:value-type="float" office:value="65632" calcext:value-type="float">
            <text:p>65632</text:p>
          </table:table-cell>
          <table:table-cell table:formula="of:=[.B70]-[.B$2]" office:value-type="float" office:value="7.69986581802368" calcext:value-type="float">
            <text:p>7.699865818</text:p>
          </table:table-cell>
          <table:table-cell table:formula="of:=[.C70]/([.D70]-[.D69])" office:value-type="float" office:value="1021521.22089498" calcext:value-type="float">
            <text:p>1021521.220894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38659502.22111" calcext:value-type="float">
            <text:p>1438659502.22111</text:p>
          </table:table-cell>
          <table:table-cell office:value-type="float" office:value="65632" calcext:value-type="float">
            <text:p>65632</text:p>
          </table:table-cell>
          <table:table-cell table:formula="of:=[.B71]-[.B$2]" office:value-type="float" office:value="7.76406121253967" calcext:value-type="float">
            <text:p>7.7640612125</text:p>
          </table:table-cell>
          <table:table-cell table:formula="of:=[.C71]/([.D71]-[.D70])" office:value-type="float" office:value="1022378.6378266" calcext:value-type="float">
            <text:p>1022378.63782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38659502.28542" calcext:value-type="float">
            <text:p>1438659502.28542</text:p>
          </table:table-cell>
          <table:table-cell office:value-type="float" office:value="65632" calcext:value-type="float">
            <text:p>65632</text:p>
          </table:table-cell>
          <table:table-cell table:formula="of:=[.B72]-[.B$2]" office:value-type="float" office:value="7.82837271690369" calcext:value-type="float">
            <text:p>7.8283727169</text:p>
          </table:table-cell>
          <table:table-cell table:formula="of:=[.C72]/([.D72]-[.D71])" office:value-type="float" office:value="1020532.805896" calcext:value-type="float">
            <text:p>1020532.8058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38659502.34961" calcext:value-type="float">
            <text:p>1438659502.34961</text:p>
          </table:table-cell>
          <table:table-cell office:value-type="float" office:value="65632" calcext:value-type="float">
            <text:p>65632</text:p>
          </table:table-cell>
          <table:table-cell table:formula="of:=[.B73]-[.B$2]" office:value-type="float" office:value="7.89255499839783" calcext:value-type="float">
            <text:p>7.8925549984</text:p>
          </table:table-cell>
          <table:table-cell table:formula="of:=[.C73]/([.D73]-[.D72])" office:value-type="float" office:value="1022587.51904903" calcext:value-type="float">
            <text:p>1022587.519049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38659502.41378" calcext:value-type="float">
            <text:p>1438659502.41378</text:p>
          </table:table-cell>
          <table:table-cell office:value-type="float" office:value="65632" calcext:value-type="float">
            <text:p>65632</text:p>
          </table:table-cell>
          <table:table-cell table:formula="of:=[.B74]-[.B$2]" office:value-type="float" office:value="7.95672845840454" calcext:value-type="float">
            <text:p>7.9567284584</text:p>
          </table:table-cell>
          <table:table-cell table:formula="of:=[.C74]/([.D74]-[.D73])" office:value-type="float" office:value="1022728.08717394" calcext:value-type="float">
            <text:p>1022728.0871739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38659502.47799" calcext:value-type="float">
            <text:p>1438659502.47799</text:p>
          </table:table-cell>
          <table:table-cell office:value-type="float" office:value="65632" calcext:value-type="float">
            <text:p>65632</text:p>
          </table:table-cell>
          <table:table-cell table:formula="of:=[.B75]-[.B$2]" office:value-type="float" office:value="8.0209391117096" calcext:value-type="float">
            <text:p>8.0209391117</text:p>
          </table:table-cell>
          <table:table-cell table:formula="of:=[.C75]/([.D75]-[.D74])" office:value-type="float" office:value="1022135.6834386" calcext:value-type="float">
            <text:p>1022135.683438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38659502.54218" calcext:value-type="float">
            <text:p>1438659502.54218</text:p>
          </table:table-cell>
          <table:table-cell office:value-type="float" office:value="65632" calcext:value-type="float">
            <text:p>65632</text:p>
          </table:table-cell>
          <table:table-cell table:formula="of:=[.B76]-[.B$2]" office:value-type="float" office:value="8.08512949943543" calcext:value-type="float">
            <text:p>8.0851294994</text:p>
          </table:table-cell>
          <table:table-cell table:formula="of:=[.C76]/([.D76]-[.D75])" office:value-type="float" office:value="1022458.38240341" calcext:value-type="float">
            <text:p>1022458.3824034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38659502.60638" calcext:value-type="float">
            <text:p>1438659502.60638</text:p>
          </table:table-cell>
          <table:table-cell office:value-type="float" office:value="65632" calcext:value-type="float">
            <text:p>65632</text:p>
          </table:table-cell>
          <table:table-cell table:formula="of:=[.B77]-[.B$2]" office:value-type="float" office:value="8.14932441711426" calcext:value-type="float">
            <text:p>8.1493244171</text:p>
          </table:table-cell>
          <table:table-cell table:formula="of:=[.C77]/([.D77]-[.D76])" office:value-type="float" office:value="1022386.23201227" calcext:value-type="float">
            <text:p>1022386.232012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38659502.67058" calcext:value-type="float">
            <text:p>1438659502.67058</text:p>
          </table:table-cell>
          <table:table-cell office:value-type="float" office:value="65632" calcext:value-type="float">
            <text:p>65632</text:p>
          </table:table-cell>
          <table:table-cell table:formula="of:=[.B78]-[.B$2]" office:value-type="float" office:value="8.21352791786194" calcext:value-type="float">
            <text:p>8.2135279179</text:p>
          </table:table-cell>
          <table:table-cell table:formula="of:=[.C78]/([.D78]-[.D77])" office:value-type="float" office:value="1022249.55392905" calcext:value-type="float">
            <text:p>1022249.553929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38659502.73491" calcext:value-type="float">
            <text:p>1438659502.73491</text:p>
          </table:table-cell>
          <table:table-cell office:value-type="float" office:value="65632" calcext:value-type="float">
            <text:p>65632</text:p>
          </table:table-cell>
          <table:table-cell table:formula="of:=[.B79]-[.B$2]" office:value-type="float" office:value="8.27786374092102" calcext:value-type="float">
            <text:p>8.2778637409</text:p>
          </table:table-cell>
          <table:table-cell table:formula="of:=[.C79]/([.D79]-[.D78])" office:value-type="float" office:value="1020147.04839833" calcext:value-type="float">
            <text:p>1020147.048398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38659502.79923" calcext:value-type="float">
            <text:p>1438659502.79923</text:p>
          </table:table-cell>
          <table:table-cell office:value-type="float" office:value="65632" calcext:value-type="float">
            <text:p>65632</text:p>
          </table:table-cell>
          <table:table-cell table:formula="of:=[.B80]-[.B$2]" office:value-type="float" office:value="8.34217500686646" calcext:value-type="float">
            <text:p>8.3421750069</text:p>
          </table:table-cell>
          <table:table-cell table:formula="of:=[.C80]/([.D80]-[.D79])" office:value-type="float" office:value="1020536.58927638" calcext:value-type="float">
            <text:p>1020536.589276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38659502.86345" calcext:value-type="float">
            <text:p>1438659502.86345</text:p>
          </table:table-cell>
          <table:table-cell office:value-type="float" office:value="65632" calcext:value-type="float">
            <text:p>65632</text:p>
          </table:table-cell>
          <table:table-cell table:formula="of:=[.B81]-[.B$2]" office:value-type="float" office:value="8.4063982963562" calcext:value-type="float">
            <text:p>8.4063982964</text:p>
          </table:table-cell>
          <table:table-cell table:formula="of:=[.C81]/([.D81]-[.D80])" office:value-type="float" office:value="1021934.57422449" calcext:value-type="float">
            <text:p>1021934.574224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38659502.92765" calcext:value-type="float">
            <text:p>1438659502.92765</text:p>
          </table:table-cell>
          <table:table-cell office:value-type="float" office:value="65632" calcext:value-type="float">
            <text:p>65632</text:p>
          </table:table-cell>
          <table:table-cell table:formula="of:=[.B82]-[.B$2]" office:value-type="float" office:value="8.47059488296509" calcext:value-type="float">
            <text:p>8.470594883</text:p>
          </table:table-cell>
          <table:table-cell table:formula="of:=[.C82]/([.D82]-[.D81])" office:value-type="float" office:value="1022359.65285598" calcext:value-type="float">
            <text:p>1022359.652855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38659502.99184" calcext:value-type="float">
            <text:p>1438659502.99184</text:p>
          </table:table-cell>
          <table:table-cell office:value-type="float" office:value="65632" calcext:value-type="float">
            <text:p>65632</text:p>
          </table:table-cell>
          <table:table-cell table:formula="of:=[.B83]-[.B$2]" office:value-type="float" office:value="8.53478407859802" calcext:value-type="float">
            <text:p>8.5347840786</text:p>
          </table:table-cell>
          <table:table-cell table:formula="of:=[.C83]/([.D83]-[.D82])" office:value-type="float" office:value="1022477.37104101" calcext:value-type="float">
            <text:p>1022477.371041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38659503.05818" calcext:value-type="float">
            <text:p>1438659503.05818</text:p>
          </table:table-cell>
          <table:table-cell office:value-type="float" office:value="65632" calcext:value-type="float">
            <text:p>65632</text:p>
          </table:table-cell>
          <table:table-cell table:formula="of:=[.B84]-[.B$2]" office:value-type="float" office:value="8.60113310813904" calcext:value-type="float">
            <text:p>8.6011331081</text:p>
          </table:table-cell>
          <table:table-cell table:formula="of:=[.C84]/([.D84]-[.D83])" office:value-type="float" office:value="989193.066636003" calcext:value-type="float">
            <text:p>989193.0666360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38659503.12446" calcext:value-type="float">
            <text:p>1438659503.12446</text:p>
          </table:table-cell>
          <table:table-cell office:value-type="float" office:value="65632" calcext:value-type="float">
            <text:p>65632</text:p>
          </table:table-cell>
          <table:table-cell table:formula="of:=[.B85]-[.B$2]" office:value-type="float" office:value="8.66740560531616" calcext:value-type="float">
            <text:p>8.6674056053</text:p>
          </table:table-cell>
          <table:table-cell table:formula="of:=[.C85]/([.D85]-[.D84])" office:value-type="float" office:value="990335.399986329" calcext:value-type="float">
            <text:p>990335.3999863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38659503.19075" calcext:value-type="float">
            <text:p>1438659503.19075</text:p>
          </table:table-cell>
          <table:table-cell office:value-type="float" office:value="65632" calcext:value-type="float">
            <text:p>65632</text:p>
          </table:table-cell>
          <table:table-cell table:formula="of:=[.B86]-[.B$2]" office:value-type="float" office:value="8.73369717597961" calcext:value-type="float">
            <text:p>8.733697176</text:p>
          </table:table-cell>
          <table:table-cell table:formula="of:=[.C86]/([.D86]-[.D85])" office:value-type="float" office:value="990050.459555399" calcext:value-type="float">
            <text:p>990050.45955539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38659503.25708" calcext:value-type="float">
            <text:p>1438659503.25708</text:p>
          </table:table-cell>
          <table:table-cell office:value-type="float" office:value="65632" calcext:value-type="float">
            <text:p>65632</text:p>
          </table:table-cell>
          <table:table-cell table:formula="of:=[.B87]-[.B$2]" office:value-type="float" office:value="8.80002641677856" calcext:value-type="float">
            <text:p>8.8000264168</text:p>
          </table:table-cell>
          <table:table-cell table:formula="of:=[.C87]/([.D87]-[.D86])" office:value-type="float" office:value="989488.18363437" calcext:value-type="float">
            <text:p>989488.1836343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38659503.32337" calcext:value-type="float">
            <text:p>1438659503.32337</text:p>
          </table:table-cell>
          <table:table-cell office:value-type="float" office:value="65632" calcext:value-type="float">
            <text:p>65632</text:p>
          </table:table-cell>
          <table:table-cell table:formula="of:=[.B88]-[.B$2]" office:value-type="float" office:value="8.86632204055786" calcext:value-type="float">
            <text:p>8.8663220406</text:p>
          </table:table-cell>
          <table:table-cell table:formula="of:=[.C88]/([.D88]-[.D87])" office:value-type="float" office:value="989989.930836066" calcext:value-type="float">
            <text:p>989989.93083606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38659503.38968" calcext:value-type="float">
            <text:p>1438659503.38968</text:p>
          </table:table-cell>
          <table:table-cell office:value-type="float" office:value="65632" calcext:value-type="float">
            <text:p>65632</text:p>
          </table:table-cell>
          <table:table-cell table:formula="of:=[.B89]-[.B$2]" office:value-type="float" office:value="8.9326286315918" calcext:value-type="float">
            <text:p>8.9326286316</text:p>
          </table:table-cell>
          <table:table-cell table:formula="of:=[.C89]/([.D89]-[.D88])" office:value-type="float" office:value="989826.184344324" calcext:value-type="float">
            <text:p>989826.1843443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38659503.45595" calcext:value-type="float">
            <text:p>1438659503.45595</text:p>
          </table:table-cell>
          <table:table-cell office:value-type="float" office:value="65632" calcext:value-type="float">
            <text:p>65632</text:p>
          </table:table-cell>
          <table:table-cell table:formula="of:=[.B90]-[.B$2]" office:value-type="float" office:value="8.99890375137329" calcext:value-type="float">
            <text:p>8.9989037514</text:p>
          </table:table-cell>
          <table:table-cell table:formula="of:=[.C90]/([.D90]-[.D89])" office:value-type="float" office:value="990296.210951946" calcext:value-type="float">
            <text:p>990296.2109519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38659503.52222" calcext:value-type="float">
            <text:p>1438659503.52222</text:p>
          </table:table-cell>
          <table:table-cell office:value-type="float" office:value="65632" calcext:value-type="float">
            <text:p>65632</text:p>
          </table:table-cell>
          <table:table-cell table:formula="of:=[.B91]-[.B$2]" office:value-type="float" office:value="9.06517124176025" calcext:value-type="float">
            <text:p>9.0651712418</text:p>
          </table:table-cell>
          <table:table-cell table:formula="of:=[.C91]/([.D91]-[.D90])" office:value-type="float" office:value="990410.224029128" calcext:value-type="float">
            <text:p>990410.2240291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38659503.58855" calcext:value-type="float">
            <text:p>1438659503.58855</text:p>
          </table:table-cell>
          <table:table-cell office:value-type="float" office:value="65632" calcext:value-type="float">
            <text:p>65632</text:p>
          </table:table-cell>
          <table:table-cell table:formula="of:=[.B92]-[.B$2]" office:value-type="float" office:value="9.13149976730347" calcext:value-type="float">
            <text:p>9.1314997673</text:p>
          </table:table-cell>
          <table:table-cell table:formula="of:=[.C92]/([.D92]-[.D91])" office:value-type="float" office:value="989498.853811259" calcext:value-type="float">
            <text:p>989498.8538112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38659503.65488" calcext:value-type="float">
            <text:p>1438659503.65488</text:p>
          </table:table-cell>
          <table:table-cell office:value-type="float" office:value="65632" calcext:value-type="float">
            <text:p>65632</text:p>
          </table:table-cell>
          <table:table-cell table:formula="of:=[.B93]-[.B$2]" office:value-type="float" office:value="9.19783186912537" calcext:value-type="float">
            <text:p>9.1978318691</text:p>
          </table:table-cell>
          <table:table-cell table:formula="of:=[.C93]/([.D93]-[.D92])" office:value-type="float" office:value="989445.505227934" calcext:value-type="float">
            <text:p>989445.50522793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38659503.7212" calcext:value-type="float">
            <text:p>1438659503.7212</text:p>
          </table:table-cell>
          <table:table-cell office:value-type="float" office:value="65632" calcext:value-type="float">
            <text:p>65632</text:p>
          </table:table-cell>
          <table:table-cell table:formula="of:=[.B94]-[.B$2]" office:value-type="float" office:value="9.26414966583252" calcext:value-type="float">
            <text:p>9.2641496658</text:p>
          </table:table-cell>
          <table:table-cell table:formula="of:=[.C94]/([.D94]-[.D93])" office:value-type="float" office:value="989658.934083989" calcext:value-type="float">
            <text:p>989658.93408398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38659503.7875" calcext:value-type="float">
            <text:p>1438659503.7875</text:p>
          </table:table-cell>
          <table:table-cell office:value-type="float" office:value="65632" calcext:value-type="float">
            <text:p>65632</text:p>
          </table:table-cell>
          <table:table-cell table:formula="of:=[.B95]-[.B$2]" office:value-type="float" office:value="9.33044695854187" calcext:value-type="float">
            <text:p>9.3304469585</text:p>
          </table:table-cell>
          <table:table-cell table:formula="of:=[.C95]/([.D95]-[.D94])" office:value-type="float" office:value="989965.009396881" calcext:value-type="float">
            <text:p>989965.00939688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38659503.85388" calcext:value-type="float">
            <text:p>1438659503.85388</text:p>
          </table:table-cell>
          <table:table-cell office:value-type="float" office:value="65632" calcext:value-type="float">
            <text:p>65632</text:p>
          </table:table-cell>
          <table:table-cell table:formula="of:=[.B96]-[.B$2]" office:value-type="float" office:value="9.39682936668396" calcext:value-type="float">
            <text:p>9.3968293667</text:p>
          </table:table-cell>
          <table:table-cell table:formula="of:=[.C96]/([.D96]-[.D95])" office:value-type="float" office:value="988695.67761863" calcext:value-type="float">
            <text:p>988695.6776186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38659503.9202" calcext:value-type="float">
            <text:p>1438659503.9202</text:p>
          </table:table-cell>
          <table:table-cell office:value-type="float" office:value="65632" calcext:value-type="float">
            <text:p>65632</text:p>
          </table:table-cell>
          <table:table-cell table:formula="of:=[.B97]-[.B$2]" office:value-type="float" office:value="9.46315145492554" calcext:value-type="float">
            <text:p>9.4631514549</text:p>
          </table:table-cell>
          <table:table-cell table:formula="of:=[.C97]/([.D97]-[.D96])" office:value-type="float" office:value="989594.895759863" calcext:value-type="float">
            <text:p>989594.8957598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38659503.98648" calcext:value-type="float">
            <text:p>1438659503.98648</text:p>
          </table:table-cell>
          <table:table-cell office:value-type="float" office:value="65632" calcext:value-type="float">
            <text:p>65632</text:p>
          </table:table-cell>
          <table:table-cell table:formula="of:=[.B98]-[.B$2]" office:value-type="float" office:value="9.5294337272644" calcext:value-type="float">
            <text:p>9.5294337273</text:p>
          </table:table-cell>
          <table:table-cell table:formula="of:=[.C98]/([.D98]-[.D97])" office:value-type="float" office:value="990189.347529568" calcext:value-type="float">
            <text:p>990189.3475295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38659504.05279" calcext:value-type="float">
            <text:p>1438659504.05279</text:p>
          </table:table-cell>
          <table:table-cell office:value-type="float" office:value="65632" calcext:value-type="float">
            <text:p>65632</text:p>
          </table:table-cell>
          <table:table-cell table:formula="of:=[.B99]-[.B$2]" office:value-type="float" office:value="9.59573912620544" calcext:value-type="float">
            <text:p>9.5957391262</text:p>
          </table:table-cell>
          <table:table-cell table:formula="of:=[.C99]/([.D99]-[.D98])" office:value-type="float" office:value="989843.980252063" calcext:value-type="float">
            <text:p>989843.98025206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38659504.1191" calcext:value-type="float">
            <text:p>1438659504.1191</text:p>
          </table:table-cell>
          <table:table-cell office:value-type="float" office:value="65632" calcext:value-type="float">
            <text:p>65632</text:p>
          </table:table-cell>
          <table:table-cell table:formula="of:=[.B100]-[.B$2]" office:value-type="float" office:value="9.66204428672791" calcext:value-type="float">
            <text:p>9.6620442867</text:p>
          </table:table-cell>
          <table:table-cell table:formula="of:=[.C100]/([.D100]-[.D99])" office:value-type="float" office:value="989847.539510399" calcext:value-type="float">
            <text:p>989847.5395103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38659504.18539" calcext:value-type="float">
            <text:p>1438659504.18539</text:p>
          </table:table-cell>
          <table:table-cell office:value-type="float" office:value="65632" calcext:value-type="float">
            <text:p>65632</text:p>
          </table:table-cell>
          <table:table-cell table:formula="of:=[.B101]-[.B$2]" office:value-type="float" office:value="9.72833847999573" calcext:value-type="float">
            <text:p>9.72833848</text:p>
          </table:table-cell>
          <table:table-cell table:formula="of:=[.C101]/([.D101]-[.D100])" office:value-type="float" office:value="990011.293068353" calcext:value-type="float">
            <text:p>990011.2930683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38659504.25176" calcext:value-type="float">
            <text:p>1438659504.25176</text:p>
          </table:table-cell>
          <table:table-cell office:value-type="float" office:value="65632" calcext:value-type="float">
            <text:p>65632</text:p>
          </table:table-cell>
          <table:table-cell table:formula="of:=[.B102]-[.B$2]" office:value-type="float" office:value="9.79470753669739" calcext:value-type="float">
            <text:p>9.7947075367</text:p>
          </table:table-cell>
          <table:table-cell table:formula="of:=[.C102]/([.D102]-[.D101])" office:value-type="float" office:value="988894.573189832" calcext:value-type="float">
            <text:p>988894.57318983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38659504.31816" calcext:value-type="float">
            <text:p>1438659504.31816</text:p>
          </table:table-cell>
          <table:table-cell office:value-type="float" office:value="65632" calcext:value-type="float">
            <text:p>65632</text:p>
          </table:table-cell>
          <table:table-cell table:formula="of:=[.B103]-[.B$2]" office:value-type="float" office:value="9.8611056804657" calcext:value-type="float">
            <text:p>9.8611056805</text:p>
          </table:table-cell>
          <table:table-cell table:formula="of:=[.C103]/([.D103]-[.D102])" office:value-type="float" office:value="988461.367670399" calcext:value-type="float">
            <text:p>988461.36767039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38659504.38453" calcext:value-type="float">
            <text:p>1438659504.38453</text:p>
          </table:table-cell>
          <table:table-cell office:value-type="float" office:value="65632" calcext:value-type="float">
            <text:p>65632</text:p>
          </table:table-cell>
          <table:table-cell table:formula="of:=[.B104]-[.B$2]" office:value-type="float" office:value="9.92748332023621" calcext:value-type="float">
            <text:p>9.9274833202</text:p>
          </table:table-cell>
          <table:table-cell table:formula="of:=[.C104]/([.D104]-[.D103])" office:value-type="float" office:value="988766.702566018" calcext:value-type="float">
            <text:p>988766.7025660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38659504.4509" calcext:value-type="float">
            <text:p>1438659504.4509</text:p>
          </table:table-cell>
          <table:table-cell office:value-type="float" office:value="65632" calcext:value-type="float">
            <text:p>65632</text:p>
          </table:table-cell>
          <table:table-cell table:formula="of:=[.B105]-[.B$2]" office:value-type="float" office:value="9.99384784698486" calcext:value-type="float">
            <text:p>9.993847847</text:p>
          </table:table-cell>
          <table:table-cell table:formula="of:=[.C105]/([.D105]-[.D104])" office:value-type="float" office:value="988962.073798378" calcext:value-type="float">
            <text:p>988962.07379837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38659504.51725" calcext:value-type="float">
            <text:p>1438659504.51725</text:p>
          </table:table-cell>
          <table:table-cell office:value-type="float" office:value="65632" calcext:value-type="float">
            <text:p>65632</text:p>
          </table:table-cell>
          <table:table-cell table:formula="of:=[.B106]-[.B$2]" office:value-type="float" office:value="10.0601990222931" calcext:value-type="float">
            <text:p>10.0601990223</text:p>
          </table:table-cell>
          <table:table-cell table:formula="of:=[.C106]/([.D106]-[.D105])" office:value-type="float" office:value="989161.076576463" calcext:value-type="float">
            <text:p>989161.07657646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38659504.58362" calcext:value-type="float">
            <text:p>1438659504.58362</text:p>
          </table:table-cell>
          <table:table-cell office:value-type="float" office:value="65632" calcext:value-type="float">
            <text:p>65632</text:p>
          </table:table-cell>
          <table:table-cell table:formula="of:=[.B107]-[.B$2]" office:value-type="float" office:value="10.1265652179718" calcext:value-type="float">
            <text:p>10.126565218</text:p>
          </table:table-cell>
          <table:table-cell table:formula="of:=[.C107]/([.D107]-[.D106])" office:value-type="float" office:value="988937.204081046" calcext:value-type="float">
            <text:p>988937.20408104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38659504.64999" calcext:value-type="float">
            <text:p>1438659504.64999</text:p>
          </table:table-cell>
          <table:table-cell office:value-type="float" office:value="65632" calcext:value-type="float">
            <text:p>65632</text:p>
          </table:table-cell>
          <table:table-cell table:formula="of:=[.B108]-[.B$2]" office:value-type="float" office:value="10.1929347515106" calcext:value-type="float">
            <text:p>10.1929347515</text:p>
          </table:table-cell>
          <table:table-cell table:formula="of:=[.C108]/([.D108]-[.D107])" office:value-type="float" office:value="988887.468398629" calcext:value-type="float">
            <text:p>988887.46839862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38659504.71637" calcext:value-type="float">
            <text:p>1438659504.71637</text:p>
          </table:table-cell>
          <table:table-cell office:value-type="float" office:value="65632" calcext:value-type="float">
            <text:p>65632</text:p>
          </table:table-cell>
          <table:table-cell table:formula="of:=[.B109]-[.B$2]" office:value-type="float" office:value="10.2593159675598" calcext:value-type="float">
            <text:p>10.2593159676</text:p>
          </table:table-cell>
          <table:table-cell table:formula="of:=[.C109]/([.D109]-[.D108])" office:value-type="float" office:value="988713.432898862" calcext:value-type="float">
            <text:p>988713.43289886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38659504.78278" calcext:value-type="float">
            <text:p>1438659504.78278</text:p>
          </table:table-cell>
          <table:table-cell office:value-type="float" office:value="65632" calcext:value-type="float">
            <text:p>65632</text:p>
          </table:table-cell>
          <table:table-cell table:formula="of:=[.B110]-[.B$2]" office:value-type="float" office:value="10.32572722435" calcext:value-type="float">
            <text:p>10.3257272244</text:p>
          </table:table-cell>
          <table:table-cell table:formula="of:=[.C110]/([.D110]-[.D109])" office:value-type="float" office:value="988266.194199225" calcext:value-type="float">
            <text:p>988266.19419922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38659504.8491" calcext:value-type="float">
            <text:p>1438659504.8491</text:p>
          </table:table-cell>
          <table:table-cell office:value-type="float" office:value="65632" calcext:value-type="float">
            <text:p>65632</text:p>
          </table:table-cell>
          <table:table-cell table:formula="of:=[.B111]-[.B$2]" office:value-type="float" office:value="10.3920500278473" calcext:value-type="float">
            <text:p>10.3920500278</text:p>
          </table:table-cell>
          <table:table-cell table:formula="of:=[.C111]/([.D111]-[.D110])" office:value-type="float" office:value="989584.223511565" calcext:value-type="float">
            <text:p>989584.22351156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38659504.91535" calcext:value-type="float">
            <text:p>1438659504.91535</text:p>
          </table:table-cell>
          <table:table-cell office:value-type="float" office:value="65632" calcext:value-type="float">
            <text:p>65632</text:p>
          </table:table-cell>
          <table:table-cell table:formula="of:=[.B112]-[.B$2]" office:value-type="float" office:value="10.4582979679108" calcext:value-type="float">
            <text:p>10.4582979679</text:p>
          </table:table-cell>
          <table:table-cell table:formula="of:=[.C112]/([.D112]-[.D111])" office:value-type="float" office:value="990702.502404054" calcext:value-type="float">
            <text:p>990702.50240405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38659504.98158" calcext:value-type="float">
            <text:p>1438659504.98158</text:p>
          </table:table-cell>
          <table:table-cell office:value-type="float" office:value="65632" calcext:value-type="float">
            <text:p>65632</text:p>
          </table:table-cell>
          <table:table-cell table:formula="of:=[.B113]-[.B$2]" office:value-type="float" office:value="10.524530172348" calcext:value-type="float">
            <text:p>10.5245301723</text:p>
          </table:table-cell>
          <table:table-cell table:formula="of:=[.C113]/([.D113]-[.D112])" office:value-type="float" office:value="990937.876183414" calcext:value-type="float">
            <text:p>990937.87618341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38659505.04583" calcext:value-type="float">
            <text:p>1438659505.04583</text:p>
          </table:table-cell>
          <table:table-cell office:value-type="float" office:value="65632" calcext:value-type="float">
            <text:p>65632</text:p>
          </table:table-cell>
          <table:table-cell table:formula="of:=[.B114]-[.B$2]" office:value-type="float" office:value="10.5887775421143" calcext:value-type="float">
            <text:p>10.5887775421</text:p>
          </table:table-cell>
          <table:table-cell table:formula="of:=[.C114]/([.D114]-[.D113])" office:value-type="float" office:value="1021551.54738323" calcext:value-type="float">
            <text:p>1021551.5473832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38659505.10903" calcext:value-type="float">
            <text:p>1438659505.10903</text:p>
          </table:table-cell>
          <table:table-cell office:value-type="float" office:value="65632" calcext:value-type="float">
            <text:p>65632</text:p>
          </table:table-cell>
          <table:table-cell table:formula="of:=[.B115]-[.B$2]" office:value-type="float" office:value="10.6519815921783" calcext:value-type="float">
            <text:p>10.6519815922</text:p>
          </table:table-cell>
          <table:table-cell table:formula="of:=[.C115]/([.D115]-[.D114])" office:value-type="float" office:value="1038414.46764015" calcext:value-type="float">
            <text:p>1038414.467640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38659505.17225" calcext:value-type="float">
            <text:p>1438659505.17225</text:p>
          </table:table-cell>
          <table:table-cell office:value-type="float" office:value="65632" calcext:value-type="float">
            <text:p>65632</text:p>
          </table:table-cell>
          <table:table-cell table:formula="of:=[.B116]-[.B$2]" office:value-type="float" office:value="10.7151951789856" calcext:value-type="float">
            <text:p>10.715195179</text:p>
          </table:table-cell>
          <table:table-cell table:formula="of:=[.C116]/([.D116]-[.D115])" office:value-type="float" office:value="1038257.8068244" calcext:value-type="float">
            <text:p>1038257.80682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38659505.23542" calcext:value-type="float">
            <text:p>1438659505.23542</text:p>
          </table:table-cell>
          <table:table-cell office:value-type="float" office:value="65632" calcext:value-type="float">
            <text:p>65632</text:p>
          </table:table-cell>
          <table:table-cell table:formula="of:=[.B117]-[.B$2]" office:value-type="float" office:value="10.7783706188202" calcext:value-type="float">
            <text:p>10.7783706188</text:p>
          </table:table-cell>
          <table:table-cell table:formula="of:=[.C117]/([.D117]-[.D116])" office:value-type="float" office:value="1038884.73387502" calcext:value-type="float">
            <text:p>1038884.7338750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38659505.29856" calcext:value-type="float">
            <text:p>1438659505.29856</text:p>
          </table:table-cell>
          <table:table-cell office:value-type="float" office:value="65632" calcext:value-type="float">
            <text:p>65632</text:p>
          </table:table-cell>
          <table:table-cell table:formula="of:=[.B118]-[.B$2]" office:value-type="float" office:value="10.8415129184723" calcext:value-type="float">
            <text:p>10.8415129185</text:p>
          </table:table-cell>
          <table:table-cell table:formula="of:=[.C118]/([.D118]-[.D117])" office:value-type="float" office:value="1039429.99164772" calcext:value-type="float">
            <text:p>1039429.9916477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38659505.36172" calcext:value-type="float">
            <text:p>1438659505.36172</text:p>
          </table:table-cell>
          <table:table-cell office:value-type="float" office:value="65632" calcext:value-type="float">
            <text:p>65632</text:p>
          </table:table-cell>
          <table:table-cell table:formula="of:=[.B119]-[.B$2]" office:value-type="float" office:value="10.9046657085419" calcext:value-type="float">
            <text:p>10.9046657085</text:p>
          </table:table-cell>
          <table:table-cell table:formula="of:=[.C119]/([.D119]-[.D118])" office:value-type="float" office:value="1039257.33016211" calcext:value-type="float">
            <text:p>1039257.330162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38659505.42487" calcext:value-type="float">
            <text:p>1438659505.42487</text:p>
          </table:table-cell>
          <table:table-cell office:value-type="float" office:value="65632" calcext:value-type="float">
            <text:p>65632</text:p>
          </table:table-cell>
          <table:table-cell table:formula="of:=[.B120]-[.B$2]" office:value-type="float" office:value="10.9678237438202" calcext:value-type="float">
            <text:p>10.9678237438</text:p>
          </table:table-cell>
          <table:table-cell table:formula="of:=[.C120]/([.D120]-[.D119])" office:value-type="float" office:value="1039171.02092834" calcext:value-type="float">
            <text:p>1039171.0209283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38659505.48804" calcext:value-type="float">
            <text:p>1438659505.48804</text:p>
          </table:table-cell>
          <table:table-cell office:value-type="float" office:value="65632" calcext:value-type="float">
            <text:p>65632</text:p>
          </table:table-cell>
          <table:table-cell table:formula="of:=[.B121]-[.B$2]" office:value-type="float" office:value="11.0309898853302" calcext:value-type="float">
            <text:p>11.0309898853</text:p>
          </table:table-cell>
          <table:table-cell table:formula="of:=[.C121]/([.D121]-[.D120])" office:value-type="float" office:value="1039037.66212472" calcext:value-type="float">
            <text:p>1039037.6621247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38659505.55121" calcext:value-type="float">
            <text:p>1438659505.55121</text:p>
          </table:table-cell>
          <table:table-cell office:value-type="float" office:value="65632" calcext:value-type="float">
            <text:p>65632</text:p>
          </table:table-cell>
          <table:table-cell table:formula="of:=[.B122]-[.B$2]" office:value-type="float" office:value="11.0941586494446" calcext:value-type="float">
            <text:p>11.0941586494</text:p>
          </table:table-cell>
          <table:table-cell table:formula="of:=[.C122]/([.D122]-[.D121])" office:value-type="float" office:value="1038994.52395744" calcext:value-type="float">
            <text:p>1038994.5239574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38659505.61436" calcext:value-type="float">
            <text:p>1438659505.61436</text:p>
          </table:table-cell>
          <table:table-cell office:value-type="float" office:value="65632" calcext:value-type="float">
            <text:p>65632</text:p>
          </table:table-cell>
          <table:table-cell table:formula="of:=[.B123]-[.B$2]" office:value-type="float" office:value="11.1573126316071" calcext:value-type="float">
            <text:p>11.1573126316</text:p>
          </table:table-cell>
          <table:table-cell table:formula="of:=[.C123]/([.D123]-[.D122])" office:value-type="float" office:value="1039237.71316826" calcext:value-type="float">
            <text:p>1039237.7131682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38659505.67754" calcext:value-type="float">
            <text:p>1438659505.67754</text:p>
          </table:table-cell>
          <table:table-cell office:value-type="float" office:value="65632" calcext:value-type="float">
            <text:p>65632</text:p>
          </table:table-cell>
          <table:table-cell table:formula="of:=[.B124]-[.B$2]" office:value-type="float" office:value="11.2204916477203" calcext:value-type="float">
            <text:p>11.2204916477</text:p>
          </table:table-cell>
          <table:table-cell table:formula="of:=[.C124]/([.D124]-[.D123])" office:value-type="float" office:value="1038825.92730347" calcext:value-type="float">
            <text:p>1038825.9273034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38659505.74072" calcext:value-type="float">
            <text:p>1438659505.74072</text:p>
          </table:table-cell>
          <table:table-cell office:value-type="float" office:value="65632" calcext:value-type="float">
            <text:p>65632</text:p>
          </table:table-cell>
          <table:table-cell table:formula="of:=[.B125]-[.B$2]" office:value-type="float" office:value="11.2836735248566" calcext:value-type="float">
            <text:p>11.2836735249</text:p>
          </table:table-cell>
          <table:table-cell table:formula="of:=[.C125]/([.D125]-[.D124])" office:value-type="float" office:value="1038778.88683944" calcext:value-type="float">
            <text:p>1038778.8868394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38659505.80391" calcext:value-type="float">
            <text:p>1438659505.80391</text:p>
          </table:table-cell>
          <table:table-cell office:value-type="float" office:value="65632" calcext:value-type="float">
            <text:p>65632</text:p>
          </table:table-cell>
          <table:table-cell table:formula="of:=[.B126]-[.B$2]" office:value-type="float" office:value="11.346860408783" calcext:value-type="float">
            <text:p>11.3468604088</text:p>
          </table:table-cell>
          <table:table-cell table:formula="of:=[.C126]/([.D126]-[.D125])" office:value-type="float" office:value="1038696.57627771" calcext:value-type="float">
            <text:p>1038696.5762777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38659505.86706" calcext:value-type="float">
            <text:p>1438659505.86706</text:p>
          </table:table-cell>
          <table:table-cell office:value-type="float" office:value="65632" calcext:value-type="float">
            <text:p>65632</text:p>
          </table:table-cell>
          <table:table-cell table:formula="of:=[.B127]-[.B$2]" office:value-type="float" office:value="11.4100046157837" calcext:value-type="float">
            <text:p>11.4100046158</text:p>
          </table:table-cell>
          <table:table-cell table:formula="of:=[.C127]/([.D127]-[.D126])" office:value-type="float" office:value="1039398.59438315" calcext:value-type="float">
            <text:p>1039398.5943831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38659505.93022" calcext:value-type="float">
            <text:p>1438659505.93022</text:p>
          </table:table-cell>
          <table:table-cell office:value-type="float" office:value="65632" calcext:value-type="float">
            <text:p>65632</text:p>
          </table:table-cell>
          <table:table-cell table:formula="of:=[.B128]-[.B$2]" office:value-type="float" office:value="11.4731698036194" calcext:value-type="float">
            <text:p>11.4731698036</text:p>
          </table:table-cell>
          <table:table-cell table:formula="of:=[.C128]/([.D128]-[.D127])" office:value-type="float" office:value="1039053.34961915" calcext:value-type="float">
            <text:p>1039053.3496191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38659505.99339" calcext:value-type="float">
            <text:p>1438659505.99339</text:p>
          </table:table-cell>
          <table:table-cell office:value-type="float" office:value="65632" calcext:value-type="float">
            <text:p>65632</text:p>
          </table:table-cell>
          <table:table-cell table:formula="of:=[.B129]-[.B$2]" office:value-type="float" office:value="11.5363366603851" calcext:value-type="float">
            <text:p>11.5363366604</text:p>
          </table:table-cell>
          <table:table-cell table:formula="of:=[.C129]/([.D129]-[.D128])" office:value-type="float" office:value="1039025.89681476" calcext:value-type="float">
            <text:p>1039025.896814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38659506.05359" calcext:value-type="float">
            <text:p>1438659506.05359</text:p>
          </table:table-cell>
          <table:table-cell office:value-type="float" office:value="65632" calcext:value-type="float">
            <text:p>65632</text:p>
          </table:table-cell>
          <table:table-cell table:formula="of:=[.B130]-[.B$2]" office:value-type="float" office:value="11.5965359210968" calcext:value-type="float">
            <text:p>11.5965359211</text:p>
          </table:table-cell>
          <table:table-cell table:formula="of:=[.C130]/([.D130]-[.D129])" office:value-type="float" office:value="1090245.94694527" calcext:value-type="float">
            <text:p>1090245.946945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38659506.11374" calcext:value-type="float">
            <text:p>1438659506.11374</text:p>
          </table:table-cell>
          <table:table-cell office:value-type="float" office:value="65632" calcext:value-type="float">
            <text:p>65632</text:p>
          </table:table-cell>
          <table:table-cell table:formula="of:=[.B131]-[.B$2]" office:value-type="float" office:value="11.6566853523254" calcext:value-type="float">
            <text:p>11.6566853523</text:p>
          </table:table-cell>
          <table:table-cell table:formula="of:=[.C131]/([.D131]-[.D130])" office:value-type="float" office:value="1091149.1373962" calcext:value-type="float">
            <text:p>1091149.13739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38659506.17387" calcext:value-type="float">
            <text:p>1438659506.17387</text:p>
          </table:table-cell>
          <table:table-cell office:value-type="float" office:value="65632" calcext:value-type="float">
            <text:p>65632</text:p>
          </table:table-cell>
          <table:table-cell table:formula="of:=[.B132]-[.B$2]" office:value-type="float" office:value="11.7168161869049" calcext:value-type="float">
            <text:p>11.7168161869</text:p>
          </table:table-cell>
          <table:table-cell table:formula="of:=[.C132]/([.D132]-[.D131])" office:value-type="float" office:value="1091486.59683514" calcext:value-type="float">
            <text:p>1091486.5968351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38659506.23401" calcext:value-type="float">
            <text:p>1438659506.23401</text:p>
          </table:table-cell>
          <table:table-cell office:value-type="float" office:value="65632" calcext:value-type="float">
            <text:p>65632</text:p>
          </table:table-cell>
          <table:table-cell table:formula="of:=[.B133]-[.B$2]" office:value-type="float" office:value="11.7769622802734" calcext:value-type="float">
            <text:p>11.7769622803</text:p>
          </table:table-cell>
          <table:table-cell table:formula="of:=[.C133]/([.D133]-[.D132])" office:value-type="float" office:value="1091209.69167284" calcext:value-type="float">
            <text:p>1091209.6916728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38659506.29416" calcext:value-type="float">
            <text:p>1438659506.29416</text:p>
          </table:table-cell>
          <table:table-cell office:value-type="float" office:value="65632" calcext:value-type="float">
            <text:p>65632</text:p>
          </table:table-cell>
          <table:table-cell table:formula="of:=[.B134]-[.B$2]" office:value-type="float" office:value="11.8371133804321" calcext:value-type="float">
            <text:p>11.8371133804</text:p>
          </table:table-cell>
          <table:table-cell table:formula="of:=[.C134]/([.D134]-[.D133])" office:value-type="float" office:value="1091118.86277805" calcext:value-type="float">
            <text:p>1091118.8627780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38659506.35432" calcext:value-type="float">
            <text:p>1438659506.35432</text:p>
          </table:table-cell>
          <table:table-cell office:value-type="float" office:value="65632" calcext:value-type="float">
            <text:p>65632</text:p>
          </table:table-cell>
          <table:table-cell table:formula="of:=[.B135]-[.B$2]" office:value-type="float" office:value="11.8972663879395" calcext:value-type="float">
            <text:p>11.8972663879</text:p>
          </table:table-cell>
          <table:table-cell table:formula="of:=[.C135]/([.D135]-[.D134])" office:value-type="float" office:value="1091084.2652715" calcext:value-type="float">
            <text:p>1091084.265271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38659506.41446" calcext:value-type="float">
            <text:p>1438659506.41446</text:p>
          </table:table-cell>
          <table:table-cell office:value-type="float" office:value="65632" calcext:value-type="float">
            <text:p>65632</text:p>
          </table:table-cell>
          <table:table-cell table:formula="of:=[.B136]-[.B$2]" office:value-type="float" office:value="11.9574127197266" calcext:value-type="float">
            <text:p>11.9574127197</text:p>
          </table:table-cell>
          <table:table-cell table:formula="of:=[.C136]/([.D136]-[.D135])" office:value-type="float" office:value="1091205.36614448" calcext:value-type="float">
            <text:p>1091205.3661444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38659506.47461" calcext:value-type="float">
            <text:p>1438659506.47461</text:p>
          </table:table-cell>
          <table:table-cell office:value-type="float" office:value="65632" calcext:value-type="float">
            <text:p>65632</text:p>
          </table:table-cell>
          <table:table-cell table:formula="of:=[.B137]-[.B$2]" office:value-type="float" office:value="12.017557144165" calcext:value-type="float">
            <text:p>12.0175571442</text:p>
          </table:table-cell>
          <table:table-cell table:formula="of:=[.C137]/([.D137]-[.D136])" office:value-type="float" office:value="1091239.97133162" calcext:value-type="float">
            <text:p>1091239.9713316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38659506.53477" calcext:value-type="float">
            <text:p>1438659506.53477</text:p>
          </table:table-cell>
          <table:table-cell office:value-type="float" office:value="65632" calcext:value-type="float">
            <text:p>65632</text:p>
          </table:table-cell>
          <table:table-cell table:formula="of:=[.B138]-[.B$2]" office:value-type="float" office:value="12.0777142047882" calcext:value-type="float">
            <text:p>12.0777142048</text:p>
          </table:table-cell>
          <table:table-cell table:formula="of:=[.C138]/([.D138]-[.D137])" office:value-type="float" office:value="1091010.75285454" calcext:value-type="float">
            <text:p>1091010.7528545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38659506.59491" calcext:value-type="float">
            <text:p>1438659506.59491</text:p>
          </table:table-cell>
          <table:table-cell office:value-type="float" office:value="65632" calcext:value-type="float">
            <text:p>65632</text:p>
          </table:table-cell>
          <table:table-cell table:formula="of:=[.B139]-[.B$2]" office:value-type="float" office:value="12.1378638744354" calcext:value-type="float">
            <text:p>12.1378638744</text:p>
          </table:table-cell>
          <table:table-cell table:formula="of:=[.C139]/([.D139]-[.D138])" office:value-type="float" office:value="1091144.81234789" calcext:value-type="float">
            <text:p>1091144.8123478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38659506.65506" calcext:value-type="float">
            <text:p>1438659506.65506</text:p>
          </table:table-cell>
          <table:table-cell office:value-type="float" office:value="65632" calcext:value-type="float">
            <text:p>65632</text:p>
          </table:table-cell>
          <table:table-cell table:formula="of:=[.B140]-[.B$2]" office:value-type="float" office:value="12.198009967804" calcext:value-type="float">
            <text:p>12.1980099678</text:p>
          </table:table-cell>
          <table:table-cell table:formula="of:=[.C140]/([.D140]-[.D139])" office:value-type="float" office:value="1091209.69167284" calcext:value-type="float">
            <text:p>1091209.6916728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38659506.71521" calcext:value-type="float">
            <text:p>1438659506.71521</text:p>
          </table:table-cell>
          <table:table-cell office:value-type="float" office:value="65632" calcext:value-type="float">
            <text:p>65632</text:p>
          </table:table-cell>
          <table:table-cell table:formula="of:=[.B141]-[.B$2]" office:value-type="float" office:value="12.2581541538239" calcext:value-type="float">
            <text:p>12.2581541538</text:p>
          </table:table-cell>
          <table:table-cell table:formula="of:=[.C141]/([.D141]-[.D140])" office:value-type="float" office:value="1091244.29713434" calcext:value-type="float">
            <text:p>1091244.297134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38659506.77535" calcext:value-type="float">
            <text:p>1438659506.77535</text:p>
          </table:table-cell>
          <table:table-cell office:value-type="float" office:value="65632" calcext:value-type="float">
            <text:p>65632</text:p>
          </table:table-cell>
          <table:table-cell table:formula="of:=[.B142]-[.B$2]" office:value-type="float" office:value="12.3182981014252" calcext:value-type="float">
            <text:p>12.3182981014</text:p>
          </table:table-cell>
          <table:table-cell table:formula="of:=[.C142]/([.D142]-[.D141])" office:value-type="float" office:value="1091248.62297136" calcext:value-type="float">
            <text:p>1091248.6229713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38659506.83549" calcext:value-type="float">
            <text:p>1438659506.83549</text:p>
          </table:table-cell>
          <table:table-cell office:value-type="float" office:value="65632" calcext:value-type="float">
            <text:p>65632</text:p>
          </table:table-cell>
          <table:table-cell table:formula="of:=[.B143]-[.B$2]" office:value-type="float" office:value="12.3784439563751" calcext:value-type="float">
            <text:p>12.3784439564</text:p>
          </table:table-cell>
          <table:table-cell table:formula="of:=[.C143]/([.D143]-[.D142])" office:value-type="float" office:value="1091214.0172355" calcext:value-type="float">
            <text:p>1091214.017235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38659506.89567" calcext:value-type="float">
            <text:p>1438659506.89567</text:p>
          </table:table-cell>
          <table:table-cell office:value-type="float" office:value="65632" calcext:value-type="float">
            <text:p>65632</text:p>
          </table:table-cell>
          <table:table-cell table:formula="of:=[.B144]-[.B$2]" office:value-type="float" office:value="12.4386167526245" calcext:value-type="float">
            <text:p>12.4386167526</text:p>
          </table:table-cell>
          <table:table-cell table:formula="of:=[.C144]/([.D144]-[.D143])" office:value-type="float" office:value="1090725.44556488" calcext:value-type="float">
            <text:p>1090725.4455648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38659506.95581" calcext:value-type="float">
            <text:p>1438659506.95581</text:p>
          </table:table-cell>
          <table:table-cell office:value-type="float" office:value="65632" calcext:value-type="float">
            <text:p>65632</text:p>
          </table:table-cell>
          <table:table-cell table:formula="of:=[.B145]-[.B$2]" office:value-type="float" office:value="12.4987616539001" calcext:value-type="float">
            <text:p>12.4987616539</text:p>
          </table:table-cell>
          <table:table-cell table:formula="of:=[.C145]/([.D145]-[.D144])" office:value-type="float" office:value="1091231.31982907" calcext:value-type="float">
            <text:p>1091231.3198290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8659510.02211" calcext:value-type="float">
            <text:p>1438659510.02211</text:p>
          </table:table-cell>
          <table:table-cell office:value-type="float" office:value="65632" calcext:value-type="float">
            <text:p>65632</text:p>
          </table:table-cell>
          <table:table-cell table:formula="of:=[.B146]-[.B$2]" office:value-type="float" office:value="15.5650625228882" calcext:value-type="float">
            <text:p>15.5650625229</text:p>
          </table:table-cell>
          <table:table-cell table:formula="of:=[.C146]/([.D146]-[.D145])" office:value-type="float" office:value="21404.2922740521" calcext:value-type="float">
            <text:p>21404.292274052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38659510.10449" calcext:value-type="float">
            <text:p>1438659510.10449</text:p>
          </table:table-cell>
          <table:table-cell office:value-type="float" office:value="65632" calcext:value-type="float">
            <text:p>65632</text:p>
          </table:table-cell>
          <table:table-cell table:formula="of:=[.B147]-[.B$2]" office:value-type="float" office:value="15.6474404335022" calcext:value-type="float">
            <text:p>15.6474404335</text:p>
          </table:table-cell>
          <table:table-cell table:formula="of:=[.C147]/([.D147]-[.D146])" office:value-type="float" office:value="796718.434721201" calcext:value-type="float">
            <text:p>796718.4347212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8659510.18678" calcext:value-type="float">
            <text:p>1438659510.18678</text:p>
          </table:table-cell>
          <table:table-cell office:value-type="float" office:value="65632" calcext:value-type="float">
            <text:p>65632</text:p>
          </table:table-cell>
          <table:table-cell table:formula="of:=[.B148]-[.B$2]" office:value-type="float" office:value="15.7297258377075" calcext:value-type="float">
            <text:p>15.7297258377</text:p>
          </table:table-cell>
          <table:table-cell table:formula="of:=[.C148]/([.D148]-[.D147])" office:value-type="float" office:value="797614.116790775" calcext:value-type="float">
            <text:p>797614.11679077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38659510.26914" calcext:value-type="float">
            <text:p>1438659510.26914</text:p>
          </table:table-cell>
          <table:table-cell office:value-type="float" office:value="65632" calcext:value-type="float">
            <text:p>65632</text:p>
          </table:table-cell>
          <table:table-cell table:formula="of:=[.B149]-[.B$2]" office:value-type="float" office:value="15.8120923042297" calcext:value-type="float">
            <text:p>15.8120923042</text:p>
          </table:table-cell>
          <table:table-cell table:formula="of:=[.C149]/([.D149]-[.D148])" office:value-type="float" office:value="796829.131698845" calcext:value-type="float">
            <text:p>796829.13169884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38659510.35152" calcext:value-type="float">
            <text:p>1438659510.35152</text:p>
          </table:table-cell>
          <table:table-cell office:value-type="float" office:value="65632" calcext:value-type="float">
            <text:p>65632</text:p>
          </table:table-cell>
          <table:table-cell table:formula="of:=[.B150]-[.B$2]" office:value-type="float" office:value="15.8944709300995" calcext:value-type="float">
            <text:p>15.8944709301</text:p>
          </table:table-cell>
          <table:table-cell table:formula="of:=[.C150]/([.D150]-[.D149])" office:value-type="float" office:value="796711.5171813" calcext:value-type="float">
            <text:p>796711.517181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38659510.43383" calcext:value-type="float">
            <text:p>1438659510.43383</text:p>
          </table:table-cell>
          <table:table-cell office:value-type="float" office:value="65632" calcext:value-type="float">
            <text:p>65632</text:p>
          </table:table-cell>
          <table:table-cell table:formula="of:=[.B151]-[.B$2]" office:value-type="float" office:value="15.9767754077911" calcext:value-type="float">
            <text:p>15.9767754078</text:p>
          </table:table-cell>
          <table:table-cell table:formula="of:=[.C151]/([.D151]-[.D150])" office:value-type="float" office:value="797429.275304887" calcext:value-type="float">
            <text:p>797429.2753048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38659510.51612" calcext:value-type="float">
            <text:p>1438659510.51612</text:p>
          </table:table-cell>
          <table:table-cell office:value-type="float" office:value="65632" calcext:value-type="float">
            <text:p>65632</text:p>
          </table:table-cell>
          <table:table-cell table:formula="of:=[.B152]-[.B$2]" office:value-type="float" office:value="16.0590653419495" calcext:value-type="float">
            <text:p>16.0590653419</text:p>
          </table:table-cell>
          <table:table-cell table:formula="of:=[.C152]/([.D152]-[.D151])" office:value-type="float" office:value="797570.209179224" calcext:value-type="float">
            <text:p>797570.20917922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38659510.59841" calcext:value-type="float">
            <text:p>1438659510.59841</text:p>
          </table:table-cell>
          <table:table-cell office:value-type="float" office:value="65632" calcext:value-type="float">
            <text:p>65632</text:p>
          </table:table-cell>
          <table:table-cell table:formula="of:=[.B153]-[.B$2]" office:value-type="float" office:value="16.1413617134094" calcext:value-type="float">
            <text:p>16.1413617134</text:p>
          </table:table-cell>
          <table:table-cell table:formula="of:=[.C153]/([.D153]-[.D152])" office:value-type="float" office:value="797507.822467379" calcext:value-type="float">
            <text:p>797507.82246737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38659510.68076" calcext:value-type="float">
            <text:p>1438659510.68076</text:p>
          </table:table-cell>
          <table:table-cell office:value-type="float" office:value="65632" calcext:value-type="float">
            <text:p>65632</text:p>
          </table:table-cell>
          <table:table-cell table:formula="of:=[.B154]-[.B$2]" office:value-type="float" office:value="16.2237043380737" calcext:value-type="float">
            <text:p>16.2237043381</text:p>
          </table:table-cell>
          <table:table-cell table:formula="of:=[.C154]/([.D154]-[.D153])" office:value-type="float" office:value="797059.849228364" calcext:value-type="float">
            <text:p>797059.84922836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38659510.76308" calcext:value-type="float">
            <text:p>1438659510.76308</text:p>
          </table:table-cell>
          <table:table-cell office:value-type="float" office:value="65632" calcext:value-type="float">
            <text:p>65632</text:p>
          </table:table-cell>
          <table:table-cell table:formula="of:=[.B155]-[.B$2]" office:value-type="float" office:value="16.3060297966003" calcext:value-type="float">
            <text:p>16.3060297966</text:p>
          </table:table-cell>
          <table:table-cell table:formula="of:=[.C155]/([.D155]-[.D154])" office:value-type="float" office:value="797226.048595706" calcext:value-type="float">
            <text:p>797226.04859570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38659510.84544" calcext:value-type="float">
            <text:p>1438659510.84544</text:p>
          </table:table-cell>
          <table:table-cell office:value-type="float" office:value="65632" calcext:value-type="float">
            <text:p>65632</text:p>
          </table:table-cell>
          <table:table-cell table:formula="of:=[.B156]-[.B$2]" office:value-type="float" office:value="16.3883905410767" calcext:value-type="float">
            <text:p>16.3883905411</text:p>
          </table:table-cell>
          <table:table-cell table:formula="of:=[.C156]/([.D156]-[.D155])" office:value-type="float" office:value="796884.491723743" calcext:value-type="float">
            <text:p>796884.49172374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38659510.92781" calcext:value-type="float">
            <text:p>1438659510.92781</text:p>
          </table:table-cell>
          <table:table-cell office:value-type="float" office:value="65632" calcext:value-type="float">
            <text:p>65632</text:p>
          </table:table-cell>
          <table:table-cell table:formula="of:=[.B157]-[.B$2]" office:value-type="float" office:value="16.4707593917847" calcext:value-type="float">
            <text:p>16.4707593918</text:p>
          </table:table-cell>
          <table:table-cell table:formula="of:=[.C157]/([.D157]-[.D156])" office:value-type="float" office:value="796806.067291884" calcext:value-type="float">
            <text:p>796806.06729188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38659511.01018" calcext:value-type="float">
            <text:p>1438659511.01018</text:p>
          </table:table-cell>
          <table:table-cell office:value-type="float" office:value="65632" calcext:value-type="float">
            <text:p>65632</text:p>
          </table:table-cell>
          <table:table-cell table:formula="of:=[.B158]-[.B$2]" office:value-type="float" office:value="16.5531322956085" calcext:value-type="float">
            <text:p>16.5531322956</text:p>
          </table:table-cell>
          <table:table-cell table:formula="of:=[.C158]/([.D158]-[.D157])" office:value-type="float" office:value="796766.860864204" calcext:value-type="float">
            <text:p>796766.8608642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38659511.08853" calcext:value-type="float">
            <text:p>1438659511.08853</text:p>
          </table:table-cell>
          <table:table-cell office:value-type="float" office:value="65632" calcext:value-type="float">
            <text:p>65632</text:p>
          </table:table-cell>
          <table:table-cell table:formula="of:=[.B159]-[.B$2]" office:value-type="float" office:value="16.6314792633057" calcext:value-type="float">
            <text:p>16.6314792633</text:p>
          </table:table-cell>
          <table:table-cell table:formula="of:=[.C159]/([.D159]-[.D158])" office:value-type="float" office:value="837709.511026715" calcext:value-type="float">
            <text:p>837709.51102671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38659511.16694" calcext:value-type="float">
            <text:p>1438659511.16694</text:p>
          </table:table-cell>
          <table:table-cell office:value-type="float" office:value="65632" calcext:value-type="float">
            <text:p>65632</text:p>
          </table:table-cell>
          <table:table-cell table:formula="of:=[.B160]-[.B$2]" office:value-type="float" office:value="16.7098875045776" calcext:value-type="float">
            <text:p>16.7098875046</text:p>
          </table:table-cell>
          <table:table-cell table:formula="of:=[.C160]/([.D160]-[.D159])" office:value-type="float" office:value="837054.867387523" calcext:value-type="float">
            <text:p>837054.86738752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38659511.24529" calcext:value-type="float">
            <text:p>1438659511.24529</text:p>
          </table:table-cell>
          <table:table-cell office:value-type="float" office:value="65632" calcext:value-type="float">
            <text:p>65632</text:p>
          </table:table-cell>
          <table:table-cell table:formula="of:=[.B161]-[.B$2]" office:value-type="float" office:value="16.7882356643677" calcext:value-type="float">
            <text:p>16.7882356644</text:p>
          </table:table-cell>
          <table:table-cell table:formula="of:=[.C161]/([.D161]-[.D160])" office:value-type="float" office:value="837696.765002313" calcext:value-type="float">
            <text:p>837696.7650023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38659511.32363" calcext:value-type="float">
            <text:p>1438659511.32363</text:p>
          </table:table-cell>
          <table:table-cell office:value-type="float" office:value="65632" calcext:value-type="float">
            <text:p>65632</text:p>
          </table:table-cell>
          <table:table-cell table:formula="of:=[.B162]-[.B$2]" office:value-type="float" office:value="16.8665764331818" calcext:value-type="float">
            <text:p>16.8665764332</text:p>
          </table:table-cell>
          <table:table-cell table:formula="of:=[.C162]/([.D162]-[.D161])" office:value-type="float" office:value="837775.796606662" calcext:value-type="float">
            <text:p>837775.79660666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38659511.40198" calcext:value-type="float">
            <text:p>1438659511.40198</text:p>
          </table:table-cell>
          <table:table-cell office:value-type="float" office:value="65632" calcext:value-type="float">
            <text:p>65632</text:p>
          </table:table-cell>
          <table:table-cell table:formula="of:=[.B163]-[.B$2]" office:value-type="float" office:value="16.9449300765991" calcext:value-type="float">
            <text:p>16.9449300766</text:p>
          </table:table-cell>
          <table:table-cell table:formula="of:=[.C163]/([.D163]-[.D162])" office:value-type="float" office:value="837638.138285474" calcext:value-type="float">
            <text:p>837638.13828547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38659511.4803" calcext:value-type="float">
            <text:p>1438659511.4803</text:p>
          </table:table-cell>
          <table:table-cell office:value-type="float" office:value="65632" calcext:value-type="float">
            <text:p>65632</text:p>
          </table:table-cell>
          <table:table-cell table:formula="of:=[.B164]-[.B$2]" office:value-type="float" office:value="17.023246049881" calcext:value-type="float">
            <text:p>17.0232460499</text:p>
          </table:table-cell>
          <table:table-cell table:formula="of:=[.C164]/([.D164]-[.D163])" office:value-type="float" office:value="838041.043859462" calcext:value-type="float">
            <text:p>838041.0438594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38659511.55864" calcext:value-type="float">
            <text:p>1438659511.55864</text:p>
          </table:table-cell>
          <table:table-cell office:value-type="float" office:value="65632" calcext:value-type="float">
            <text:p>65632</text:p>
          </table:table-cell>
          <table:table-cell table:formula="of:=[.B165]-[.B$2]" office:value-type="float" office:value="17.101588010788" calcext:value-type="float">
            <text:p>17.1015880108</text:p>
          </table:table-cell>
          <table:table-cell table:formula="of:=[.C165]/([.D165]-[.D164])" office:value-type="float" office:value="837763.048565081" calcext:value-type="float">
            <text:p>837763.04856508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38659511.63701" calcext:value-type="float">
            <text:p>1438659511.63701</text:p>
          </table:table-cell>
          <table:table-cell office:value-type="float" office:value="65632" calcext:value-type="float">
            <text:p>65632</text:p>
          </table:table-cell>
          <table:table-cell table:formula="of:=[.B166]-[.B$2]" office:value-type="float" office:value="17.179958820343" calcext:value-type="float">
            <text:p>17.1799588203</text:p>
          </table:table-cell>
          <table:table-cell table:formula="of:=[.C166]/([.D166]-[.D165])" office:value-type="float" office:value="837454.664212637" calcext:value-type="float">
            <text:p>837454.66421263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38659511.71536" calcext:value-type="float">
            <text:p>1438659511.71536</text:p>
          </table:table-cell>
          <table:table-cell office:value-type="float" office:value="65632" calcext:value-type="float">
            <text:p>65632</text:p>
          </table:table-cell>
          <table:table-cell table:formula="of:=[.B167]-[.B$2]" office:value-type="float" office:value="17.2583117485046" calcext:value-type="float">
            <text:p>17.2583117485</text:p>
          </table:table-cell>
          <table:table-cell table:formula="of:=[.C167]/([.D167]-[.D166])" office:value-type="float" office:value="837645.784783164" calcext:value-type="float">
            <text:p>837645.78478316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38659511.79374" calcext:value-type="float">
            <text:p>1438659511.79374</text:p>
          </table:table-cell>
          <table:table-cell office:value-type="float" office:value="65632" calcext:value-type="float">
            <text:p>65632</text:p>
          </table:table-cell>
          <table:table-cell table:formula="of:=[.B168]-[.B$2]" office:value-type="float" office:value="17.336686372757" calcext:value-type="float">
            <text:p>17.3366863728</text:p>
          </table:table-cell>
          <table:table-cell table:formula="of:=[.C168]/([.D168]-[.D167])" office:value-type="float" office:value="837413.903111092" calcext:value-type="float">
            <text:p>837413.90311109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38659511.87213" calcext:value-type="float">
            <text:p>1438659511.87213</text:p>
          </table:table-cell>
          <table:table-cell office:value-type="float" office:value="65632" calcext:value-type="float">
            <text:p>65632</text:p>
          </table:table-cell>
          <table:table-cell table:formula="of:=[.B169]-[.B$2]" office:value-type="float" office:value="17.4150769710541" calcext:value-type="float">
            <text:p>17.4150769711</text:p>
          </table:table-cell>
          <table:table-cell table:formula="of:=[.C169]/([.D169]-[.D168])" office:value-type="float" office:value="837243.259086236" calcext:value-type="float">
            <text:p>837243.25908623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38659511.95043" calcext:value-type="float">
            <text:p>1438659511.95043</text:p>
          </table:table-cell>
          <table:table-cell office:value-type="float" office:value="65632" calcext:value-type="float">
            <text:p>65632</text:p>
          </table:table-cell>
          <table:table-cell table:formula="of:=[.B170]-[.B$2]" office:value-type="float" office:value="17.4933772087097" calcext:value-type="float">
            <text:p>17.4933772087</text:p>
          </table:table-cell>
          <table:table-cell table:formula="of:=[.C170]/([.D170]-[.D169])" office:value-type="float" office:value="838209.460980771" calcext:value-type="float">
            <text:p>838209.46098077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38659512.02378" calcext:value-type="float">
            <text:p>1438659512.02378</text:p>
          </table:table-cell>
          <table:table-cell office:value-type="float" office:value="65632" calcext:value-type="float">
            <text:p>65632</text:p>
          </table:table-cell>
          <table:table-cell table:formula="of:=[.B171]-[.B$2]" office:value-type="float" office:value="17.5667314529419" calcext:value-type="float">
            <text:p>17.5667314529</text:p>
          </table:table-cell>
          <table:table-cell table:formula="of:=[.C171]/([.D171]-[.D170])" office:value-type="float" office:value="894726.688100887" calcext:value-type="float">
            <text:p>894726.68810088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38659512.08802" calcext:value-type="float">
            <text:p>1438659512.08802</text:p>
          </table:table-cell>
          <table:table-cell office:value-type="float" office:value="65632" calcext:value-type="float">
            <text:p>65632</text:p>
          </table:table-cell>
          <table:table-cell table:formula="of:=[.B172]-[.B$2]" office:value-type="float" office:value="17.6309676170349" calcext:value-type="float">
            <text:p>17.630967617</text:p>
          </table:table-cell>
          <table:table-cell table:formula="of:=[.C172]/([.D172]-[.D171])" office:value-type="float" office:value="1021729.7518725" calcext:value-type="float">
            <text:p>1021729.75187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38659512.15229" calcext:value-type="float">
            <text:p>1438659512.15229</text:p>
          </table:table-cell>
          <table:table-cell office:value-type="float" office:value="65632" calcext:value-type="float">
            <text:p>65632</text:p>
          </table:table-cell>
          <table:table-cell table:formula="of:=[.B173]-[.B$2]" office:value-type="float" office:value="17.6952385902405" calcext:value-type="float">
            <text:p>17.6952385902</text:p>
          </table:table-cell>
          <table:table-cell table:formula="of:=[.C173]/([.D173]-[.D172])" office:value-type="float" office:value="1021176.38377873" calcext:value-type="float">
            <text:p>1021176.3837787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38659512.21651" calcext:value-type="float">
            <text:p>1438659512.21651</text:p>
          </table:table-cell>
          <table:table-cell office:value-type="float" office:value="65632" calcext:value-type="float">
            <text:p>65632</text:p>
          </table:table-cell>
          <table:table-cell table:formula="of:=[.B174]-[.B$2]" office:value-type="float" office:value="17.7594542503357" calcext:value-type="float">
            <text:p>17.7594542503</text:p>
          </table:table-cell>
          <table:table-cell table:formula="of:=[.C174]/([.D174]-[.D173])" office:value-type="float" office:value="1022055.98918839" calcext:value-type="float">
            <text:p>1022055.9891883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38659512.28076" calcext:value-type="float">
            <text:p>1438659512.28076</text:p>
          </table:table-cell>
          <table:table-cell office:value-type="float" office:value="65632" calcext:value-type="float">
            <text:p>65632</text:p>
          </table:table-cell>
          <table:table-cell table:formula="of:=[.B175]-[.B$2]" office:value-type="float" office:value="17.8237047195435" calcext:value-type="float">
            <text:p>17.8237047195</text:p>
          </table:table-cell>
          <table:table-cell table:formula="of:=[.C175]/([.D175]-[.D174])" office:value-type="float" office:value="1021502.26775417" calcext:value-type="float">
            <text:p>1021502.267754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38659512.34502" calcext:value-type="float">
            <text:p>1438659512.34502</text:p>
          </table:table-cell>
          <table:table-cell office:value-type="float" office:value="65632" calcext:value-type="float">
            <text:p>65632</text:p>
          </table:table-cell>
          <table:table-cell table:formula="of:=[.B176]-[.B$2]" office:value-type="float" office:value="17.8879697322845" calcext:value-type="float">
            <text:p>17.8879697323</text:p>
          </table:table-cell>
          <table:table-cell table:formula="of:=[.C176]/([.D176]-[.D175])" office:value-type="float" office:value="1021271.09605375" calcext:value-type="float">
            <text:p>1021271.0960537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38659512.40928" calcext:value-type="float">
            <text:p>1438659512.40928</text:p>
          </table:table-cell>
          <table:table-cell office:value-type="float" office:value="65632" calcext:value-type="float">
            <text:p>65632</text:p>
          </table:table-cell>
          <table:table-cell table:formula="of:=[.B177]-[.B$2]" office:value-type="float" office:value="17.9522321224213" calcext:value-type="float">
            <text:p>17.9522321224</text:p>
          </table:table-cell>
          <table:table-cell table:formula="of:=[.C177]/([.D177]-[.D176])" office:value-type="float" office:value="1021312.77502078" calcext:value-type="float">
            <text:p>1021312.7750207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38659512.47365" calcext:value-type="float">
            <text:p>1438659512.47365</text:p>
          </table:table-cell>
          <table:table-cell office:value-type="float" office:value="65632" calcext:value-type="float">
            <text:p>65632</text:p>
          </table:table-cell>
          <table:table-cell table:formula="of:=[.B178]-[.B$2]" office:value-type="float" office:value="18.0166003704071" calcext:value-type="float">
            <text:p>18.0166003704</text:p>
          </table:table-cell>
          <table:table-cell table:formula="of:=[.C178]/([.D178]-[.D177])" office:value-type="float" office:value="1019633.15848581" calcext:value-type="float">
            <text:p>1019633.1584858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38659512.53804" calcext:value-type="float">
            <text:p>1438659512.53804</text:p>
          </table:table-cell>
          <table:table-cell office:value-type="float" office:value="65632" calcext:value-type="float">
            <text:p>65632</text:p>
          </table:table-cell>
          <table:table-cell table:formula="of:=[.B179]-[.B$2]" office:value-type="float" office:value="18.0809848308563" calcext:value-type="float">
            <text:p>18.0809848309</text:p>
          </table:table-cell>
          <table:table-cell table:formula="of:=[.C179]/([.D179]-[.D178])" office:value-type="float" office:value="1019376.40763124" calcext:value-type="float">
            <text:p>1019376.4076312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38659512.60224" calcext:value-type="float">
            <text:p>1438659512.60224</text:p>
          </table:table-cell>
          <table:table-cell office:value-type="float" office:value="65632" calcext:value-type="float">
            <text:p>65632</text:p>
          </table:table-cell>
          <table:table-cell table:formula="of:=[.B180]-[.B$2]" office:value-type="float" office:value="18.1451923847198" calcext:value-type="float">
            <text:p>18.1451923847</text:p>
          </table:table-cell>
          <table:table-cell table:formula="of:=[.C180]/([.D180]-[.D179])" office:value-type="float" office:value="1022185.02420295" calcext:value-type="float">
            <text:p>1022185.024202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38659512.66651" calcext:value-type="float">
            <text:p>1438659512.66651</text:p>
          </table:table-cell>
          <table:table-cell office:value-type="float" office:value="65632" calcext:value-type="float">
            <text:p>65632</text:p>
          </table:table-cell>
          <table:table-cell table:formula="of:=[.B181]-[.B$2]" office:value-type="float" office:value="18.2094612121582" calcext:value-type="float">
            <text:p>18.2094612122</text:p>
          </table:table-cell>
          <table:table-cell table:formula="of:=[.C181]/([.D181]-[.D180])" office:value-type="float" office:value="1021210.47817393" calcext:value-type="float">
            <text:p>1021210.4781739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38659512.73077" calcext:value-type="float">
            <text:p>1438659512.73077</text:p>
          </table:table-cell>
          <table:table-cell office:value-type="float" office:value="65632" calcext:value-type="float">
            <text:p>65632</text:p>
          </table:table-cell>
          <table:table-cell table:formula="of:=[.B182]-[.B$2]" office:value-type="float" office:value="18.2737195491791" calcext:value-type="float">
            <text:p>18.2737195492</text:p>
          </table:table-cell>
          <table:table-cell table:formula="of:=[.C182]/([.D182]-[.D181])" office:value-type="float" office:value="1021377.1946616" calcext:value-type="float">
            <text:p>1021377.194661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38659512.79501" calcext:value-type="float">
            <text:p>1438659512.79501</text:p>
          </table:table-cell>
          <table:table-cell office:value-type="float" office:value="65632" calcext:value-type="float">
            <text:p>65632</text:p>
          </table:table-cell>
          <table:table-cell table:formula="of:=[.B183]-[.B$2]" office:value-type="float" office:value="18.3379557132721" calcext:value-type="float">
            <text:p>18.3379557133</text:p>
          </table:table-cell>
          <table:table-cell table:formula="of:=[.C183]/([.D183]-[.D182])" office:value-type="float" office:value="1021729.7518725" calcext:value-type="float">
            <text:p>1021729.751872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38659512.85924" calcext:value-type="float">
            <text:p>1438659512.85924</text:p>
          </table:table-cell>
          <table:table-cell office:value-type="float" office:value="65632" calcext:value-type="float">
            <text:p>65632</text:p>
          </table:table-cell>
          <table:table-cell table:formula="of:=[.B184]-[.B$2]" office:value-type="float" office:value="18.4021921157837" calcext:value-type="float">
            <text:p>18.4021921158</text:p>
          </table:table-cell>
          <table:table-cell table:formula="of:=[.C184]/([.D184]-[.D183])" office:value-type="float" office:value="1021725.95964027" calcext:value-type="float">
            <text:p>1021725.9596402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38659512.9235" calcext:value-type="float">
            <text:p>1438659512.9235</text:p>
          </table:table-cell>
          <table:table-cell office:value-type="float" office:value="65632" calcext:value-type="float">
            <text:p>65632</text:p>
          </table:table-cell>
          <table:table-cell table:formula="of:=[.B185]-[.B$2]" office:value-type="float" office:value="18.4664449691772" calcext:value-type="float">
            <text:p>18.4664449692</text:p>
          </table:table-cell>
          <table:table-cell table:formula="of:=[.C185]/([.D185]-[.D184])" office:value-type="float" office:value="1021464.36358239" calcext:value-type="float">
            <text:p>1021464.3635823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38659512.98773" calcext:value-type="float">
            <text:p>1438659512.98773</text:p>
          </table:table-cell>
          <table:table-cell office:value-type="float" office:value="65632" calcext:value-type="float">
            <text:p>65632</text:p>
          </table:table-cell>
          <table:table-cell table:formula="of:=[.B186]-[.B$2]" office:value-type="float" office:value="18.5306775569916" calcext:value-type="float">
            <text:p>18.530677557</text:p>
          </table:table-cell>
          <table:table-cell table:formula="of:=[.C186]/([.D186]-[.D185])" office:value-type="float" office:value="1021786.63873413" calcext:value-type="float">
            <text:p>1021786.6387341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38659513.05403" calcext:value-type="float">
            <text:p>1438659513.05403</text:p>
          </table:table-cell>
          <table:table-cell office:value-type="float" office:value="65632" calcext:value-type="float">
            <text:p>65632</text:p>
          </table:table-cell>
          <table:table-cell table:formula="of:=[.B187]-[.B$2]" office:value-type="float" office:value="18.5969815254211" calcext:value-type="float">
            <text:p>18.5969815254</text:p>
          </table:table-cell>
          <table:table-cell table:formula="of:=[.C187]/([.D187]-[.D186])" office:value-type="float" office:value="989865.336186035" calcext:value-type="float">
            <text:p>989865.33618603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38659513.12036" calcext:value-type="float">
            <text:p>1438659513.12036</text:p>
          </table:table-cell>
          <table:table-cell office:value-type="float" office:value="65632" calcext:value-type="float">
            <text:p>65632</text:p>
          </table:table-cell>
          <table:table-cell table:formula="of:=[.B188]-[.B$2]" office:value-type="float" office:value="18.6633048057556" calcext:value-type="float">
            <text:p>18.6633048058</text:p>
          </table:table-cell>
          <table:table-cell table:formula="of:=[.C188]/([.D188]-[.D187])" office:value-type="float" office:value="989577.108807247" calcext:value-type="float">
            <text:p>989577.10880724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38659513.18666" calcext:value-type="float">
            <text:p>1438659513.18666</text:p>
          </table:table-cell>
          <table:table-cell office:value-type="float" office:value="65632" calcext:value-type="float">
            <text:p>65632</text:p>
          </table:table-cell>
          <table:table-cell table:formula="of:=[.B189]-[.B$2]" office:value-type="float" office:value="18.7296130657196" calcext:value-type="float">
            <text:p>18.7296130657</text:p>
          </table:table-cell>
          <table:table-cell table:formula="of:=[.C189]/([.D189]-[.D188])" office:value-type="float" office:value="989801.271148474" calcext:value-type="float">
            <text:p>989801.27114847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38659513.25309" calcext:value-type="float">
            <text:p>1438659513.25309</text:p>
          </table:table-cell>
          <table:table-cell office:value-type="float" office:value="65632" calcext:value-type="float">
            <text:p>65632</text:p>
          </table:table-cell>
          <table:table-cell table:formula="of:=[.B190]-[.B$2]" office:value-type="float" office:value="18.7960391044617" calcext:value-type="float">
            <text:p>18.7960391045</text:p>
          </table:table-cell>
          <table:table-cell table:formula="of:=[.C190]/([.D190]-[.D189])" office:value-type="float" office:value="988046.272860727" calcext:value-type="float">
            <text:p>988046.27286072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38659513.31944" calcext:value-type="float">
            <text:p>1438659513.31944</text:p>
          </table:table-cell>
          <table:table-cell office:value-type="float" office:value="65632" calcext:value-type="float">
            <text:p>65632</text:p>
          </table:table-cell>
          <table:table-cell table:formula="of:=[.B191]-[.B$2]" office:value-type="float" office:value="18.8623847961426" calcext:value-type="float">
            <text:p>18.8623847961</text:p>
          </table:table-cell>
          <table:table-cell table:formula="of:=[.C191]/([.D191]-[.D190])" office:value-type="float" office:value="989242.833063815" calcext:value-type="float">
            <text:p>989242.83306381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38659513.38579" calcext:value-type="float">
            <text:p>1438659513.38579</text:p>
          </table:table-cell>
          <table:table-cell office:value-type="float" office:value="65632" calcext:value-type="float">
            <text:p>65632</text:p>
          </table:table-cell>
          <table:table-cell table:formula="of:=[.B192]-[.B$2]" office:value-type="float" office:value="18.9287343025208" calcext:value-type="float">
            <text:p>18.9287343025</text:p>
          </table:table-cell>
          <table:table-cell table:formula="of:=[.C192]/([.D192]-[.D191])" office:value-type="float" office:value="989185.957555068" calcext:value-type="float">
            <text:p>989185.95755506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38659513.45211" calcext:value-type="float">
            <text:p>1438659513.45211</text:p>
          </table:table-cell>
          <table:table-cell office:value-type="float" office:value="65632" calcext:value-type="float">
            <text:p>65632</text:p>
          </table:table-cell>
          <table:table-cell table:formula="of:=[.B193]-[.B$2]" office:value-type="float" office:value="18.9950547218323" calcext:value-type="float">
            <text:p>18.9950547218</text:p>
          </table:table-cell>
          <table:table-cell table:formula="of:=[.C193]/([.D193]-[.D192])" office:value-type="float" office:value="989619.798567772" calcext:value-type="float">
            <text:p>989619.79856777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38659513.51845" calcext:value-type="float">
            <text:p>1438659513.51845</text:p>
          </table:table-cell>
          <table:table-cell office:value-type="float" office:value="65632" calcext:value-type="float">
            <text:p>65632</text:p>
          </table:table-cell>
          <table:table-cell table:formula="of:=[.B194]-[.B$2]" office:value-type="float" office:value="19.0614032745361" calcext:value-type="float">
            <text:p>19.0614032745</text:p>
          </table:table-cell>
          <table:table-cell table:formula="of:=[.C194]/([.D194]-[.D193])" office:value-type="float" office:value="989200.175819121" calcext:value-type="float">
            <text:p>989200.17581912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38659513.58479" calcext:value-type="float">
            <text:p>1438659513.58479</text:p>
          </table:table-cell>
          <table:table-cell office:value-type="float" office:value="65632" calcext:value-type="float">
            <text:p>65632</text:p>
          </table:table-cell>
          <table:table-cell table:formula="of:=[.B195]-[.B$2]" office:value-type="float" office:value="19.1277408599854" calcext:value-type="float">
            <text:p>19.12774086</text:p>
          </table:table-cell>
          <table:table-cell table:formula="of:=[.C195]/([.D195]-[.D194])" office:value-type="float" office:value="989363.715238643" calcext:value-type="float">
            <text:p>989363.71523864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38659513.65109" calcext:value-type="float">
            <text:p>1438659513.65109</text:p>
          </table:table-cell>
          <table:table-cell office:value-type="float" office:value="65632" calcext:value-type="float">
            <text:p>65632</text:p>
          </table:table-cell>
          <table:table-cell table:formula="of:=[.B196]-[.B$2]" office:value-type="float" office:value="19.1940369606018" calcext:value-type="float">
            <text:p>19.1940369606</text:p>
          </table:table-cell>
          <table:table-cell table:formula="of:=[.C196]/([.D196]-[.D195])" office:value-type="float" office:value="989982.810296836" calcext:value-type="float">
            <text:p>989982.81029683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38659513.71743" calcext:value-type="float">
            <text:p>1438659513.71743</text:p>
          </table:table-cell>
          <table:table-cell office:value-type="float" office:value="65632" calcext:value-type="float">
            <text:p>65632</text:p>
          </table:table-cell>
          <table:table-cell table:formula="of:=[.B197]-[.B$2]" office:value-type="float" office:value="19.2603754997253" calcext:value-type="float">
            <text:p>19.2603754997</text:p>
          </table:table-cell>
          <table:table-cell table:formula="of:=[.C197]/([.D197]-[.D196])" office:value-type="float" office:value="989349.492272969" calcext:value-type="float">
            <text:p>989349.49227296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38659513.78377" calcext:value-type="float">
            <text:p>1438659513.78377</text:p>
          </table:table-cell>
          <table:table-cell office:value-type="float" office:value="65632" calcext:value-type="float">
            <text:p>65632</text:p>
          </table:table-cell>
          <table:table-cell table:formula="of:=[.B198]-[.B$2]" office:value-type="float" office:value="19.326721906662" calcext:value-type="float">
            <text:p>19.3267219067</text:p>
          </table:table-cell>
          <table:table-cell table:formula="of:=[.C198]/([.D198]-[.D197])" office:value-type="float" office:value="989232.168407738" calcext:value-type="float">
            <text:p>989232.16840773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38659513.85006" calcext:value-type="float">
            <text:p>1438659513.85006</text:p>
          </table:table-cell>
          <table:table-cell office:value-type="float" office:value="65632" calcext:value-type="float">
            <text:p>65632</text:p>
          </table:table-cell>
          <table:table-cell table:formula="of:=[.B199]-[.B$2]" office:value-type="float" office:value="19.393007516861" calcext:value-type="float">
            <text:p>19.3930075169</text:p>
          </table:table-cell>
          <table:table-cell table:formula="of:=[.C199]/([.D199]-[.D198])" office:value-type="float" office:value="990139.485824863" calcext:value-type="float">
            <text:p>990139.48582486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38659513.9164" calcext:value-type="float">
            <text:p>1438659513.9164</text:p>
          </table:table-cell>
          <table:table-cell office:value-type="float" office:value="65632" calcext:value-type="float">
            <text:p>65632</text:p>
          </table:table-cell>
          <table:table-cell table:formula="of:=[.B200]-[.B$2]" office:value-type="float" office:value="19.4593470096588" calcext:value-type="float">
            <text:p>19.4593470097</text:p>
          </table:table-cell>
          <table:table-cell table:formula="of:=[.C200]/([.D200]-[.D199])" office:value-type="float" office:value="989335.269716224" calcext:value-type="float">
            <text:p>989335.26971622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38659513.98271" calcext:value-type="float">
            <text:p>1438659513.98271</text:p>
          </table:table-cell>
          <table:table-cell office:value-type="float" office:value="65632" calcext:value-type="float">
            <text:p>65632</text:p>
          </table:table-cell>
          <table:table-cell table:formula="of:=[.B201]-[.B$2]" office:value-type="float" office:value="19.5256588459015" calcext:value-type="float">
            <text:p>19.5256588459</text:p>
          </table:table-cell>
          <table:table-cell table:formula="of:=[.C201]/([.D201]-[.D200])" office:value-type="float" office:value="989747.889951534" calcext:value-type="float">
            <text:p>989747.8899515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38659514.04899" calcext:value-type="float">
            <text:p>1438659514.04899</text:p>
          </table:table-cell>
          <table:table-cell office:value-type="float" office:value="65632" calcext:value-type="float">
            <text:p>65632</text:p>
          </table:table-cell>
          <table:table-cell table:formula="of:=[.B202]-[.B$2]" office:value-type="float" office:value="19.5919427871704" calcext:value-type="float">
            <text:p>19.5919427872</text:p>
          </table:table-cell>
          <table:table-cell table:formula="of:=[.C202]/([.D202]-[.D201])" office:value-type="float" office:value="990164.416049494" calcext:value-type="float">
            <text:p>990164.41604949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38659514.11526" calcext:value-type="float">
            <text:p>1438659514.11526</text:p>
          </table:table-cell>
          <table:table-cell office:value-type="float" office:value="65632" calcext:value-type="float">
            <text:p>65632</text:p>
          </table:table-cell>
          <table:table-cell table:formula="of:=[.B203]-[.B$2]" office:value-type="float" office:value="19.6582100391388" calcext:value-type="float">
            <text:p>19.6582100391</text:p>
          </table:table-cell>
          <table:table-cell table:formula="of:=[.C203]/([.D203]-[.D202])" office:value-type="float" office:value="990413.787360809" calcext:value-type="float">
            <text:p>990413.78736080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38659514.18154" calcext:value-type="float">
            <text:p>1438659514.18154</text:p>
          </table:table-cell>
          <table:table-cell office:value-type="float" office:value="65632" calcext:value-type="float">
            <text:p>65632</text:p>
          </table:table-cell>
          <table:table-cell table:formula="of:=[.B204]-[.B$2]" office:value-type="float" office:value="19.7244882583618" calcext:value-type="float">
            <text:p>19.7244882584</text:p>
          </table:table-cell>
          <table:table-cell table:formula="of:=[.C204]/([.D204]-[.D203])" office:value-type="float" office:value="990249.900637071" calcext:value-type="float">
            <text:p>990249.90063707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38659514.24787" calcext:value-type="float">
            <text:p>1438659514.24787</text:p>
          </table:table-cell>
          <table:table-cell office:value-type="float" office:value="65632" calcext:value-type="float">
            <text:p>65632</text:p>
          </table:table-cell>
          <table:table-cell table:formula="of:=[.B205]-[.B$2]" office:value-type="float" office:value="19.7908198833466" calcext:value-type="float">
            <text:p>19.7908198833</text:p>
          </table:table-cell>
          <table:table-cell table:formula="of:=[.C205]/([.D205]-[.D204])" office:value-type="float" office:value="989452.618040005" calcext:value-type="float">
            <text:p>989452.6180400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38659514.31425" calcext:value-type="float">
            <text:p>1438659514.31425</text:p>
          </table:table-cell>
          <table:table-cell office:value-type="float" office:value="65632" calcext:value-type="float">
            <text:p>65632</text:p>
          </table:table-cell>
          <table:table-cell table:formula="of:=[.B206]-[.B$2]" office:value-type="float" office:value="19.8571956157684" calcext:value-type="float">
            <text:p>19.8571956158</text:p>
          </table:table-cell>
          <table:table-cell table:formula="of:=[.C206]/([.D206]-[.D205])" office:value-type="float" office:value="988795.115402299" calcext:value-type="float">
            <text:p>988795.11540229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38659514.38059" calcext:value-type="float">
            <text:p>1438659514.38059</text:p>
          </table:table-cell>
          <table:table-cell office:value-type="float" office:value="65632" calcext:value-type="float">
            <text:p>65632</text:p>
          </table:table-cell>
          <table:table-cell table:formula="of:=[.B207]-[.B$2]" office:value-type="float" office:value="19.9235343933105" calcext:value-type="float">
            <text:p>19.9235343933</text:p>
          </table:table-cell>
          <table:table-cell table:formula="of:=[.C207]/([.D207]-[.D206])" office:value-type="float" office:value="989345.936595447" calcext:value-type="float">
            <text:p>989345.93659544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38659514.44692" calcext:value-type="float">
            <text:p>1438659514.44692</text:p>
          </table:table-cell>
          <table:table-cell office:value-type="float" office:value="65632" calcext:value-type="float">
            <text:p>65632</text:p>
          </table:table-cell>
          <table:table-cell table:formula="of:=[.B208]-[.B$2]" office:value-type="float" office:value="19.9898717403412" calcext:value-type="float">
            <text:p>19.9898717403</text:p>
          </table:table-cell>
          <table:table-cell table:formula="of:=[.C208]/([.D208]-[.D207])" office:value-type="float" office:value="989367.271043959" calcext:value-type="float">
            <text:p>989367.27104395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38659514.51334" calcext:value-type="float">
            <text:p>1438659514.51334</text:p>
          </table:table-cell>
          <table:table-cell office:value-type="float" office:value="65632" calcext:value-type="float">
            <text:p>65632</text:p>
          </table:table-cell>
          <table:table-cell table:formula="of:=[.B209]-[.B$2]" office:value-type="float" office:value="20.0562906265259" calcext:value-type="float">
            <text:p>20.0562906265</text:p>
          </table:table-cell>
          <table:table-cell table:formula="of:=[.C209]/([.D209]-[.D208])" office:value-type="float" office:value="988152.674188118" calcext:value-type="float">
            <text:p>988152.6741881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38659514.57964" calcext:value-type="float">
            <text:p>1438659514.57964</text:p>
          </table:table-cell>
          <table:table-cell office:value-type="float" office:value="65632" calcext:value-type="float">
            <text:p>65632</text:p>
          </table:table-cell>
          <table:table-cell table:formula="of:=[.B210]-[.B$2]" office:value-type="float" office:value="20.1225893497467" calcext:value-type="float">
            <text:p>20.1225893497</text:p>
          </table:table-cell>
          <table:table-cell table:formula="of:=[.C210]/([.D210]-[.D209])" office:value-type="float" office:value="989943.649161923" calcext:value-type="float">
            <text:p>989943.64916192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38659514.646" calcext:value-type="float">
            <text:p>1438659514.646</text:p>
          </table:table-cell>
          <table:table-cell office:value-type="float" office:value="65632" calcext:value-type="float">
            <text:p>65632</text:p>
          </table:table-cell>
          <table:table-cell table:formula="of:=[.B211]-[.B$2]" office:value-type="float" office:value="20.188951253891" calcext:value-type="float">
            <text:p>20.1889512539</text:p>
          </table:table-cell>
          <table:table-cell table:formula="of:=[.C211]/([.D211]-[.D210])" office:value-type="float" office:value="989001.157310072" calcext:value-type="float">
            <text:p>989001.15731007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38659514.71241" calcext:value-type="float">
            <text:p>1438659514.71241</text:p>
          </table:table-cell>
          <table:table-cell office:value-type="float" office:value="65632" calcext:value-type="float">
            <text:p>65632</text:p>
          </table:table-cell>
          <table:table-cell table:formula="of:=[.B212]-[.B$2]" office:value-type="float" office:value="20.255362033844" calcext:value-type="float">
            <text:p>20.2553620338</text:p>
          </table:table-cell>
          <table:table-cell table:formula="of:=[.C212]/([.D212]-[.D211])" office:value-type="float" office:value="988273.290065949" calcext:value-type="float">
            <text:p>988273.29006594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38659514.77877" calcext:value-type="float">
            <text:p>1438659514.77877</text:p>
          </table:table-cell>
          <table:table-cell office:value-type="float" office:value="65632" calcext:value-type="float">
            <text:p>65632</text:p>
          </table:table-cell>
          <table:table-cell table:formula="of:=[.B213]-[.B$2]" office:value-type="float" office:value="20.3217186927795" calcext:value-type="float">
            <text:p>20.3217186928</text:p>
          </table:table-cell>
          <table:table-cell table:formula="of:=[.C213]/([.D213]-[.D212])" office:value-type="float" office:value="989079.33360161" calcext:value-type="float">
            <text:p>989079.3336016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38659514.84513" calcext:value-type="float">
            <text:p>1438659514.84513</text:p>
          </table:table-cell>
          <table:table-cell office:value-type="float" office:value="65632" calcext:value-type="float">
            <text:p>65632</text:p>
          </table:table-cell>
          <table:table-cell table:formula="of:=[.B214]-[.B$2]" office:value-type="float" office:value="20.3880758285522" calcext:value-type="float">
            <text:p>20.3880758286</text:p>
          </table:table-cell>
          <table:table-cell table:formula="of:=[.C214]/([.D214]-[.D213])" office:value-type="float" office:value="989072.226155317" calcext:value-type="float">
            <text:p>989072.22615531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38659514.91145" calcext:value-type="float">
            <text:p>1438659514.91145</text:p>
          </table:table-cell>
          <table:table-cell office:value-type="float" office:value="65632" calcext:value-type="float">
            <text:p>65632</text:p>
          </table:table-cell>
          <table:table-cell table:formula="of:=[.B215]-[.B$2]" office:value-type="float" office:value="20.4543972015381" calcext:value-type="float">
            <text:p>20.4543972015</text:p>
          </table:table-cell>
          <table:table-cell table:formula="of:=[.C215]/([.D215]-[.D214])" office:value-type="float" office:value="989605.568238356" calcext:value-type="float">
            <text:p>989605.56823835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38659514.97778" calcext:value-type="float">
            <text:p>1438659514.97778</text:p>
          </table:table-cell>
          <table:table-cell office:value-type="float" office:value="65632" calcext:value-type="float">
            <text:p>65632</text:p>
          </table:table-cell>
          <table:table-cell table:formula="of:=[.B216]-[.B$2]" office:value-type="float" office:value="20.52073097229" calcext:value-type="float">
            <text:p>20.5207309723</text:p>
          </table:table-cell>
          <table:table-cell table:formula="of:=[.C216]/([.D216]-[.D215])" office:value-type="float" office:value="989420.611190983" calcext:value-type="float">
            <text:p>989420.61119098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38659515.04216" calcext:value-type="float">
            <text:p>1438659515.04216</text:p>
          </table:table-cell>
          <table:table-cell office:value-type="float" office:value="65632" calcext:value-type="float">
            <text:p>65632</text:p>
          </table:table-cell>
          <table:table-cell table:formula="of:=[.B217]-[.B$2]" office:value-type="float" office:value="20.5851058959961" calcext:value-type="float">
            <text:p>20.585105896</text:p>
          </table:table-cell>
          <table:table-cell table:formula="of:=[.C217]/([.D217]-[.D216])" office:value-type="float" office:value="1019527.4218838" calcext:value-type="float">
            <text:p>1019527.421883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38659515.10551" calcext:value-type="float">
            <text:p>1438659515.10551</text:p>
          </table:table-cell>
          <table:table-cell office:value-type="float" office:value="65632" calcext:value-type="float">
            <text:p>65632</text:p>
          </table:table-cell>
          <table:table-cell table:formula="of:=[.B218]-[.B$2]" office:value-type="float" office:value="20.6484613418579" calcext:value-type="float">
            <text:p>20.6484613419</text:p>
          </table:table-cell>
          <table:table-cell table:formula="of:=[.C218]/([.D218]-[.D217])" office:value-type="float" office:value="1035933.04580555" calcext:value-type="float">
            <text:p>1035933.0458055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38659515.16881" calcext:value-type="float">
            <text:p>1438659515.16881</text:p>
          </table:table-cell>
          <table:table-cell office:value-type="float" office:value="65632" calcext:value-type="float">
            <text:p>65632</text:p>
          </table:table-cell>
          <table:table-cell table:formula="of:=[.B219]-[.B$2]" office:value-type="float" office:value="20.7117626667023" calcext:value-type="float">
            <text:p>20.7117626667</text:p>
          </table:table-cell>
          <table:table-cell table:formula="of:=[.C219]/([.D219]-[.D218])" office:value-type="float" office:value="1036818.74212538" calcext:value-type="float">
            <text:p>1036818.7421253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38659515.23221" calcext:value-type="float">
            <text:p>1438659515.23221</text:p>
          </table:table-cell>
          <table:table-cell office:value-type="float" office:value="65632" calcext:value-type="float">
            <text:p>65632</text:p>
          </table:table-cell>
          <table:table-cell table:formula="of:=[.B220]-[.B$2]" office:value-type="float" office:value="20.7751564979553" calcext:value-type="float">
            <text:p>20.775156498</text:p>
          </table:table-cell>
          <table:table-cell table:formula="of:=[.C220]/([.D220]-[.D219])" office:value-type="float" office:value="1035305.78137822" calcext:value-type="float">
            <text:p>1035305.7813782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38659515.2956" calcext:value-type="float">
            <text:p>1438659515.2956</text:p>
          </table:table-cell>
          <table:table-cell office:value-type="float" office:value="65632" calcext:value-type="float">
            <text:p>65632</text:p>
          </table:table-cell>
          <table:table-cell table:formula="of:=[.B221]-[.B$2]" office:value-type="float" office:value="20.8385536670685" calcext:value-type="float">
            <text:p>20.8385536671</text:p>
          </table:table-cell>
          <table:table-cell table:formula="of:=[.C221]/([.D221]-[.D220])" office:value-type="float" office:value="1035251.27254266" calcext:value-type="float">
            <text:p>1035251.2725426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38659515.35888" calcext:value-type="float">
            <text:p>1438659515.35888</text:p>
          </table:table-cell>
          <table:table-cell office:value-type="float" office:value="65632" calcext:value-type="float">
            <text:p>65632</text:p>
          </table:table-cell>
          <table:table-cell table:formula="of:=[.B222]-[.B$2]" office:value-type="float" office:value="20.9018266201019" calcext:value-type="float">
            <text:p>20.9018266201</text:p>
          </table:table-cell>
          <table:table-cell table:formula="of:=[.C222]/([.D222]-[.D221])" office:value-type="float" office:value="1037283.65523426" calcext:value-type="float">
            <text:p>1037283.6552342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38659515.42231" calcext:value-type="float">
            <text:p>1438659515.42231</text:p>
          </table:table-cell>
          <table:table-cell office:value-type="float" office:value="65632" calcext:value-type="float">
            <text:p>65632</text:p>
          </table:table-cell>
          <table:table-cell table:formula="of:=[.B223]-[.B$2]" office:value-type="float" office:value="20.965261220932" calcext:value-type="float">
            <text:p>20.9652612209</text:p>
          </table:table-cell>
          <table:table-cell table:formula="of:=[.C223]/([.D223]-[.D222])" office:value-type="float" office:value="1034640.38775633" calcext:value-type="float">
            <text:p>1034640.3877563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38659515.48569" calcext:value-type="float">
            <text:p>1438659515.48569</text:p>
          </table:table-cell>
          <table:table-cell office:value-type="float" office:value="65632" calcext:value-type="float">
            <text:p>65632</text:p>
          </table:table-cell>
          <table:table-cell table:formula="of:=[.B224]-[.B$2]" office:value-type="float" office:value="21.0286383628845" calcext:value-type="float">
            <text:p>21.0286383629</text:p>
          </table:table-cell>
          <table:table-cell table:formula="of:=[.C224]/([.D224]-[.D223])" office:value-type="float" office:value="1035578.41167995" calcext:value-type="float">
            <text:p>1035578.4116799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38659515.54908" calcext:value-type="float">
            <text:p>1438659515.54908</text:p>
          </table:table-cell>
          <table:table-cell office:value-type="float" office:value="65632" calcext:value-type="float">
            <text:p>65632</text:p>
          </table:table-cell>
          <table:table-cell table:formula="of:=[.B225]-[.B$2]" office:value-type="float" office:value="21.092033624649" calcext:value-type="float">
            <text:p>21.0920336246</text:p>
          </table:table-cell>
          <table:table-cell table:formula="of:=[.C225]/([.D225]-[.D224])" office:value-type="float" office:value="1035282.41974584" calcext:value-type="float">
            <text:p>1035282.4197458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38659515.61251" calcext:value-type="float">
            <text:p>1438659515.61251</text:p>
          </table:table-cell>
          <table:table-cell office:value-type="float" office:value="65632" calcext:value-type="float">
            <text:p>65632</text:p>
          </table:table-cell>
          <table:table-cell table:formula="of:=[.B226]-[.B$2]" office:value-type="float" office:value="21.155455827713" calcext:value-type="float">
            <text:p>21.1554558277</text:p>
          </table:table-cell>
          <table:table-cell table:formula="of:=[.C226]/([.D226]-[.D225])" office:value-type="float" office:value="1034842.63915914" calcext:value-type="float">
            <text:p>1034842.6391591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38659515.67586" calcext:value-type="float">
            <text:p>1438659515.67586</text:p>
          </table:table-cell>
          <table:table-cell office:value-type="float" office:value="65632" calcext:value-type="float">
            <text:p>65632</text:p>
          </table:table-cell>
          <table:table-cell table:formula="of:=[.B227]-[.B$2]" office:value-type="float" office:value="21.2188069820404" calcext:value-type="float">
            <text:p>21.218806982</text:p>
          </table:table-cell>
          <table:table-cell table:formula="of:=[.C227]/([.D227]-[.D226])" office:value-type="float" office:value="1036003.22199056" calcext:value-type="float">
            <text:p>1036003.2219905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38659515.73922" calcext:value-type="float">
            <text:p>1438659515.73922</text:p>
          </table:table-cell>
          <table:table-cell office:value-type="float" office:value="65632" calcext:value-type="float">
            <text:p>65632</text:p>
          </table:table-cell>
          <table:table-cell table:formula="of:=[.B228]-[.B$2]" office:value-type="float" office:value="21.2821726799011" calcext:value-type="float">
            <text:p>21.2821726799</text:p>
          </table:table-cell>
          <table:table-cell table:formula="of:=[.C228]/([.D228]-[.D227])" office:value-type="float" office:value="1035765.44117393" calcext:value-type="float">
            <text:p>1035765.4411739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38659515.80257" calcext:value-type="float">
            <text:p>1438659515.80257</text:p>
          </table:table-cell>
          <table:table-cell office:value-type="float" office:value="65632" calcext:value-type="float">
            <text:p>65632</text:p>
          </table:table-cell>
          <table:table-cell table:formula="of:=[.B229]-[.B$2]" office:value-type="float" office:value="21.3455157279968" calcext:value-type="float">
            <text:p>21.345515728</text:p>
          </table:table-cell>
          <table:table-cell table:formula="of:=[.C229]/([.D229]-[.D228])" office:value-type="float" office:value="1036135.80295092" calcext:value-type="float">
            <text:p>1036135.8029509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38659515.86591" calcext:value-type="float">
            <text:p>1438659515.86591</text:p>
          </table:table-cell>
          <table:table-cell office:value-type="float" office:value="65632" calcext:value-type="float">
            <text:p>65632</text:p>
          </table:table-cell>
          <table:table-cell table:formula="of:=[.B230]-[.B$2]" office:value-type="float" office:value="21.4088611602783" calcext:value-type="float">
            <text:p>21.4088611603</text:p>
          </table:table-cell>
          <table:table-cell table:formula="of:=[.C230]/([.D230]-[.D229])" office:value-type="float" office:value="1036096.80502842" calcext:value-type="float">
            <text:p>1036096.8050284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38659515.92926" calcext:value-type="float">
            <text:p>1438659515.92926</text:p>
          </table:table-cell>
          <table:table-cell office:value-type="float" office:value="65632" calcext:value-type="float">
            <text:p>65632</text:p>
          </table:table-cell>
          <table:table-cell table:formula="of:=[.B231]-[.B$2]" office:value-type="float" office:value="21.4722139835358" calcext:value-type="float">
            <text:p>21.4722139835</text:p>
          </table:table-cell>
          <table:table-cell table:formula="of:=[.C231]/([.D231]-[.D230])" office:value-type="float" office:value="1035975.9301222" calcext:value-type="float">
            <text:p>1035975.93012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38659515.99257" calcext:value-type="float">
            <text:p>1438659515.99257</text:p>
          </table:table-cell>
          <table:table-cell office:value-type="float" office:value="65632" calcext:value-type="float">
            <text:p>65632</text:p>
          </table:table-cell>
          <table:table-cell table:formula="of:=[.B232]-[.B$2]" office:value-type="float" office:value="21.5355231761932" calcext:value-type="float">
            <text:p>21.5355231762</text:p>
          </table:table-cell>
          <table:table-cell table:formula="of:=[.C232]/([.D232]-[.D231])" office:value-type="float" office:value="1036689.89044129" calcext:value-type="float">
            <text:p>1036689.8904412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38659516.05288" calcext:value-type="float">
            <text:p>1438659516.05288</text:p>
          </table:table-cell>
          <table:table-cell office:value-type="float" office:value="65632" calcext:value-type="float">
            <text:p>65632</text:p>
          </table:table-cell>
          <table:table-cell table:formula="of:=[.B233]-[.B$2]" office:value-type="float" office:value="21.5958287715912" calcext:value-type="float">
            <text:p>21.5958287716</text:p>
          </table:table-cell>
          <table:table-cell table:formula="of:=[.C233]/([.D233]-[.D232])" office:value-type="float" office:value="1088323.55549933" calcext:value-type="float">
            <text:p>1088323.555499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38659516.11318" calcext:value-type="float">
            <text:p>1438659516.11318</text:p>
          </table:table-cell>
          <table:table-cell office:value-type="float" office:value="65632" calcext:value-type="float">
            <text:p>65632</text:p>
          </table:table-cell>
          <table:table-cell table:formula="of:=[.B234]-[.B$2]" office:value-type="float" office:value="21.6561255455017" calcext:value-type="float">
            <text:p>21.6561255455</text:p>
          </table:table-cell>
          <table:table-cell table:formula="of:=[.C234]/([.D234]-[.D233])" office:value-type="float" office:value="1088482.7784882" calcext:value-type="float">
            <text:p>1088482.778488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38659516.17351" calcext:value-type="float">
            <text:p>1438659516.17351</text:p>
          </table:table-cell>
          <table:table-cell office:value-type="float" office:value="65632" calcext:value-type="float">
            <text:p>65632</text:p>
          </table:table-cell>
          <table:table-cell table:formula="of:=[.B235]-[.B$2]" office:value-type="float" office:value="21.7164542675018" calcext:value-type="float">
            <text:p>21.7164542675</text:p>
          </table:table-cell>
          <table:table-cell table:formula="of:=[.C235]/([.D235]-[.D234])" office:value-type="float" office:value="1087906.35412212" calcext:value-type="float">
            <text:p>1087906.3541221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38659516.23379" calcext:value-type="float">
            <text:p>1438659516.23379</text:p>
          </table:table-cell>
          <table:table-cell office:value-type="float" office:value="65632" calcext:value-type="float">
            <text:p>65632</text:p>
          </table:table-cell>
          <table:table-cell table:formula="of:=[.B236]-[.B$2]" office:value-type="float" office:value="21.776739358902" calcext:value-type="float">
            <text:p>21.7767393589</text:p>
          </table:table-cell>
          <table:table-cell table:formula="of:=[.C236]/([.D236]-[.D235])" office:value-type="float" office:value="1088693.71308344" calcext:value-type="float">
            <text:p>1088693.7130834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38659516.29416" calcext:value-type="float">
            <text:p>1438659516.29416</text:p>
          </table:table-cell>
          <table:table-cell office:value-type="float" office:value="65632" calcext:value-type="float">
            <text:p>65632</text:p>
          </table:table-cell>
          <table:table-cell table:formula="of:=[.B237]-[.B$2]" office:value-type="float" office:value="21.8371117115021" calcext:value-type="float">
            <text:p>21.8371117115</text:p>
          </table:table-cell>
          <table:table-cell table:formula="of:=[.C237]/([.D237]-[.D236])" office:value-type="float" office:value="1087120.13319643" calcext:value-type="float">
            <text:p>1087120.1331964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38659516.35448" calcext:value-type="float">
            <text:p>1438659516.35448</text:p>
          </table:table-cell>
          <table:table-cell office:value-type="float" office:value="65632" calcext:value-type="float">
            <text:p>65632</text:p>
          </table:table-cell>
          <table:table-cell table:formula="of:=[.B238]-[.B$2]" office:value-type="float" office:value="21.8974318504333" calcext:value-type="float">
            <text:p>21.8974318504</text:p>
          </table:table-cell>
          <table:table-cell table:formula="of:=[.C238]/([.D238]-[.D237])" office:value-type="float" office:value="1088061.15441441" calcext:value-type="float">
            <text:p>1088061.1544144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38659516.41477" calcext:value-type="float">
            <text:p>1438659516.41477</text:p>
          </table:table-cell>
          <table:table-cell office:value-type="float" office:value="65632" calcext:value-type="float">
            <text:p>65632</text:p>
          </table:table-cell>
          <table:table-cell table:formula="of:=[.B239]-[.B$2]" office:value-type="float" office:value="21.9577167034149" calcext:value-type="float">
            <text:p>21.9577167034</text:p>
          </table:table-cell>
          <table:table-cell table:formula="of:=[.C239]/([.D239]-[.D238])" office:value-type="float" office:value="1088698.01872234" calcext:value-type="float">
            <text:p>1088698.0187223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38659516.47511" calcext:value-type="float">
            <text:p>1438659516.47511</text:p>
          </table:table-cell>
          <table:table-cell office:value-type="float" office:value="65632" calcext:value-type="float">
            <text:p>65632</text:p>
          </table:table-cell>
          <table:table-cell table:formula="of:=[.B240]-[.B$2]" office:value-type="float" office:value="22.018057346344" calcext:value-type="float">
            <text:p>22.0180573463</text:p>
          </table:table-cell>
          <table:table-cell table:formula="of:=[.C240]/([.D240]-[.D239])" office:value-type="float" office:value="1087691.42677419" calcext:value-type="float">
            <text:p>1087691.4267741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38659516.53544" calcext:value-type="float">
            <text:p>1438659516.53544</text:p>
          </table:table-cell>
          <table:table-cell office:value-type="float" office:value="65632" calcext:value-type="float">
            <text:p>65632</text:p>
          </table:table-cell>
          <table:table-cell table:formula="of:=[.B241]-[.B$2]" office:value-type="float" office:value="22.0783915519714" calcext:value-type="float">
            <text:p>22.078391552</text:p>
          </table:table-cell>
          <table:table-cell table:formula="of:=[.C241]/([.D241]-[.D240])" office:value-type="float" office:value="1087807.4769936" calcext:value-type="float">
            <text:p>1087807.47699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38659516.59579" calcext:value-type="float">
            <text:p>1438659516.59579</text:p>
          </table:table-cell>
          <table:table-cell office:value-type="float" office:value="65632" calcext:value-type="float">
            <text:p>65632</text:p>
          </table:table-cell>
          <table:table-cell table:formula="of:=[.B242]-[.B$2]" office:value-type="float" office:value="22.1387395858765" calcext:value-type="float">
            <text:p>22.1387395859</text:p>
          </table:table-cell>
          <table:table-cell table:formula="of:=[.C242]/([.D242]-[.D241])" office:value-type="float" office:value="1087558.21446124" calcext:value-type="float">
            <text:p>1087558.2144612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38659516.65621" calcext:value-type="float">
            <text:p>1438659516.65621</text:p>
          </table:table-cell>
          <table:table-cell office:value-type="float" office:value="65632" calcext:value-type="float">
            <text:p>65632</text:p>
          </table:table-cell>
          <table:table-cell table:formula="of:=[.B243]-[.B$2]" office:value-type="float" office:value="22.1991620063782" calcext:value-type="float">
            <text:p>22.1991620064</text:p>
          </table:table-cell>
          <table:table-cell table:formula="of:=[.C243]/([.D243]-[.D242])" office:value-type="float" office:value="1086219.31155743" calcext:value-type="float">
            <text:p>1086219.3115574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38659516.71656" calcext:value-type="float">
            <text:p>1438659516.71656</text:p>
          </table:table-cell>
          <table:table-cell office:value-type="float" office:value="65632" calcext:value-type="float">
            <text:p>65632</text:p>
          </table:table-cell>
          <table:table-cell table:formula="of:=[.B244]-[.B$2]" office:value-type="float" office:value="22.2595138549805" calcext:value-type="float">
            <text:p>22.259513855</text:p>
          </table:table-cell>
          <table:table-cell table:formula="of:=[.C244]/([.D244]-[.D243])" office:value-type="float" office:value="1087489.47248493" calcext:value-type="float">
            <text:p>1087489.4724849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38659516.77693" calcext:value-type="float">
            <text:p>1438659516.77693</text:p>
          </table:table-cell>
          <table:table-cell office:value-type="float" office:value="65632" calcext:value-type="float">
            <text:p>65632</text:p>
          </table:table-cell>
          <table:table-cell table:formula="of:=[.B245]-[.B$2]" office:value-type="float" office:value="22.3198747634888" calcext:value-type="float">
            <text:p>22.3198747635</text:p>
          </table:table-cell>
          <table:table-cell table:formula="of:=[.C245]/([.D245]-[.D244])" office:value-type="float" office:value="1087326.24511399" calcext:value-type="float">
            <text:p>1087326.2451139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38659516.83733" calcext:value-type="float">
            <text:p>1438659516.83733</text:p>
          </table:table-cell>
          <table:table-cell office:value-type="float" office:value="65632" calcext:value-type="float">
            <text:p>65632</text:p>
          </table:table-cell>
          <table:table-cell table:formula="of:=[.B246]-[.B$2]" office:value-type="float" office:value="22.3802807331085" calcext:value-type="float">
            <text:p>22.3802807331</text:p>
          </table:table-cell>
          <table:table-cell table:formula="of:=[.C246]/([.D246]-[.D245])" office:value-type="float" office:value="1086515.13108963" calcext:value-type="float">
            <text:p>1086515.1310896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38659516.8977" calcext:value-type="float">
            <text:p>1438659516.8977</text:p>
          </table:table-cell>
          <table:table-cell office:value-type="float" office:value="65632" calcext:value-type="float">
            <text:p>65632</text:p>
          </table:table-cell>
          <table:table-cell table:formula="of:=[.B247]-[.B$2]" office:value-type="float" office:value="22.4406538009644" calcext:value-type="float">
            <text:p>22.440653801</text:p>
          </table:table-cell>
          <table:table-cell table:formula="of:=[.C247]/([.D247]-[.D246])" office:value-type="float" office:value="1087107.25379606" calcext:value-type="float">
            <text:p>1087107.2537960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38659516.95807" calcext:value-type="float">
            <text:p>1438659516.95807</text:p>
          </table:table-cell>
          <table:table-cell office:value-type="float" office:value="65632" calcext:value-type="float">
            <text:p>65632</text:p>
          </table:table-cell>
          <table:table-cell table:formula="of:=[.B248]-[.B$2]" office:value-type="float" office:value="22.5010228157043" calcext:value-type="float">
            <text:p>22.5010228157</text:p>
          </table:table-cell>
          <table:table-cell table:formula="of:=[.C248]/([.D248]-[.D247])" office:value-type="float" office:value="1087180.24110013" calcext:value-type="float">
            <text:p>1087180.2411001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38659520.02541" calcext:value-type="float">
            <text:p>1438659520.02541</text:p>
          </table:table-cell>
          <table:table-cell office:value-type="float" office:value="65632" calcext:value-type="float">
            <text:p>65632</text:p>
          </table:table-cell>
          <table:table-cell table:formula="of:=[.B249]-[.B$2]" office:value-type="float" office:value="25.5683567523956" calcext:value-type="float">
            <text:p>25.5683567524</text:p>
          </table:table-cell>
          <table:table-cell table:formula="of:=[.C249]/([.D249]-[.D248])" office:value-type="float" office:value="21397.0833807541" calcext:value-type="float">
            <text:p>21397.083380754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38659520.10768" calcext:value-type="float">
            <text:p>1438659520.10768</text:p>
          </table:table-cell>
          <table:table-cell office:value-type="float" office:value="65632" calcext:value-type="float">
            <text:p>65632</text:p>
          </table:table-cell>
          <table:table-cell table:formula="of:=[.B250]-[.B$2]" office:value-type="float" office:value="25.6506307125092" calcext:value-type="float">
            <text:p>25.6506307125</text:p>
          </table:table-cell>
          <table:table-cell table:formula="of:=[.C250]/([.D250]-[.D249])" office:value-type="float" office:value="797725.062819852" calcext:value-type="float">
            <text:p>797725.06281985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38659520.18999" calcext:value-type="float">
            <text:p>1438659520.18999</text:p>
          </table:table-cell>
          <table:table-cell office:value-type="float" office:value="65632" calcext:value-type="float">
            <text:p>65632</text:p>
          </table:table-cell>
          <table:table-cell table:formula="of:=[.B251]-[.B$2]" office:value-type="float" office:value="25.7329394817352" calcext:value-type="float">
            <text:p>25.7329394817</text:p>
          </table:table-cell>
          <table:table-cell table:formula="of:=[.C251]/([.D251]-[.D250])" office:value-type="float" office:value="797387.697776542" calcext:value-type="float">
            <text:p>797387.69777654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38659520.27225" calcext:value-type="float">
            <text:p>1438659520.27225</text:p>
          </table:table-cell>
          <table:table-cell office:value-type="float" office:value="65632" calcext:value-type="float">
            <text:p>65632</text:p>
          </table:table-cell>
          <table:table-cell table:formula="of:=[.B252]-[.B$2]" office:value-type="float" office:value="25.815201997757" calcext:value-type="float">
            <text:p>25.8152019978</text:p>
          </table:table-cell>
          <table:table-cell table:formula="of:=[.C252]/([.D252]-[.D251])" office:value-type="float" office:value="797836.039717825" calcext:value-type="float">
            <text:p>797836.03971782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38659520.35454" calcext:value-type="float">
            <text:p>1438659520.35454</text:p>
          </table:table-cell>
          <table:table-cell office:value-type="float" office:value="65632" calcext:value-type="float">
            <text:p>65632</text:p>
          </table:table-cell>
          <table:table-cell table:formula="of:=[.B253]-[.B$2]" office:value-type="float" office:value="25.8974878787994" calcext:value-type="float">
            <text:p>25.8974878788</text:p>
          </table:table-cell>
          <table:table-cell table:formula="of:=[.C253]/([.D253]-[.D252])" office:value-type="float" office:value="797609.494709271" calcext:value-type="float">
            <text:p>797609.49470927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38659520.43681" calcext:value-type="float">
            <text:p>1438659520.43681</text:p>
          </table:table-cell>
          <table:table-cell office:value-type="float" office:value="65632" calcext:value-type="float">
            <text:p>65632</text:p>
          </table:table-cell>
          <table:table-cell table:formula="of:=[.B254]-[.B$2]" office:value-type="float" office:value="25.9797549247742" calcext:value-type="float">
            <text:p>25.9797549248</text:p>
          </table:table-cell>
          <table:table-cell table:formula="of:=[.C254]/([.D254]-[.D253])" office:value-type="float" office:value="797792.107670416" calcext:value-type="float">
            <text:p>797792.10767041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38659520.51908" calcext:value-type="float">
            <text:p>1438659520.51908</text:p>
          </table:table-cell>
          <table:table-cell office:value-type="float" office:value="65632" calcext:value-type="float">
            <text:p>65632</text:p>
          </table:table-cell>
          <table:table-cell table:formula="of:=[.B255]-[.B$2]" office:value-type="float" office:value="26.0620315074921" calcext:value-type="float">
            <text:p>26.0620315075</text:p>
          </table:table-cell>
          <table:table-cell table:formula="of:=[.C255]/([.D255]-[.D254])" office:value-type="float" office:value="797699.63496217" calcext:value-type="float">
            <text:p>797699.6349621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38659520.60135" calcext:value-type="float">
            <text:p>1438659520.60135</text:p>
          </table:table-cell>
          <table:table-cell office:value-type="float" office:value="65632" calcext:value-type="float">
            <text:p>65632</text:p>
          </table:table-cell>
          <table:table-cell table:formula="of:=[.B256]-[.B$2]" office:value-type="float" office:value="26.1442966461182" calcext:value-type="float">
            <text:p>26.1442966461</text:p>
          </table:table-cell>
          <table:table-cell table:formula="of:=[.C256]/([.D256]-[.D255])" office:value-type="float" office:value="797810.604784883" calcext:value-type="float">
            <text:p>797810.60478488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38659520.68368" calcext:value-type="float">
            <text:p>1438659520.68368</text:p>
          </table:table-cell>
          <table:table-cell office:value-type="float" office:value="65632" calcext:value-type="float">
            <text:p>65632</text:p>
          </table:table-cell>
          <table:table-cell table:formula="of:=[.B257]-[.B$2]" office:value-type="float" office:value="26.2266318798065" calcext:value-type="float">
            <text:p>26.2266318798</text:p>
          </table:table-cell>
          <table:table-cell table:formula="of:=[.C257]/([.D257]-[.D256])" office:value-type="float" office:value="797131.398793649" calcext:value-type="float">
            <text:p>797131.3987936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38659520.76622" calcext:value-type="float">
            <text:p>1438659520.76622</text:p>
          </table:table-cell>
          <table:table-cell office:value-type="float" office:value="65632" calcext:value-type="float">
            <text:p>65632</text:p>
          </table:table-cell>
          <table:table-cell table:formula="of:=[.B258]-[.B$2]" office:value-type="float" office:value="26.3091726303101" calcext:value-type="float">
            <text:p>26.3091726303</text:p>
          </table:table-cell>
          <table:table-cell table:formula="of:=[.C258]/([.D258]-[.D257])" office:value-type="float" office:value="795146.634839299" calcext:value-type="float">
            <text:p>795146.63483929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38659520.84852" calcext:value-type="float">
            <text:p>1438659520.84852</text:p>
          </table:table-cell>
          <table:table-cell office:value-type="float" office:value="65632" calcext:value-type="float">
            <text:p>65632</text:p>
          </table:table-cell>
          <table:table-cell table:formula="of:=[.B259]-[.B$2]" office:value-type="float" office:value="26.3914723396301" calcext:value-type="float">
            <text:p>26.3914723396</text:p>
          </table:table-cell>
          <table:table-cell table:formula="of:=[.C259]/([.D259]-[.D258])" office:value-type="float" office:value="797475.477644196" calcext:value-type="float">
            <text:p>797475.47764419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38659520.93078" calcext:value-type="float">
            <text:p>1438659520.93078</text:p>
          </table:table-cell>
          <table:table-cell office:value-type="float" office:value="65632" calcext:value-type="float">
            <text:p>65632</text:p>
          </table:table-cell>
          <table:table-cell table:formula="of:=[.B260]-[.B$2]" office:value-type="float" office:value="26.4737257957458" calcext:value-type="float">
            <text:p>26.4737257957</text:p>
          </table:table-cell>
          <table:table-cell table:formula="of:=[.C260]/([.D260]-[.D259])" office:value-type="float" office:value="797923.918329488" calcext:value-type="float">
            <text:p>797923.91832948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38659521.01307" calcext:value-type="float">
            <text:p>1438659521.01307</text:p>
          </table:table-cell>
          <table:table-cell office:value-type="float" office:value="65632" calcext:value-type="float">
            <text:p>65632</text:p>
          </table:table-cell>
          <table:table-cell table:formula="of:=[.B261]-[.B$2]" office:value-type="float" office:value="26.5560145378113" calcext:value-type="float">
            <text:p>26.5560145378</text:p>
          </table:table-cell>
          <table:table-cell table:formula="of:=[.C261]/([.D261]-[.D260])" office:value-type="float" office:value="797581.763345155" calcext:value-type="float">
            <text:p>797581.76334515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38659521.09138" calcext:value-type="float">
            <text:p>1438659521.09138</text:p>
          </table:table-cell>
          <table:table-cell office:value-type="float" office:value="65632" calcext:value-type="float">
            <text:p>65632</text:p>
          </table:table-cell>
          <table:table-cell table:formula="of:=[.B262]-[.B$2]" office:value-type="float" office:value="26.6343312263489" calcext:value-type="float">
            <text:p>26.6343312263</text:p>
          </table:table-cell>
          <table:table-cell table:formula="of:=[.C262]/([.D262]-[.D261])" office:value-type="float" office:value="838033.390143812" calcext:value-type="float">
            <text:p>838033.3901438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38659521.16969" calcext:value-type="float">
            <text:p>1438659521.16969</text:p>
          </table:table-cell>
          <table:table-cell office:value-type="float" office:value="65632" calcext:value-type="float">
            <text:p>65632</text:p>
          </table:table-cell>
          <table:table-cell table:formula="of:=[.B263]-[.B$2]" office:value-type="float" office:value="26.7126421928406" calcext:value-type="float">
            <text:p>26.7126421928</text:p>
          </table:table-cell>
          <table:table-cell table:formula="of:=[.C263]/([.D263]-[.D262])" office:value-type="float" office:value="838094.623783718" calcext:value-type="float">
            <text:p>838094.62378371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38659521.24796" calcext:value-type="float">
            <text:p>1438659521.24796</text:p>
          </table:table-cell>
          <table:table-cell office:value-type="float" office:value="65632" calcext:value-type="float">
            <text:p>65632</text:p>
          </table:table-cell>
          <table:table-cell table:formula="of:=[.B264]-[.B$2]" office:value-type="float" office:value="26.7909095287323" calcext:value-type="float">
            <text:p>26.7909095287</text:p>
          </table:table-cell>
          <table:table-cell table:formula="of:=[.C264]/([.D264]-[.D263])" office:value-type="float" office:value="838561.824702919" calcext:value-type="float">
            <text:p>838561.82470291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38659521.32624" calcext:value-type="float">
            <text:p>1438659521.32624</text:p>
          </table:table-cell>
          <table:table-cell office:value-type="float" office:value="65632" calcext:value-type="float">
            <text:p>65632</text:p>
          </table:table-cell>
          <table:table-cell table:formula="of:=[.B265]-[.B$2]" office:value-type="float" office:value="26.8691852092743" calcext:value-type="float">
            <text:p>26.8691852093</text:p>
          </table:table-cell>
          <table:table-cell table:formula="of:=[.C265]/([.D265]-[.D264])" office:value-type="float" office:value="838472.429055289" calcext:value-type="float">
            <text:p>838472.42905528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38659521.40462" calcext:value-type="float">
            <text:p>1438659521.40462</text:p>
          </table:table-cell>
          <table:table-cell office:value-type="float" office:value="65632" calcext:value-type="float">
            <text:p>65632</text:p>
          </table:table-cell>
          <table:table-cell table:formula="of:=[.B266]-[.B$2]" office:value-type="float" office:value="26.9475660324097" calcext:value-type="float">
            <text:p>26.9475660324</text:p>
          </table:table-cell>
          <table:table-cell table:formula="of:=[.C266]/([.D266]-[.D265])" office:value-type="float" office:value="837347.674783196" calcext:value-type="float">
            <text:p>837347.67478319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38659521.48287" calcext:value-type="float">
            <text:p>1438659521.48287</text:p>
          </table:table-cell>
          <table:table-cell office:value-type="float" office:value="65632" calcext:value-type="float">
            <text:p>65632</text:p>
          </table:table-cell>
          <table:table-cell table:formula="of:=[.B267]-[.B$2]" office:value-type="float" office:value="27.0258166790009" calcext:value-type="float">
            <text:p>27.025816679</text:p>
          </table:table-cell>
          <table:table-cell table:formula="of:=[.C267]/([.D267]-[.D266])" office:value-type="float" office:value="838740.673197098" calcext:value-type="float">
            <text:p>838740.67319709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38659521.56119" calcext:value-type="float">
            <text:p>1438659521.56119</text:p>
          </table:table-cell>
          <table:table-cell office:value-type="float" office:value="65632" calcext:value-type="float">
            <text:p>65632</text:p>
          </table:table-cell>
          <table:table-cell table:formula="of:=[.B268]-[.B$2]" office:value-type="float" office:value="27.1041378974915" calcext:value-type="float">
            <text:p>27.1041378975</text:p>
          </table:table-cell>
          <table:table-cell table:formula="of:=[.C268]/([.D268]-[.D267])" office:value-type="float" office:value="837984.919857657" calcext:value-type="float">
            <text:p>837984.91985765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38659521.63957" calcext:value-type="float">
            <text:p>1438659521.63957</text:p>
          </table:table-cell>
          <table:table-cell office:value-type="float" office:value="65632" calcext:value-type="float">
            <text:p>65632</text:p>
          </table:table-cell>
          <table:table-cell table:formula="of:=[.B269]-[.B$2]" office:value-type="float" office:value="27.1825206279755" calcext:value-type="float">
            <text:p>27.182520628</text:p>
          </table:table-cell>
          <table:table-cell table:formula="of:=[.C269]/([.D269]-[.D268])" office:value-type="float" office:value="837327.298943609" calcext:value-type="float">
            <text:p>837327.29894360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38659521.7179" calcext:value-type="float">
            <text:p>1438659521.7179</text:p>
          </table:table-cell>
          <table:table-cell office:value-type="float" office:value="65632" calcext:value-type="float">
            <text:p>65632</text:p>
          </table:table-cell>
          <table:table-cell table:formula="of:=[.B270]-[.B$2]" office:value-type="float" office:value="27.2608444690704" calcext:value-type="float">
            <text:p>27.2608444691</text:p>
          </table:table-cell>
          <table:table-cell table:formula="of:=[.C270]/([.D270]-[.D269])" office:value-type="float" office:value="837956.860675649" calcext:value-type="float">
            <text:p>837956.86067564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38659521.79619" calcext:value-type="float">
            <text:p>1438659521.79619</text:p>
          </table:table-cell>
          <table:table-cell office:value-type="float" office:value="65632" calcext:value-type="float">
            <text:p>65632</text:p>
          </table:table-cell>
          <table:table-cell table:formula="of:=[.B271]-[.B$2]" office:value-type="float" office:value="27.3391408920288" calcext:value-type="float">
            <text:p>27.339140892</text:p>
          </table:table-cell>
          <table:table-cell table:formula="of:=[.C271]/([.D271]-[.D270])" office:value-type="float" office:value="838250.299568513" calcext:value-type="float">
            <text:p>838250.29956851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38659521.87444" calcext:value-type="float">
            <text:p>1438659521.87444</text:p>
          </table:table-cell>
          <table:table-cell office:value-type="float" office:value="65632" calcext:value-type="float">
            <text:p>65632</text:p>
          </table:table-cell>
          <table:table-cell table:formula="of:=[.B272]-[.B$2]" office:value-type="float" office:value="27.4173927307129" calcext:value-type="float">
            <text:p>27.4173927307</text:p>
          </table:table-cell>
          <table:table-cell table:formula="of:=[.C272]/([.D272]-[.D271])" office:value-type="float" office:value="838727.895774682" calcext:value-type="float">
            <text:p>838727.89577468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38659521.95268" calcext:value-type="float">
            <text:p>1438659521.95268</text:p>
          </table:table-cell>
          <table:table-cell office:value-type="float" office:value="65632" calcext:value-type="float">
            <text:p>65632</text:p>
          </table:table-cell>
          <table:table-cell table:formula="of:=[.B273]-[.B$2]" office:value-type="float" office:value="27.4956331253052" calcext:value-type="float">
            <text:p>27.4956331253</text:p>
          </table:table-cell>
          <table:table-cell table:formula="of:=[.C273]/([.D273]-[.D272])" office:value-type="float" office:value="838850.575102693" calcext:value-type="float">
            <text:p>838850.57510269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38659522.02596" calcext:value-type="float">
            <text:p>1438659522.02596</text:p>
          </table:table-cell>
          <table:table-cell office:value-type="float" office:value="65632" calcext:value-type="float">
            <text:p>65632</text:p>
          </table:table-cell>
          <table:table-cell table:formula="of:=[.B274]-[.B$2]" office:value-type="float" office:value="27.5689089298248" calcext:value-type="float">
            <text:p>27.5689089298</text:p>
          </table:table-cell>
          <table:table-cell table:formula="of:=[.C274]/([.D274]-[.D273])" office:value-type="float" office:value="895684.468157519" calcext:value-type="float">
            <text:p>895684.46815751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38659522.09019" calcext:value-type="float">
            <text:p>1438659522.09019</text:p>
          </table:table-cell>
          <table:table-cell office:value-type="float" office:value="65632" calcext:value-type="float">
            <text:p>65632</text:p>
          </table:table-cell>
          <table:table-cell table:formula="of:=[.B275]-[.B$2]" office:value-type="float" office:value="27.6331393718719" calcext:value-type="float">
            <text:p>27.6331393719</text:p>
          </table:table-cell>
          <table:table-cell table:formula="of:=[.C275]/([.D275]-[.D274])" office:value-type="float" office:value="1021820.7738918" calcext:value-type="float">
            <text:p>1021820.773891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38659522.1544" calcext:value-type="float">
            <text:p>1438659522.1544</text:p>
          </table:table-cell>
          <table:table-cell office:value-type="float" office:value="65632" calcext:value-type="float">
            <text:p>65632</text:p>
          </table:table-cell>
          <table:table-cell table:formula="of:=[.B276]-[.B$2]" office:value-type="float" office:value="27.6973452568054" calcext:value-type="float">
            <text:p>27.6973452568</text:p>
          </table:table-cell>
          <table:table-cell table:formula="of:=[.C276]/([.D276]-[.D275])" office:value-type="float" office:value="1022211.59427996" calcext:value-type="float">
            <text:p>1022211.5942799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38659522.21869" calcext:value-type="float">
            <text:p>1438659522.21869</text:p>
          </table:table-cell>
          <table:table-cell office:value-type="float" office:value="65632" calcext:value-type="float">
            <text:p>65632</text:p>
          </table:table-cell>
          <table:table-cell table:formula="of:=[.B277]-[.B$2]" office:value-type="float" office:value="27.7616350650787" calcext:value-type="float">
            <text:p>27.7616350651</text:p>
          </table:table-cell>
          <table:table-cell table:formula="of:=[.C277]/([.D277]-[.D276])" office:value-type="float" office:value="1020877.20842126" calcext:value-type="float">
            <text:p>1020877.2084212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38659522.2829" calcext:value-type="float">
            <text:p>1438659522.2829</text:p>
          </table:table-cell>
          <table:table-cell office:value-type="float" office:value="65632" calcext:value-type="float">
            <text:p>65632</text:p>
          </table:table-cell>
          <table:table-cell table:formula="of:=[.B278]-[.B$2]" office:value-type="float" office:value="27.8258485794067" calcext:value-type="float">
            <text:p>27.8258485794</text:p>
          </table:table-cell>
          <table:table-cell table:formula="of:=[.C278]/([.D278]-[.D277])" office:value-type="float" office:value="1022090.14234529" calcext:value-type="float">
            <text:p>1022090.1423452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38659522.34712" calcext:value-type="float">
            <text:p>1438659522.34712</text:p>
          </table:table-cell>
          <table:table-cell office:value-type="float" office:value="65632" calcext:value-type="float">
            <text:p>65632</text:p>
          </table:table-cell>
          <table:table-cell table:formula="of:=[.B279]-[.B$2]" office:value-type="float" office:value="27.8900730609894" calcext:value-type="float">
            <text:p>27.890073061</text:p>
          </table:table-cell>
          <table:table-cell table:formula="of:=[.C279]/([.D279]-[.D278])" office:value-type="float" office:value="1021915.60574214" calcext:value-type="float">
            <text:p>1021915.6057421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38659522.41134" calcext:value-type="float">
            <text:p>1438659522.41134</text:p>
          </table:table-cell>
          <table:table-cell office:value-type="float" office:value="65632" calcext:value-type="float">
            <text:p>65632</text:p>
          </table:table-cell>
          <table:table-cell table:formula="of:=[.B280]-[.B$2]" office:value-type="float" office:value="27.9542846679688" calcext:value-type="float">
            <text:p>27.954284668</text:p>
          </table:table-cell>
          <table:table-cell table:formula="of:=[.C280]/([.D280]-[.D279])" office:value-type="float" office:value="1022120.50262324" calcext:value-type="float">
            <text:p>1022120.5026232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38659522.47556" calcext:value-type="float">
            <text:p>1438659522.47556</text:p>
          </table:table-cell>
          <table:table-cell office:value-type="float" office:value="65632" calcext:value-type="float">
            <text:p>65632</text:p>
          </table:table-cell>
          <table:table-cell table:formula="of:=[.B281]-[.B$2]" office:value-type="float" office:value="28.0185110569" calcext:value-type="float">
            <text:p>28.0185110569</text:p>
          </table:table-cell>
          <table:table-cell table:formula="of:=[.C281]/([.D281]-[.D280])" office:value-type="float" office:value="1021885.25763498" calcext:value-type="float">
            <text:p>1021885.2576349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38659522.53978" calcext:value-type="float">
            <text:p>1438659522.53978</text:p>
          </table:table-cell>
          <table:table-cell office:value-type="float" office:value="65632" calcext:value-type="float">
            <text:p>65632</text:p>
          </table:table-cell>
          <table:table-cell table:formula="of:=[.B282]-[.B$2]" office:value-type="float" office:value="28.0827248096466" calcext:value-type="float">
            <text:p>28.0827248096</text:p>
          </table:table-cell>
          <table:table-cell table:formula="of:=[.C282]/([.D282]-[.D281])" office:value-type="float" office:value="1022086.34743736" calcext:value-type="float">
            <text:p>1022086.3474373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38659522.60418" calcext:value-type="float">
            <text:p>1438659522.60418</text:p>
          </table:table-cell>
          <table:table-cell office:value-type="float" office:value="65632" calcext:value-type="float">
            <text:p>65632</text:p>
          </table:table-cell>
          <table:table-cell table:formula="of:=[.B283]-[.B$2]" office:value-type="float" office:value="28.1471281051636" calcext:value-type="float">
            <text:p>28.1471281052</text:p>
          </table:table-cell>
          <table:table-cell table:formula="of:=[.C283]/([.D283]-[.D282])" office:value-type="float" office:value="1019078.28587294" calcext:value-type="float">
            <text:p>1019078.2858729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38659522.66856" calcext:value-type="float">
            <text:p>1438659522.66856</text:p>
          </table:table-cell>
          <table:table-cell office:value-type="float" office:value="65632" calcext:value-type="float">
            <text:p>65632</text:p>
          </table:table-cell>
          <table:table-cell table:formula="of:=[.B284]-[.B$2]" office:value-type="float" office:value="28.2115108966827" calcext:value-type="float">
            <text:p>28.2115108967</text:p>
          </table:table-cell>
          <table:table-cell table:formula="of:=[.C284]/([.D284]-[.D283])" office:value-type="float" office:value="1019402.8318959" calcext:value-type="float">
            <text:p>1019402.831895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38659522.73283" calcext:value-type="float">
            <text:p>1438659522.73283</text:p>
          </table:table-cell>
          <table:table-cell office:value-type="float" office:value="65632" calcext:value-type="float">
            <text:p>65632</text:p>
          </table:table-cell>
          <table:table-cell table:formula="of:=[.B285]-[.B$2]" office:value-type="float" office:value="28.2757823467255" calcext:value-type="float">
            <text:p>28.2757823467</text:p>
          </table:table-cell>
          <table:table-cell table:formula="of:=[.C285]/([.D285]-[.D284])" office:value-type="float" office:value="1021168.80755562" calcext:value-type="float">
            <text:p>1021168.8075556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38659522.79717" calcext:value-type="float">
            <text:p>1438659522.79717</text:p>
          </table:table-cell>
          <table:table-cell office:value-type="float" office:value="65632" calcext:value-type="float">
            <text:p>65632</text:p>
          </table:table-cell>
          <table:table-cell table:formula="of:=[.B286]-[.B$2]" office:value-type="float" office:value="28.3401231765747" calcext:value-type="float">
            <text:p>28.3401231766</text:p>
          </table:table-cell>
          <table:table-cell table:formula="of:=[.C286]/([.D286]-[.D285])" office:value-type="float" office:value="1020067.66393567" calcext:value-type="float">
            <text:p>1020067.6639356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38659522.86142" calcext:value-type="float">
            <text:p>1438659522.86142</text:p>
          </table:table-cell>
          <table:table-cell office:value-type="float" office:value="65632" calcext:value-type="float">
            <text:p>65632</text:p>
          </table:table-cell>
          <table:table-cell table:formula="of:=[.B287]-[.B$2]" office:value-type="float" office:value="28.4043731689453" calcext:value-type="float">
            <text:p>28.4043731689</text:p>
          </table:table-cell>
          <table:table-cell table:formula="of:=[.C287]/([.D287]-[.D286])" office:value-type="float" office:value="1021509.8489261" calcext:value-type="float">
            <text:p>1021509.848926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38659522.92574" calcext:value-type="float">
            <text:p>1438659522.92574</text:p>
          </table:table-cell>
          <table:table-cell office:value-type="float" office:value="65632" calcext:value-type="float">
            <text:p>65632</text:p>
          </table:table-cell>
          <table:table-cell table:formula="of:=[.B288]-[.B$2]" office:value-type="float" office:value="28.4686841964722" calcext:value-type="float">
            <text:p>28.4686841965</text:p>
          </table:table-cell>
          <table:table-cell table:formula="of:=[.C288]/([.D288]-[.D287])" office:value-type="float" office:value="1020540.37268481" calcext:value-type="float">
            <text:p>1020540.3726848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38659522.98999" calcext:value-type="float">
            <text:p>1438659522.98999</text:p>
          </table:table-cell>
          <table:table-cell office:value-type="float" office:value="65632" calcext:value-type="float">
            <text:p>65632</text:p>
          </table:table-cell>
          <table:table-cell table:formula="of:=[.B289]-[.B$2]" office:value-type="float" office:value="28.5329406261444" calcext:value-type="float">
            <text:p>28.5329406261</text:p>
          </table:table-cell>
          <table:table-cell table:formula="of:=[.C289]/([.D289]-[.D288])" office:value-type="float" office:value="1021407.51259874" calcext:value-type="float">
            <text:p>1021407.5125987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38659523.05636" calcext:value-type="float">
            <text:p>1438659523.05636</text:p>
          </table:table-cell>
          <table:table-cell office:value-type="float" office:value="65632" calcext:value-type="float">
            <text:p>65632</text:p>
          </table:table-cell>
          <table:table-cell table:formula="of:=[.B290]-[.B$2]" office:value-type="float" office:value="28.5993077754974" calcext:value-type="float">
            <text:p>28.5993077755</text:p>
          </table:table-cell>
          <table:table-cell table:formula="of:=[.C290]/([.D290]-[.D289])" office:value-type="float" office:value="988922.99337558" calcext:value-type="float">
            <text:p>988922.9933755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38659523.12267" calcext:value-type="float">
            <text:p>1438659523.12267</text:p>
          </table:table-cell>
          <table:table-cell office:value-type="float" office:value="65632" calcext:value-type="float">
            <text:p>65632</text:p>
          </table:table-cell>
          <table:table-cell table:formula="of:=[.B291]-[.B$2]" office:value-type="float" office:value="28.6656205654144" calcext:value-type="float">
            <text:p>28.6656205654</text:p>
          </table:table-cell>
          <table:table-cell table:formula="of:=[.C291]/([.D291]-[.D290])" office:value-type="float" office:value="989733.655938102" calcext:value-type="float">
            <text:p>989733.65593810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38659523.18903" calcext:value-type="float">
            <text:p>1438659523.18903</text:p>
          </table:table-cell>
          <table:table-cell office:value-type="float" office:value="65632" calcext:value-type="float">
            <text:p>65632</text:p>
          </table:table-cell>
          <table:table-cell table:formula="of:=[.B292]-[.B$2]" office:value-type="float" office:value="28.7319762706757" calcext:value-type="float">
            <text:p>28.7319762707</text:p>
          </table:table-cell>
          <table:table-cell table:formula="of:=[.C292]/([.D292]-[.D291])" office:value-type="float" office:value="989093.548800644" calcext:value-type="float">
            <text:p>989093.54880064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38659523.25543" calcext:value-type="float">
            <text:p>1438659523.25543</text:p>
          </table:table-cell>
          <table:table-cell office:value-type="float" office:value="65632" calcext:value-type="float">
            <text:p>65632</text:p>
          </table:table-cell>
          <table:table-cell table:formula="of:=[.B293]-[.B$2]" office:value-type="float" office:value="28.7983772754669" calcext:value-type="float">
            <text:p>28.7983772755</text:p>
          </table:table-cell>
          <table:table-cell table:formula="of:=[.C293]/([.D293]-[.D292])" office:value-type="float" office:value="988418.777792938" calcext:value-type="float">
            <text:p>988418.77779293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38659523.3218" calcext:value-type="float">
            <text:p>1438659523.3218</text:p>
          </table:table-cell>
          <table:table-cell office:value-type="float" office:value="65632" calcext:value-type="float">
            <text:p>65632</text:p>
          </table:table-cell>
          <table:table-cell table:formula="of:=[.B294]-[.B$2]" office:value-type="float" office:value="28.8647525310516" calcext:value-type="float">
            <text:p>28.8647525311</text:p>
          </table:table-cell>
          <table:table-cell table:formula="of:=[.C294]/([.D294]-[.D293])" office:value-type="float" office:value="988802.218866515" calcext:value-type="float">
            <text:p>988802.21886651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38659523.38813" calcext:value-type="float">
            <text:p>1438659523.38813</text:p>
          </table:table-cell>
          <table:table-cell office:value-type="float" office:value="65632" calcext:value-type="float">
            <text:p>65632</text:p>
          </table:table-cell>
          <table:table-cell table:formula="of:=[.B295]-[.B$2]" office:value-type="float" office:value="28.9310805797577" calcext:value-type="float">
            <text:p>28.9310805798</text:p>
          </table:table-cell>
          <table:table-cell table:formula="of:=[.C295]/([.D295]-[.D294])" office:value-type="float" office:value="989505.967390367" calcext:value-type="float">
            <text:p>989505.96739036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38659523.45446" calcext:value-type="float">
            <text:p>1438659523.45446</text:p>
          </table:table-cell>
          <table:table-cell office:value-type="float" office:value="65632" calcext:value-type="float">
            <text:p>65632</text:p>
          </table:table-cell>
          <table:table-cell table:formula="of:=[.B296]-[.B$2]" office:value-type="float" office:value="28.9974091053009" calcext:value-type="float">
            <text:p>28.9974091053</text:p>
          </table:table-cell>
          <table:table-cell table:formula="of:=[.C296]/([.D296]-[.D295])" office:value-type="float" office:value="989498.853811259" calcext:value-type="float">
            <text:p>989498.85381125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38659523.52086" calcext:value-type="float">
            <text:p>1438659523.52086</text:p>
          </table:table-cell>
          <table:table-cell office:value-type="float" office:value="65632" calcext:value-type="float">
            <text:p>65632</text:p>
          </table:table-cell>
          <table:table-cell table:formula="of:=[.B297]-[.B$2]" office:value-type="float" office:value="29.0638070106506" calcext:value-type="float">
            <text:p>29.0638070107</text:p>
          </table:table-cell>
          <table:table-cell table:formula="of:=[.C297]/([.D297]-[.D296])" office:value-type="float" office:value="988464.916992528" calcext:value-type="float">
            <text:p>988464.91699252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38659523.58719" calcext:value-type="float">
            <text:p>1438659523.58719</text:p>
          </table:table-cell>
          <table:table-cell office:value-type="float" office:value="65632" calcext:value-type="float">
            <text:p>65632</text:p>
          </table:table-cell>
          <table:table-cell table:formula="of:=[.B298]-[.B$2]" office:value-type="float" office:value="29.1301412582397" calcext:value-type="float">
            <text:p>29.1301412582</text:p>
          </table:table-cell>
          <table:table-cell table:formula="of:=[.C298]/([.D298]-[.D297])" office:value-type="float" office:value="989413.498839073" calcext:value-type="float">
            <text:p>989413.49883907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38659523.65353" calcext:value-type="float">
            <text:p>1438659523.65353</text:p>
          </table:table-cell>
          <table:table-cell office:value-type="float" office:value="65632" calcext:value-type="float">
            <text:p>65632</text:p>
          </table:table-cell>
          <table:table-cell table:formula="of:=[.B299]-[.B$2]" office:value-type="float" office:value="29.1964764595032" calcext:value-type="float">
            <text:p>29.1964764595</text:p>
          </table:table-cell>
          <table:table-cell table:formula="of:=[.C299]/([.D299]-[.D298])" office:value-type="float" office:value="989399.274442009" calcext:value-type="float">
            <text:p>989399.27444200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38659523.71989" calcext:value-type="float">
            <text:p>1438659523.71989</text:p>
          </table:table-cell>
          <table:table-cell office:value-type="float" office:value="65632" calcext:value-type="float">
            <text:p>65632</text:p>
          </table:table-cell>
          <table:table-cell table:formula="of:=[.B300]-[.B$2]" office:value-type="float" office:value="29.2628438472748" calcext:value-type="float">
            <text:p>29.2628438473</text:p>
          </table:table-cell>
          <table:table-cell table:formula="of:=[.C300]/([.D300]-[.D299])" office:value-type="float" office:value="988919.440763027" calcext:value-type="float">
            <text:p>988919.44076302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38659523.78631" calcext:value-type="float">
            <text:p>1438659523.78631</text:p>
          </table:table-cell>
          <table:table-cell office:value-type="float" office:value="65632" calcext:value-type="float">
            <text:p>65632</text:p>
          </table:table-cell>
          <table:table-cell table:formula="of:=[.B301]-[.B$2]" office:value-type="float" office:value="29.3292555809021" calcext:value-type="float">
            <text:p>29.3292555809</text:p>
          </table:table-cell>
          <table:table-cell table:formula="of:=[.C301]/([.D301]-[.D300])" office:value-type="float" office:value="988259.098434398" calcext:value-type="float">
            <text:p>988259.0984343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38659523.85257" calcext:value-type="float">
            <text:p>1438659523.85257</text:p>
          </table:table-cell>
          <table:table-cell office:value-type="float" office:value="65632" calcext:value-type="float">
            <text:p>65632</text:p>
          </table:table-cell>
          <table:table-cell table:formula="of:=[.B302]-[.B$2]" office:value-type="float" office:value="29.3955192565918" calcext:value-type="float">
            <text:p>29.3955192566</text:p>
          </table:table-cell>
          <table:table-cell table:formula="of:=[.C302]/([.D302]-[.D301])" office:value-type="float" office:value="990467.240413054" calcext:value-type="float">
            <text:p>990467.24041305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38659523.9189" calcext:value-type="float">
            <text:p>1438659523.9189</text:p>
          </table:table-cell>
          <table:table-cell office:value-type="float" office:value="65632" calcext:value-type="float">
            <text:p>65632</text:p>
          </table:table-cell>
          <table:table-cell table:formula="of:=[.B303]-[.B$2]" office:value-type="float" office:value="29.4618515968323" calcext:value-type="float">
            <text:p>29.4618515968</text:p>
          </table:table-cell>
          <table:table-cell table:formula="of:=[.C303]/([.D303]-[.D302])" office:value-type="float" office:value="989441.948860246" calcext:value-type="float">
            <text:p>989441.94886024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38659523.98524" calcext:value-type="float">
            <text:p>1438659523.98524</text:p>
          </table:table-cell>
          <table:table-cell office:value-type="float" office:value="65632" calcext:value-type="float">
            <text:p>65632</text:p>
          </table:table-cell>
          <table:table-cell table:formula="of:=[.B304]-[.B$2]" office:value-type="float" office:value="29.5281872749329" calcext:value-type="float">
            <text:p>29.5281872749</text:p>
          </table:table-cell>
          <table:table-cell table:formula="of:=[.C304]/([.D304]-[.D303])" office:value-type="float" office:value="989392.162396849" calcext:value-type="float">
            <text:p>989392.16239684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38659524.05165" calcext:value-type="float">
            <text:p>1438659524.05165</text:p>
          </table:table-cell>
          <table:table-cell office:value-type="float" office:value="65632" calcext:value-type="float">
            <text:p>65632</text:p>
          </table:table-cell>
          <table:table-cell table:formula="of:=[.B305]-[.B$2]" office:value-type="float" office:value="29.5945951938629" calcext:value-type="float">
            <text:p>29.5945951939</text:p>
          </table:table-cell>
          <table:table-cell table:formula="of:=[.C305]/([.D305]-[.D304])" office:value-type="float" office:value="988315.867406251" calcext:value-type="float">
            <text:p>988315.86740625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38659524.11799" calcext:value-type="float">
            <text:p>1438659524.11799</text:p>
          </table:table-cell>
          <table:table-cell office:value-type="float" office:value="65632" calcext:value-type="float">
            <text:p>65632</text:p>
          </table:table-cell>
          <table:table-cell table:formula="of:=[.B306]-[.B$2]" office:value-type="float" office:value="29.6609346866608" calcext:value-type="float">
            <text:p>29.6609346867</text:p>
          </table:table-cell>
          <table:table-cell table:formula="of:=[.C306]/([.D306]-[.D305])" office:value-type="float" office:value="989335.269716224" calcext:value-type="float">
            <text:p>989335.26971622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38659524.18426" calcext:value-type="float">
            <text:p>1438659524.18426</text:p>
          </table:table-cell>
          <table:table-cell office:value-type="float" office:value="65632" calcext:value-type="float">
            <text:p>65632</text:p>
          </table:table-cell>
          <table:table-cell table:formula="of:=[.B307]-[.B$2]" office:value-type="float" office:value="29.7272095680237" calcext:value-type="float">
            <text:p>29.727209568</text:p>
          </table:table-cell>
          <table:table-cell table:formula="of:=[.C307]/([.D307]-[.D306])" office:value-type="float" office:value="990299.773463272" calcext:value-type="float">
            <text:p>990299.77346327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38659524.25058" calcext:value-type="float">
            <text:p>1438659524.25058</text:p>
          </table:table-cell>
          <table:table-cell office:value-type="float" office:value="65632" calcext:value-type="float">
            <text:p>65632</text:p>
          </table:table-cell>
          <table:table-cell table:formula="of:=[.B308]-[.B$2]" office:value-type="float" office:value="29.7935247421265" calcext:value-type="float">
            <text:p>29.7935247421</text:p>
          </table:table-cell>
          <table:table-cell table:formula="of:=[.C308]/([.D308]-[.D307])" office:value-type="float" office:value="989698.072695635" calcext:value-type="float">
            <text:p>989698.07269563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38659524.31698" calcext:value-type="float">
            <text:p>1438659524.31698</text:p>
          </table:table-cell>
          <table:table-cell office:value-type="float" office:value="65632" calcext:value-type="float">
            <text:p>65632</text:p>
          </table:table-cell>
          <table:table-cell table:formula="of:=[.B309]-[.B$2]" office:value-type="float" office:value="29.8599336147308" calcext:value-type="float">
            <text:p>29.8599336147</text:p>
          </table:table-cell>
          <table:table-cell table:formula="of:=[.C309]/([.D309]-[.D308])" office:value-type="float" office:value="988301.674551858" calcext:value-type="float">
            <text:p>988301.67455185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38659524.38337" calcext:value-type="float">
            <text:p>1438659524.38337</text:p>
          </table:table-cell>
          <table:table-cell office:value-type="float" office:value="65632" calcext:value-type="float">
            <text:p>65632</text:p>
          </table:table-cell>
          <table:table-cell table:formula="of:=[.B310]-[.B$2]" office:value-type="float" office:value="29.9263215065002" calcext:value-type="float">
            <text:p>29.9263215065</text:p>
          </table:table-cell>
          <table:table-cell table:formula="of:=[.C310]/([.D310]-[.D309])" office:value-type="float" office:value="988614.011542426" calcext:value-type="float">
            <text:p>988614.01154242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38659524.44974" calcext:value-type="float">
            <text:p>1438659524.44974</text:p>
          </table:table-cell>
          <table:table-cell office:value-type="float" office:value="65632" calcext:value-type="float">
            <text:p>65632</text:p>
          </table:table-cell>
          <table:table-cell table:formula="of:=[.B311]-[.B$2]" office:value-type="float" office:value="29.9926908016205" calcext:value-type="float">
            <text:p>29.9926908016</text:p>
          </table:table-cell>
          <table:table-cell table:formula="of:=[.C311]/([.D311]-[.D310])" office:value-type="float" office:value="988891.020781469" calcext:value-type="float">
            <text:p>988891.02078146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38659524.51607" calcext:value-type="float">
            <text:p>1438659524.51607</text:p>
          </table:table-cell>
          <table:table-cell office:value-type="float" office:value="65632" calcext:value-type="float">
            <text:p>65632</text:p>
          </table:table-cell>
          <table:table-cell table:formula="of:=[.B312]-[.B$2]" office:value-type="float" office:value="30.0590212345123" calcext:value-type="float">
            <text:p>30.0590212345</text:p>
          </table:table-cell>
          <table:table-cell table:formula="of:=[.C312]/([.D312]-[.D311])" office:value-type="float" office:value="989470.400517595" calcext:value-type="float">
            <text:p>989470.4005175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3T22:40:45.589979500</dc:date>
    <meta:editing-duration>PT1M3S</meta:editing-duration>
    <meta:editing-cycles>1</meta:editing-cycles>
    <meta:document-statistic meta:table-count="1" meta:cell-count="1558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'pub1.sender_i.network'.D2:'pub1.sender_i.network'.E312" svg:x="0.32cm" svg:y="0.18cm" svg:width="12.508cm" svg:height="8.64cm">
          <chartooo:coordinate-region svg:x="1.682cm" svg:y="0.379cm" svg:width="10.77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ub1.sender_i.network'.E2:'pub1.sender_i.network'.E312" chart:class="chart:scatter">
            <chart:domain table:cell-range-address="'pub1.sender_i.network'.D2:'pub1.sender_i.network'.D312"/>
            <chart:data-point chart:repeated="3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ub1.sender_i.network'.D2:'pub1.sender_i.network'.D312</svg:desc>
                </draw:g>
              </table:table-cell>
              <table:table-cell office:value-type="float" office:value="0">
                <text:p>0</text:p>
                <draw:g>
                  <svg:desc>'pub1.sender_i.network'.E2:'pub1.sender_i.network'.E3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1516189575195">
                <text:p>0.0661516189575195</text:p>
              </table:table-cell>
              <table:table-cell office:value-type="float" office:value="992145.03037555">
                <text:p>992145.03037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2389783859253">
                <text:p>0.132389783859253</text:p>
              </table:table-cell>
              <table:table-cell office:value-type="float" office:value="990848.706291416">
                <text:p>990848.706291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8484420776367">
                <text:p>0.198484420776367</text:p>
              </table:table-cell>
              <table:table-cell office:value-type="float" office:value="993000.386435371">
                <text:p>993000.386435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4650583267212">
                <text:p>0.264650583267212</text:p>
              </table:table-cell>
              <table:table-cell office:value-type="float" office:value="991926.953736834">
                <text:p>991926.9537368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0810785293579">
                <text:p>0.330810785293579</text:p>
              </table:table-cell>
              <table:table-cell office:value-type="float" office:value="992016.31781359">
                <text:p>992016.31781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6981000900269">
                <text:p>0.396981000900269</text:p>
              </table:table-cell>
              <table:table-cell office:value-type="float" office:value="991866.195360635">
                <text:p>991866.195360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3122606277466">
                <text:p>0.463122606277466</text:p>
              </table:table-cell>
              <table:table-cell office:value-type="float" office:value="992295.237252089">
                <text:p>992295.2372520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9283761978149">
                <text:p>0.529283761978149</text:p>
              </table:table-cell>
              <table:table-cell office:value-type="float" office:value="992002.018479279">
                <text:p>992002.0184792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2395544052124">
                <text:p>0.592395544052124</text:p>
              </table:table-cell>
              <table:table-cell office:value-type="float" office:value="1039932.60597635">
                <text:p>1039932.60597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5539512634277">
                <text:p>0.655539512634277</text:p>
              </table:table-cell>
              <table:table-cell office:value-type="float" office:value="1039402.51893749">
                <text:p>1039402.518937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8682050704956">
                <text:p>0.718682050704956</text:p>
              </table:table-cell>
              <table:table-cell office:value-type="float" office:value="1039426.06688592">
                <text:p>1039426.066885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1835079193115">
                <text:p>0.781835079193115</text:p>
              </table:table-cell>
              <table:table-cell office:value-type="float" office:value="1039253.40670409">
                <text:p>1039253.406704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45009565353394">
                <text:p>0.845009565353394</text:p>
              </table:table-cell>
              <table:table-cell office:value-type="float" office:value="1038900.4167519">
                <text:p>1038900.41675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08159732818604">
                <text:p>0.908159732818604</text:p>
              </table:table-cell>
              <table:table-cell office:value-type="float" office:value="1039300.49015559">
                <text:p>1039300.490155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7130298614502">
                <text:p>0.97130298614502</text:p>
              </table:table-cell>
              <table:table-cell office:value-type="float" office:value="1039414.29277834">
                <text:p>1039414.292778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3446435928345">
                <text:p>1.03446435928345</text:p>
              </table:table-cell>
              <table:table-cell office:value-type="float" office:value="1039116.10433417">
                <text:p>1039116.104334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9765195846558">
                <text:p>1.09765195846558</text:p>
              </table:table-cell>
              <table:table-cell office:value-type="float" office:value="1038684.81869086">
                <text:p>1038684.818690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608202457428">
                <text:p>1.1608202457428</text:p>
              </table:table-cell>
              <table:table-cell office:value-type="float" office:value="1039002.36699415">
                <text:p>1039002.366994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2392082214355">
                <text:p>1.22392082214355</text:p>
              </table:table-cell>
              <table:table-cell office:value-type="float" office:value="1040117.28170541">
                <text:p>1040117.281705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8712916374207">
                <text:p>1.28712916374207</text:p>
              </table:table-cell>
              <table:table-cell office:value-type="float" office:value="1038343.96442299">
                <text:p>1038343.964422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5036683082581">
                <text:p>1.35036683082581</text:p>
              </table:table-cell>
              <table:table-cell office:value-type="float" office:value="1037862.4485481">
                <text:p>1037862.44854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1359972953796">
                <text:p>1.41359972953796</text:p>
              </table:table-cell>
              <table:table-cell office:value-type="float" office:value="1037940.71340558">
                <text:p>1037940.713405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7687840461731">
                <text:p>1.47687840461731</text:p>
              </table:table-cell>
              <table:table-cell office:value-type="float" office:value="1037189.85768434">
                <text:p>1037189.857684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4012775421143">
                <text:p>1.54012775421143</text:p>
              </table:table-cell>
              <table:table-cell office:value-type="float" office:value="1037670.74952033">
                <text:p>1037670.749520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0044002532959">
                <text:p>1.60044002532959</text:p>
              </table:table-cell>
              <table:table-cell office:value-type="float" office:value="1088203.09338731">
                <text:p>1088203.093387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6073608398438">
                <text:p>1.66073608398438</text:p>
              </table:table-cell>
              <table:table-cell office:value-type="float" office:value="1088495.69050217">
                <text:p>1088495.690502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2107172012329">
                <text:p>1.72107172012329</text:p>
              </table:table-cell>
              <table:table-cell office:value-type="float" office:value="1087781.68591593">
                <text:p>1087781.685915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8131341934204">
                <text:p>1.78131341934204</text:p>
              </table:table-cell>
              <table:table-cell office:value-type="float" office:value="1089477.90070922">
                <text:p>1089477.900709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4160876274109">
                <text:p>1.84160876274109</text:p>
              </table:table-cell>
              <table:table-cell office:value-type="float" office:value="1088508.60282249">
                <text:p>1088508.602822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018988609314">
                <text:p>1.9018988609314</text:p>
              </table:table-cell>
              <table:table-cell office:value-type="float" office:value="1088603.30253287">
                <text:p>1088603.302532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6216154098511">
                <text:p>1.96216154098511</text:p>
              </table:table-cell>
              <table:table-cell office:value-type="float" office:value="1089098.5920557">
                <text:p>1089098.59205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2258396148682">
                <text:p>2.02258396148682</text:p>
              </table:table-cell>
              <table:table-cell office:value-type="float" office:value="1086219.31155743">
                <text:p>1086219.311557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8288526535034">
                <text:p>2.08288526535034</text:p>
              </table:table-cell>
              <table:table-cell office:value-type="float" office:value="1088401.00951281">
                <text:p>1088401.009512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4314937591553">
                <text:p>2.14314937591553</text:p>
              </table:table-cell>
              <table:table-cell office:value-type="float" office:value="1089072.73971974">
                <text:p>1089072.739719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0338869094849">
                <text:p>2.20338869094849</text:p>
              </table:table-cell>
              <table:table-cell office:value-type="float" office:value="1089521.02068376">
                <text:p>1089521.020683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6365351676941">
                <text:p>2.26365351676941</text:p>
              </table:table-cell>
              <table:table-cell office:value-type="float" office:value="1089059.814012">
                <text:p>1089059.8140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2393431663513">
                <text:p>2.32393431663513</text:p>
              </table:table-cell>
              <table:table-cell office:value-type="float" office:value="1088771.21979465">
                <text:p>1088771.219794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8434958457947">
                <text:p>2.38434958457947</text:p>
              </table:table-cell>
              <table:table-cell office:value-type="float" office:value="1086347.90895028">
                <text:p>1086347.908950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4463348388672">
                <text:p>2.44463348388672</text:p>
              </table:table-cell>
              <table:table-cell office:value-type="float" office:value="1088715.24161852">
                <text:p>1088715.241618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0487971305847">
                <text:p>2.50487971305847</text:p>
              </table:table-cell>
              <table:table-cell office:value-type="float" office:value="1089395.98216003">
                <text:p>1089395.982160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57313942909241">
                <text:p>5.57313942909241</text:p>
              </table:table-cell>
              <table:table-cell office:value-type="float" office:value="21390.6272852406">
                <text:p>21390.62728524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65539216995239">
                <text:p>5.65539216995239</text:p>
              </table:table-cell>
              <table:table-cell office:value-type="float" office:value="797930.856939126">
                <text:p>797930.8569391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7376446723938">
                <text:p>5.7376446723938</text:p>
              </table:table-cell>
              <table:table-cell office:value-type="float" office:value="797933.169835822">
                <text:p>797933.1698358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81995296478272">
                <text:p>5.81995296478272</text:p>
              </table:table-cell>
              <table:table-cell office:value-type="float" office:value="797392.317287806">
                <text:p>797392.3172878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90226674079895">
                <text:p>5.90226674079895</text:p>
              </table:table-cell>
              <table:table-cell office:value-type="float" office:value="797339.196139598">
                <text:p>797339.1961395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98465394973755">
                <text:p>5.98465394973755</text:p>
              </table:table-cell>
              <table:table-cell office:value-type="float" office:value="796628.516071155">
                <text:p>796628.5160711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06698346138001">
                <text:p>6.06698346138001</text:p>
              </table:table-cell>
              <table:table-cell office:value-type="float" office:value="797186.800828229">
                <text:p>797186.8008282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14929151535034">
                <text:p>6.14929151535034</text:p>
              </table:table-cell>
              <table:table-cell office:value-type="float" office:value="797394.627063509">
                <text:p>797394.6270635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23155999183655">
                <text:p>6.23155999183655</text:p>
              </table:table-cell>
              <table:table-cell office:value-type="float" office:value="797778.235397425">
                <text:p>797778.2353974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3138279914856">
                <text:p>6.3138279914856</text:p>
              </table:table-cell>
              <table:table-cell office:value-type="float" office:value="797782.859434818">
                <text:p>797782.8594348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3961136341095">
                <text:p>6.3961136341095</text:p>
              </table:table-cell>
              <table:table-cell office:value-type="float" office:value="797611.805743326">
                <text:p>797611.8057433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47841358184814">
                <text:p>6.47841358184814</text:p>
              </table:table-cell>
              <table:table-cell office:value-type="float" office:value="797473.167400077">
                <text:p>797473.1674000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55971455574036">
                <text:p>6.55971455574036</text:p>
              </table:table-cell>
              <table:table-cell office:value-type="float" office:value="807272.002510257">
                <text:p>807272.0025102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63797831535339">
                <text:p>6.63797831535339</text:p>
              </table:table-cell>
              <table:table-cell office:value-type="float" office:value="838600.142958978">
                <text:p>838600.1429589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71626806259155">
                <text:p>6.71626806259155</text:p>
              </table:table-cell>
              <table:table-cell office:value-type="float" office:value="838321.776673336">
                <text:p>838321.7766733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79451894760132">
                <text:p>6.79451894760132</text:p>
              </table:table-cell>
              <table:table-cell office:value-type="float" office:value="838738.11768147">
                <text:p>838738.117681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87279987335205">
                <text:p>6.87279987335205</text:p>
              </table:table-cell>
              <table:table-cell office:value-type="float" office:value="838416.247260412">
                <text:p>838416.2472604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95116257667542">
                <text:p>6.95116257667542</text:p>
              </table:table-cell>
              <table:table-cell office:value-type="float" office:value="837541.294730085">
                <text:p>837541.2947300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02942204475403">
                <text:p>7.02942204475403</text:p>
              </table:table-cell>
              <table:table-cell office:value-type="float" office:value="838646.129489039">
                <text:p>838646.1294890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10765051841736">
                <text:p>7.10765051841736</text:p>
              </table:table-cell>
              <table:table-cell office:value-type="float" office:value="838978.404237552">
                <text:p>838978.4042375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18591213226318">
                <text:p>7.18591213226318</text:p>
              </table:table-cell>
              <table:table-cell office:value-type="float" office:value="838623.135593582">
                <text:p>838623.1355935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26416778564453">
                <text:p>7.26416778564453</text:p>
              </table:table-cell>
              <table:table-cell office:value-type="float" office:value="838687.010638946">
                <text:p>838687.0106389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34242177009583">
                <text:p>7.34242177009583</text:p>
              </table:table-cell>
              <table:table-cell office:value-type="float" office:value="838704.897395352">
                <text:p>838704.8973953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42073225975037">
                <text:p>7.42073225975037</text:p>
              </table:table-cell>
              <table:table-cell office:value-type="float" office:value="838099.72699097">
                <text:p>838099.726990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49909591674805">
                <text:p>7.49909591674805</text:p>
              </table:table-cell>
              <table:table-cell office:value-type="float" office:value="837531.101974255">
                <text:p>837531.1019742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57140350341797">
                <text:p>7.57140350341797</text:p>
              </table:table-cell>
              <table:table-cell office:value-type="float" office:value="907677.921814825">
                <text:p>907677.9218148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63561654090881">
                <text:p>7.63561654090881</text:p>
              </table:table-cell>
              <table:table-cell office:value-type="float" office:value="1022097.73224569">
                <text:p>1022097.732245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69986581802368">
                <text:p>7.69986581802368</text:p>
              </table:table-cell>
              <table:table-cell office:value-type="float" office:value="1021521.22089498">
                <text:p>1021521.220894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76406121253967">
                <text:p>7.76406121253967</text:p>
              </table:table-cell>
              <table:table-cell office:value-type="float" office:value="1022378.6378266">
                <text:p>1022378.63782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82837271690369">
                <text:p>7.82837271690369</text:p>
              </table:table-cell>
              <table:table-cell office:value-type="float" office:value="1020532.805896">
                <text:p>1020532.8058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89255499839783">
                <text:p>7.89255499839783</text:p>
              </table:table-cell>
              <table:table-cell office:value-type="float" office:value="1022587.51904903">
                <text:p>1022587.519049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95672845840454">
                <text:p>7.95672845840454</text:p>
              </table:table-cell>
              <table:table-cell office:value-type="float" office:value="1022728.08717394">
                <text:p>1022728.087173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0209391117096">
                <text:p>8.0209391117096</text:p>
              </table:table-cell>
              <table:table-cell office:value-type="float" office:value="1022135.6834386">
                <text:p>1022135.68343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08512949943543">
                <text:p>8.08512949943543</text:p>
              </table:table-cell>
              <table:table-cell office:value-type="float" office:value="1022458.38240341">
                <text:p>1022458.382403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14932441711426">
                <text:p>8.14932441711426</text:p>
              </table:table-cell>
              <table:table-cell office:value-type="float" office:value="1022386.23201227">
                <text:p>1022386.232012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21352791786194">
                <text:p>8.21352791786194</text:p>
              </table:table-cell>
              <table:table-cell office:value-type="float" office:value="1022249.55392905">
                <text:p>1022249.553929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27786374092102">
                <text:p>8.27786374092102</text:p>
              </table:table-cell>
              <table:table-cell office:value-type="float" office:value="1020147.04839833">
                <text:p>1020147.048398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34217500686646">
                <text:p>8.34217500686646</text:p>
              </table:table-cell>
              <table:table-cell office:value-type="float" office:value="1020536.58927638">
                <text:p>1020536.589276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4063982963562">
                <text:p>8.4063982963562</text:p>
              </table:table-cell>
              <table:table-cell office:value-type="float" office:value="1021934.57422449">
                <text:p>1021934.574224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47059488296509">
                <text:p>8.47059488296509</text:p>
              </table:table-cell>
              <table:table-cell office:value-type="float" office:value="1022359.65285598">
                <text:p>1022359.652855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53478407859802">
                <text:p>8.53478407859802</text:p>
              </table:table-cell>
              <table:table-cell office:value-type="float" office:value="1022477.37104101">
                <text:p>1022477.371041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60113310813904">
                <text:p>8.60113310813904</text:p>
              </table:table-cell>
              <table:table-cell office:value-type="float" office:value="989193.066636003">
                <text:p>989193.0666360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66740560531616">
                <text:p>8.66740560531616</text:p>
              </table:table-cell>
              <table:table-cell office:value-type="float" office:value="990335.399986329">
                <text:p>990335.3999863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73369717597961">
                <text:p>8.73369717597961</text:p>
              </table:table-cell>
              <table:table-cell office:value-type="float" office:value="990050.459555399">
                <text:p>990050.4595553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80002641677856">
                <text:p>8.80002641677856</text:p>
              </table:table-cell>
              <table:table-cell office:value-type="float" office:value="989488.18363437">
                <text:p>989488.183634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86632204055786">
                <text:p>8.86632204055786</text:p>
              </table:table-cell>
              <table:table-cell office:value-type="float" office:value="989989.930836066">
                <text:p>989989.9308360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9326286315918">
                <text:p>8.9326286315918</text:p>
              </table:table-cell>
              <table:table-cell office:value-type="float" office:value="989826.184344324">
                <text:p>989826.1843443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9890375137329">
                <text:p>8.99890375137329</text:p>
              </table:table-cell>
              <table:table-cell office:value-type="float" office:value="990296.210951946">
                <text:p>990296.2109519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06517124176025">
                <text:p>9.06517124176025</text:p>
              </table:table-cell>
              <table:table-cell office:value-type="float" office:value="990410.224029128">
                <text:p>990410.2240291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13149976730347">
                <text:p>9.13149976730347</text:p>
              </table:table-cell>
              <table:table-cell office:value-type="float" office:value="989498.853811259">
                <text:p>989498.8538112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9783186912537">
                <text:p>9.19783186912537</text:p>
              </table:table-cell>
              <table:table-cell office:value-type="float" office:value="989445.505227934">
                <text:p>989445.5052279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6414966583252">
                <text:p>9.26414966583252</text:p>
              </table:table-cell>
              <table:table-cell office:value-type="float" office:value="989658.934083989">
                <text:p>989658.9340839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3044695854187">
                <text:p>9.33044695854187</text:p>
              </table:table-cell>
              <table:table-cell office:value-type="float" office:value="989965.009396881">
                <text:p>989965.0093968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39682936668396">
                <text:p>9.39682936668396</text:p>
              </table:table-cell>
              <table:table-cell office:value-type="float" office:value="988695.67761863">
                <text:p>988695.677618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46315145492554">
                <text:p>9.46315145492554</text:p>
              </table:table-cell>
              <table:table-cell office:value-type="float" office:value="989594.895759863">
                <text:p>989594.8957598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5294337272644">
                <text:p>9.5294337272644</text:p>
              </table:table-cell>
              <table:table-cell office:value-type="float" office:value="990189.347529568">
                <text:p>990189.3475295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59573912620544">
                <text:p>9.59573912620544</text:p>
              </table:table-cell>
              <table:table-cell office:value-type="float" office:value="989843.980252063">
                <text:p>989843.9802520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66204428672791">
                <text:p>9.66204428672791</text:p>
              </table:table-cell>
              <table:table-cell office:value-type="float" office:value="989847.539510399">
                <text:p>989847.5395103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72833847999573">
                <text:p>9.72833847999573</text:p>
              </table:table-cell>
              <table:table-cell office:value-type="float" office:value="990011.293068353">
                <text:p>990011.2930683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79470753669739">
                <text:p>9.79470753669739</text:p>
              </table:table-cell>
              <table:table-cell office:value-type="float" office:value="988894.573189832">
                <text:p>988894.5731898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8611056804657">
                <text:p>9.8611056804657</text:p>
              </table:table-cell>
              <table:table-cell office:value-type="float" office:value="988461.367670399">
                <text:p>988461.3676703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92748332023621">
                <text:p>9.92748332023621</text:p>
              </table:table-cell>
              <table:table-cell office:value-type="float" office:value="988766.702566018">
                <text:p>988766.7025660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99384784698486">
                <text:p>9.99384784698486</text:p>
              </table:table-cell>
              <table:table-cell office:value-type="float" office:value="988962.073798378">
                <text:p>988962.0737983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0601990222931">
                <text:p>10.0601990222931</text:p>
              </table:table-cell>
              <table:table-cell office:value-type="float" office:value="989161.076576463">
                <text:p>989161.0765764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1265652179718">
                <text:p>10.1265652179718</text:p>
              </table:table-cell>
              <table:table-cell office:value-type="float" office:value="988937.204081046">
                <text:p>988937.2040810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1929347515106">
                <text:p>10.1929347515106</text:p>
              </table:table-cell>
              <table:table-cell office:value-type="float" office:value="988887.468398629">
                <text:p>988887.4683986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2593159675598">
                <text:p>10.2593159675598</text:p>
              </table:table-cell>
              <table:table-cell office:value-type="float" office:value="988713.432898862">
                <text:p>988713.4328988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32572722435">
                <text:p>10.32572722435</text:p>
              </table:table-cell>
              <table:table-cell office:value-type="float" office:value="988266.194199225">
                <text:p>988266.1941992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3920500278473">
                <text:p>10.3920500278473</text:p>
              </table:table-cell>
              <table:table-cell office:value-type="float" office:value="989584.223511565">
                <text:p>989584.2235115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4582979679108">
                <text:p>10.4582979679108</text:p>
              </table:table-cell>
              <table:table-cell office:value-type="float" office:value="990702.502404054">
                <text:p>990702.5024040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524530172348">
                <text:p>10.524530172348</text:p>
              </table:table-cell>
              <table:table-cell office:value-type="float" office:value="990937.876183414">
                <text:p>990937.8761834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5887775421143">
                <text:p>10.5887775421143</text:p>
              </table:table-cell>
              <table:table-cell office:value-type="float" office:value="1021551.54738323">
                <text:p>1021551.547383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6519815921783">
                <text:p>10.6519815921783</text:p>
              </table:table-cell>
              <table:table-cell office:value-type="float" office:value="1038414.46764015">
                <text:p>1038414.467640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7151951789856">
                <text:p>10.7151951789856</text:p>
              </table:table-cell>
              <table:table-cell office:value-type="float" office:value="1038257.8068244">
                <text:p>1038257.80682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7783706188202">
                <text:p>10.7783706188202</text:p>
              </table:table-cell>
              <table:table-cell office:value-type="float" office:value="1038884.73387502">
                <text:p>1038884.733875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8415129184723">
                <text:p>10.8415129184723</text:p>
              </table:table-cell>
              <table:table-cell office:value-type="float" office:value="1039429.99164772">
                <text:p>1039429.991647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9046657085419">
                <text:p>10.9046657085419</text:p>
              </table:table-cell>
              <table:table-cell office:value-type="float" office:value="1039257.33016211">
                <text:p>1039257.330162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9678237438202">
                <text:p>10.9678237438202</text:p>
              </table:table-cell>
              <table:table-cell office:value-type="float" office:value="1039171.02092834">
                <text:p>1039171.020928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0309898853302">
                <text:p>11.0309898853302</text:p>
              </table:table-cell>
              <table:table-cell office:value-type="float" office:value="1039037.66212472">
                <text:p>1039037.662124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0941586494446">
                <text:p>11.0941586494446</text:p>
              </table:table-cell>
              <table:table-cell office:value-type="float" office:value="1038994.52395744">
                <text:p>1038994.523957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1573126316071">
                <text:p>11.1573126316071</text:p>
              </table:table-cell>
              <table:table-cell office:value-type="float" office:value="1039237.71316826">
                <text:p>1039237.713168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2204916477203">
                <text:p>11.2204916477203</text:p>
              </table:table-cell>
              <table:table-cell office:value-type="float" office:value="1038825.92730347">
                <text:p>1038825.927303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2836735248566">
                <text:p>11.2836735248566</text:p>
              </table:table-cell>
              <table:table-cell office:value-type="float" office:value="1038778.88683944">
                <text:p>1038778.886839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346860408783">
                <text:p>11.346860408783</text:p>
              </table:table-cell>
              <table:table-cell office:value-type="float" office:value="1038696.57627771">
                <text:p>1038696.576277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.4100046157837">
                <text:p>11.4100046157837</text:p>
              </table:table-cell>
              <table:table-cell office:value-type="float" office:value="1039398.59438315">
                <text:p>1039398.594383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4731698036194">
                <text:p>11.4731698036194</text:p>
              </table:table-cell>
              <table:table-cell office:value-type="float" office:value="1039053.34961915">
                <text:p>1039053.349619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5363366603851">
                <text:p>11.5363366603851</text:p>
              </table:table-cell>
              <table:table-cell office:value-type="float" office:value="1039025.89681476">
                <text:p>1039025.896814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5965359210968">
                <text:p>11.5965359210968</text:p>
              </table:table-cell>
              <table:table-cell office:value-type="float" office:value="1090245.94694527">
                <text:p>1090245.946945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.6566853523254">
                <text:p>11.6566853523254</text:p>
              </table:table-cell>
              <table:table-cell office:value-type="float" office:value="1091149.1373962">
                <text:p>1091149.13739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.7168161869049">
                <text:p>11.7168161869049</text:p>
              </table:table-cell>
              <table:table-cell office:value-type="float" office:value="1091486.59683514">
                <text:p>1091486.596835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.7769622802734">
                <text:p>11.7769622802734</text:p>
              </table:table-cell>
              <table:table-cell office:value-type="float" office:value="1091209.69167284">
                <text:p>1091209.691672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.8371133804321">
                <text:p>11.8371133804321</text:p>
              </table:table-cell>
              <table:table-cell office:value-type="float" office:value="1091118.86277805">
                <text:p>1091118.862778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.8972663879395">
                <text:p>11.8972663879395</text:p>
              </table:table-cell>
              <table:table-cell office:value-type="float" office:value="1091084.2652715">
                <text:p>1091084.26527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.9574127197266">
                <text:p>11.9574127197266</text:p>
              </table:table-cell>
              <table:table-cell office:value-type="float" office:value="1091205.36614448">
                <text:p>1091205.366144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017557144165">
                <text:p>12.017557144165</text:p>
              </table:table-cell>
              <table:table-cell office:value-type="float" office:value="1091239.97133162">
                <text:p>1091239.971331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0777142047882">
                <text:p>12.0777142047882</text:p>
              </table:table-cell>
              <table:table-cell office:value-type="float" office:value="1091010.75285454">
                <text:p>1091010.752854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.1378638744354">
                <text:p>12.1378638744354</text:p>
              </table:table-cell>
              <table:table-cell office:value-type="float" office:value="1091144.81234789">
                <text:p>1091144.812347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198009967804">
                <text:p>12.198009967804</text:p>
              </table:table-cell>
              <table:table-cell office:value-type="float" office:value="1091209.69167284">
                <text:p>1091209.691672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2581541538239">
                <text:p>12.2581541538239</text:p>
              </table:table-cell>
              <table:table-cell office:value-type="float" office:value="1091244.29713434">
                <text:p>1091244.297134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.3182981014252">
                <text:p>12.3182981014252</text:p>
              </table:table-cell>
              <table:table-cell office:value-type="float" office:value="1091248.62297136">
                <text:p>1091248.622971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.3784439563751">
                <text:p>12.3784439563751</text:p>
              </table:table-cell>
              <table:table-cell office:value-type="float" office:value="1091214.0172355">
                <text:p>1091214.01723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.4386167526245">
                <text:p>12.4386167526245</text:p>
              </table:table-cell>
              <table:table-cell office:value-type="float" office:value="1090725.44556488">
                <text:p>1090725.445564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.4987616539001">
                <text:p>12.4987616539001</text:p>
              </table:table-cell>
              <table:table-cell office:value-type="float" office:value="1091231.31982907">
                <text:p>1091231.319829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.5650625228882">
                <text:p>15.5650625228882</text:p>
              </table:table-cell>
              <table:table-cell office:value-type="float" office:value="21404.2922740521">
                <text:p>21404.29227405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.6474404335022">
                <text:p>15.6474404335022</text:p>
              </table:table-cell>
              <table:table-cell office:value-type="float" office:value="796718.434721201">
                <text:p>796718.4347212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7297258377075">
                <text:p>15.7297258377075</text:p>
              </table:table-cell>
              <table:table-cell office:value-type="float" office:value="797614.116790775">
                <text:p>797614.1167907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8120923042297">
                <text:p>15.8120923042297</text:p>
              </table:table-cell>
              <table:table-cell office:value-type="float" office:value="796829.131698845">
                <text:p>796829.1316988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8944709300995">
                <text:p>15.8944709300995</text:p>
              </table:table-cell>
              <table:table-cell office:value-type="float" office:value="796711.5171813">
                <text:p>796711.51718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.9767754077911">
                <text:p>15.9767754077911</text:p>
              </table:table-cell>
              <table:table-cell office:value-type="float" office:value="797429.275304887">
                <text:p>797429.2753048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.0590653419495">
                <text:p>16.0590653419495</text:p>
              </table:table-cell>
              <table:table-cell office:value-type="float" office:value="797570.209179224">
                <text:p>797570.2091792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.1413617134094">
                <text:p>16.1413617134094</text:p>
              </table:table-cell>
              <table:table-cell office:value-type="float" office:value="797507.822467379">
                <text:p>797507.8224673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2237043380737">
                <text:p>16.2237043380737</text:p>
              </table:table-cell>
              <table:table-cell office:value-type="float" office:value="797059.849228364">
                <text:p>797059.8492283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.3060297966003">
                <text:p>16.3060297966003</text:p>
              </table:table-cell>
              <table:table-cell office:value-type="float" office:value="797226.048595706">
                <text:p>797226.0485957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3883905410767">
                <text:p>16.3883905410767</text:p>
              </table:table-cell>
              <table:table-cell office:value-type="float" office:value="796884.491723743">
                <text:p>796884.4917237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.4707593917847">
                <text:p>16.4707593917847</text:p>
              </table:table-cell>
              <table:table-cell office:value-type="float" office:value="796806.067291884">
                <text:p>796806.0672918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.5531322956085">
                <text:p>16.5531322956085</text:p>
              </table:table-cell>
              <table:table-cell office:value-type="float" office:value="796766.860864204">
                <text:p>796766.8608642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.6314792633057">
                <text:p>16.6314792633057</text:p>
              </table:table-cell>
              <table:table-cell office:value-type="float" office:value="837709.511026715">
                <text:p>837709.5110267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.7098875045776">
                <text:p>16.7098875045776</text:p>
              </table:table-cell>
              <table:table-cell office:value-type="float" office:value="837054.867387523">
                <text:p>837054.8673875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.7882356643677">
                <text:p>16.7882356643677</text:p>
              </table:table-cell>
              <table:table-cell office:value-type="float" office:value="837696.765002313">
                <text:p>837696.7650023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8665764331818">
                <text:p>16.8665764331818</text:p>
              </table:table-cell>
              <table:table-cell office:value-type="float" office:value="837775.796606662">
                <text:p>837775.7966066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9449300765991">
                <text:p>16.9449300765991</text:p>
              </table:table-cell>
              <table:table-cell office:value-type="float" office:value="837638.138285474">
                <text:p>837638.1382854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.023246049881">
                <text:p>17.023246049881</text:p>
              </table:table-cell>
              <table:table-cell office:value-type="float" office:value="838041.043859462">
                <text:p>838041.0438594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.101588010788">
                <text:p>17.101588010788</text:p>
              </table:table-cell>
              <table:table-cell office:value-type="float" office:value="837763.048565081">
                <text:p>837763.0485650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.179958820343">
                <text:p>17.179958820343</text:p>
              </table:table-cell>
              <table:table-cell office:value-type="float" office:value="837454.664212637">
                <text:p>837454.6642126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.2583117485046">
                <text:p>17.2583117485046</text:p>
              </table:table-cell>
              <table:table-cell office:value-type="float" office:value="837645.784783164">
                <text:p>837645.7847831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.336686372757">
                <text:p>17.336686372757</text:p>
              </table:table-cell>
              <table:table-cell office:value-type="float" office:value="837413.903111092">
                <text:p>837413.9031110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.4150769710541">
                <text:p>17.4150769710541</text:p>
              </table:table-cell>
              <table:table-cell office:value-type="float" office:value="837243.259086236">
                <text:p>837243.2590862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.4933772087097">
                <text:p>17.4933772087097</text:p>
              </table:table-cell>
              <table:table-cell office:value-type="float" office:value="838209.460980771">
                <text:p>838209.4609807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.5667314529419">
                <text:p>17.5667314529419</text:p>
              </table:table-cell>
              <table:table-cell office:value-type="float" office:value="894726.688100887">
                <text:p>894726.6881008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6309676170349">
                <text:p>17.6309676170349</text:p>
              </table:table-cell>
              <table:table-cell office:value-type="float" office:value="1021729.7518725">
                <text:p>1021729.75187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6952385902405">
                <text:p>17.6952385902405</text:p>
              </table:table-cell>
              <table:table-cell office:value-type="float" office:value="1021176.38377873">
                <text:p>1021176.383778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7594542503357">
                <text:p>17.7594542503357</text:p>
              </table:table-cell>
              <table:table-cell office:value-type="float" office:value="1022055.98918839">
                <text:p>1022055.989188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8237047195435">
                <text:p>17.8237047195435</text:p>
              </table:table-cell>
              <table:table-cell office:value-type="float" office:value="1021502.26775417">
                <text:p>1021502.267754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8879697322845">
                <text:p>17.8879697322845</text:p>
              </table:table-cell>
              <table:table-cell office:value-type="float" office:value="1021271.09605375">
                <text:p>1021271.096053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9522321224213">
                <text:p>17.9522321224213</text:p>
              </table:table-cell>
              <table:table-cell office:value-type="float" office:value="1021312.77502078">
                <text:p>1021312.775020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.0166003704071">
                <text:p>18.0166003704071</text:p>
              </table:table-cell>
              <table:table-cell office:value-type="float" office:value="1019633.15848581">
                <text:p>1019633.158485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.0809848308563">
                <text:p>18.0809848308563</text:p>
              </table:table-cell>
              <table:table-cell office:value-type="float" office:value="1019376.40763124">
                <text:p>1019376.407631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1451923847198">
                <text:p>18.1451923847198</text:p>
              </table:table-cell>
              <table:table-cell office:value-type="float" office:value="1022185.02420295">
                <text:p>1022185.024202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.2094612121582">
                <text:p>18.2094612121582</text:p>
              </table:table-cell>
              <table:table-cell office:value-type="float" office:value="1021210.47817393">
                <text:p>1021210.478173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2737195491791">
                <text:p>18.2737195491791</text:p>
              </table:table-cell>
              <table:table-cell office:value-type="float" office:value="1021377.1946616">
                <text:p>1021377.19466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3379557132721">
                <text:p>18.3379557132721</text:p>
              </table:table-cell>
              <table:table-cell office:value-type="float" office:value="1021729.7518725">
                <text:p>1021729.75187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4021921157837">
                <text:p>18.4021921157837</text:p>
              </table:table-cell>
              <table:table-cell office:value-type="float" office:value="1021725.95964027">
                <text:p>1021725.959640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4664449691772">
                <text:p>18.4664449691772</text:p>
              </table:table-cell>
              <table:table-cell office:value-type="float" office:value="1021464.36358239">
                <text:p>1021464.363582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5306775569916">
                <text:p>18.5306775569916</text:p>
              </table:table-cell>
              <table:table-cell office:value-type="float" office:value="1021786.63873413">
                <text:p>1021786.638734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969815254211">
                <text:p>18.5969815254211</text:p>
              </table:table-cell>
              <table:table-cell office:value-type="float" office:value="989865.336186035">
                <text:p>989865.3361860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633048057556">
                <text:p>18.6633048057556</text:p>
              </table:table-cell>
              <table:table-cell office:value-type="float" office:value="989577.108807247">
                <text:p>989577.1088072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296130657196">
                <text:p>18.7296130657196</text:p>
              </table:table-cell>
              <table:table-cell office:value-type="float" office:value="989801.271148474">
                <text:p>989801.2711484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7960391044617">
                <text:p>18.7960391044617</text:p>
              </table:table-cell>
              <table:table-cell office:value-type="float" office:value="988046.272860727">
                <text:p>988046.2728607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8623847961426">
                <text:p>18.8623847961426</text:p>
              </table:table-cell>
              <table:table-cell office:value-type="float" office:value="989242.833063815">
                <text:p>989242.8330638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.9287343025208">
                <text:p>18.9287343025208</text:p>
              </table:table-cell>
              <table:table-cell office:value-type="float" office:value="989185.957555068">
                <text:p>989185.9575550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.9950547218323">
                <text:p>18.9950547218323</text:p>
              </table:table-cell>
              <table:table-cell office:value-type="float" office:value="989619.798567772">
                <text:p>989619.7985677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0614032745361">
                <text:p>19.0614032745361</text:p>
              </table:table-cell>
              <table:table-cell office:value-type="float" office:value="989200.175819121">
                <text:p>989200.1758191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1277408599854">
                <text:p>19.1277408599854</text:p>
              </table:table-cell>
              <table:table-cell office:value-type="float" office:value="989363.715238643">
                <text:p>989363.7152386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1940369606018">
                <text:p>19.1940369606018</text:p>
              </table:table-cell>
              <table:table-cell office:value-type="float" office:value="989982.810296836">
                <text:p>989982.8102968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2603754997253">
                <text:p>19.2603754997253</text:p>
              </table:table-cell>
              <table:table-cell office:value-type="float" office:value="989349.492272969">
                <text:p>989349.4922729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326721906662">
                <text:p>19.326721906662</text:p>
              </table:table-cell>
              <table:table-cell office:value-type="float" office:value="989232.168407738">
                <text:p>989232.1684077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393007516861">
                <text:p>19.393007516861</text:p>
              </table:table-cell>
              <table:table-cell office:value-type="float" office:value="990139.485824863">
                <text:p>990139.4858248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4593470096588">
                <text:p>19.4593470096588</text:p>
              </table:table-cell>
              <table:table-cell office:value-type="float" office:value="989335.269716224">
                <text:p>989335.2697162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5256588459015">
                <text:p>19.5256588459015</text:p>
              </table:table-cell>
              <table:table-cell office:value-type="float" office:value="989747.889951534">
                <text:p>989747.8899515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.5919427871704">
                <text:p>19.5919427871704</text:p>
              </table:table-cell>
              <table:table-cell office:value-type="float" office:value="990164.416049494">
                <text:p>990164.4160494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.6582100391388">
                <text:p>19.6582100391388</text:p>
              </table:table-cell>
              <table:table-cell office:value-type="float" office:value="990413.787360809">
                <text:p>990413.7873608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.7244882583618">
                <text:p>19.7244882583618</text:p>
              </table:table-cell>
              <table:table-cell office:value-type="float" office:value="990249.900637071">
                <text:p>990249.9006370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.7908198833466">
                <text:p>19.7908198833466</text:p>
              </table:table-cell>
              <table:table-cell office:value-type="float" office:value="989452.618040005">
                <text:p>989452.6180400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.8571956157684">
                <text:p>19.8571956157684</text:p>
              </table:table-cell>
              <table:table-cell office:value-type="float" office:value="988795.115402299">
                <text:p>988795.1154022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9235343933105">
                <text:p>19.9235343933105</text:p>
              </table:table-cell>
              <table:table-cell office:value-type="float" office:value="989345.936595447">
                <text:p>989345.9365954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.9898717403412">
                <text:p>19.9898717403412</text:p>
              </table:table-cell>
              <table:table-cell office:value-type="float" office:value="989367.271043959">
                <text:p>989367.2710439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0562906265259">
                <text:p>20.0562906265259</text:p>
              </table:table-cell>
              <table:table-cell office:value-type="float" office:value="988152.674188118">
                <text:p>988152.6741881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1225893497467">
                <text:p>20.1225893497467</text:p>
              </table:table-cell>
              <table:table-cell office:value-type="float" office:value="989943.649161923">
                <text:p>989943.6491619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188951253891">
                <text:p>20.188951253891</text:p>
              </table:table-cell>
              <table:table-cell office:value-type="float" office:value="989001.157310072">
                <text:p>989001.1573100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.255362033844">
                <text:p>20.255362033844</text:p>
              </table:table-cell>
              <table:table-cell office:value-type="float" office:value="988273.290065949">
                <text:p>988273.2900659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.3217186927795">
                <text:p>20.3217186927795</text:p>
              </table:table-cell>
              <table:table-cell office:value-type="float" office:value="989079.33360161">
                <text:p>989079.333601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.3880758285522">
                <text:p>20.3880758285522</text:p>
              </table:table-cell>
              <table:table-cell office:value-type="float" office:value="989072.226155317">
                <text:p>989072.2261553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.4543972015381">
                <text:p>20.4543972015381</text:p>
              </table:table-cell>
              <table:table-cell office:value-type="float" office:value="989605.568238356">
                <text:p>989605.5682383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.52073097229">
                <text:p>20.52073097229</text:p>
              </table:table-cell>
              <table:table-cell office:value-type="float" office:value="989420.611190983">
                <text:p>989420.6111909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5851058959961">
                <text:p>20.5851058959961</text:p>
              </table:table-cell>
              <table:table-cell office:value-type="float" office:value="1019527.4218838">
                <text:p>1019527.42188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6484613418579">
                <text:p>20.6484613418579</text:p>
              </table:table-cell>
              <table:table-cell office:value-type="float" office:value="1035933.04580555">
                <text:p>1035933.045805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.7117626667023">
                <text:p>20.7117626667023</text:p>
              </table:table-cell>
              <table:table-cell office:value-type="float" office:value="1036818.74212538">
                <text:p>1036818.742125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.7751564979553">
                <text:p>20.7751564979553</text:p>
              </table:table-cell>
              <table:table-cell office:value-type="float" office:value="1035305.78137822">
                <text:p>1035305.781378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.8385536670685">
                <text:p>20.8385536670685</text:p>
              </table:table-cell>
              <table:table-cell office:value-type="float" office:value="1035251.27254266">
                <text:p>1035251.272542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.9018266201019">
                <text:p>20.9018266201019</text:p>
              </table:table-cell>
              <table:table-cell office:value-type="float" office:value="1037283.65523426">
                <text:p>1037283.655234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.965261220932">
                <text:p>20.965261220932</text:p>
              </table:table-cell>
              <table:table-cell office:value-type="float" office:value="1034640.38775633">
                <text:p>1034640.387756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.0286383628845">
                <text:p>21.0286383628845</text:p>
              </table:table-cell>
              <table:table-cell office:value-type="float" office:value="1035578.41167995">
                <text:p>1035578.411679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.092033624649">
                <text:p>21.092033624649</text:p>
              </table:table-cell>
              <table:table-cell office:value-type="float" office:value="1035282.41974584">
                <text:p>1035282.419745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.155455827713">
                <text:p>21.155455827713</text:p>
              </table:table-cell>
              <table:table-cell office:value-type="float" office:value="1034842.63915914">
                <text:p>1034842.639159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.2188069820404">
                <text:p>21.2188069820404</text:p>
              </table:table-cell>
              <table:table-cell office:value-type="float" office:value="1036003.22199056">
                <text:p>1036003.221990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.2821726799011">
                <text:p>21.2821726799011</text:p>
              </table:table-cell>
              <table:table-cell office:value-type="float" office:value="1035765.44117393">
                <text:p>1035765.441173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.3455157279968">
                <text:p>21.3455157279968</text:p>
              </table:table-cell>
              <table:table-cell office:value-type="float" office:value="1036135.80295092">
                <text:p>1036135.802950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.4088611602783">
                <text:p>21.4088611602783</text:p>
              </table:table-cell>
              <table:table-cell office:value-type="float" office:value="1036096.80502842">
                <text:p>1036096.805028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.4722139835358">
                <text:p>21.4722139835358</text:p>
              </table:table-cell>
              <table:table-cell office:value-type="float" office:value="1035975.9301222">
                <text:p>1035975.93012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.5355231761932">
                <text:p>21.5355231761932</text:p>
              </table:table-cell>
              <table:table-cell office:value-type="float" office:value="1036689.89044129">
                <text:p>1036689.890441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.5958287715912">
                <text:p>21.5958287715912</text:p>
              </table:table-cell>
              <table:table-cell office:value-type="float" office:value="1088323.55549933">
                <text:p>1088323.555499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.6561255455017">
                <text:p>21.6561255455017</text:p>
              </table:table-cell>
              <table:table-cell office:value-type="float" office:value="1088482.7784882">
                <text:p>1088482.77848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.7164542675018">
                <text:p>21.7164542675018</text:p>
              </table:table-cell>
              <table:table-cell office:value-type="float" office:value="1087906.35412212">
                <text:p>1087906.354122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776739358902">
                <text:p>21.776739358902</text:p>
              </table:table-cell>
              <table:table-cell office:value-type="float" office:value="1088693.71308344">
                <text:p>1088693.713083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.8371117115021">
                <text:p>21.8371117115021</text:p>
              </table:table-cell>
              <table:table-cell office:value-type="float" office:value="1087120.13319643">
                <text:p>1087120.133196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.8974318504333">
                <text:p>21.8974318504333</text:p>
              </table:table-cell>
              <table:table-cell office:value-type="float" office:value="1088061.15441441">
                <text:p>1088061.154414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.9577167034149">
                <text:p>21.9577167034149</text:p>
              </table:table-cell>
              <table:table-cell office:value-type="float" office:value="1088698.01872234">
                <text:p>1088698.018722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.018057346344">
                <text:p>22.018057346344</text:p>
              </table:table-cell>
              <table:table-cell office:value-type="float" office:value="1087691.42677419">
                <text:p>1087691.426774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0783915519714">
                <text:p>22.0783915519714</text:p>
              </table:table-cell>
              <table:table-cell office:value-type="float" office:value="1087807.4769936">
                <text:p>1087807.47699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.1387395858765">
                <text:p>22.1387395858765</text:p>
              </table:table-cell>
              <table:table-cell office:value-type="float" office:value="1087558.21446124">
                <text:p>1087558.214461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.1991620063782">
                <text:p>22.1991620063782</text:p>
              </table:table-cell>
              <table:table-cell office:value-type="float" office:value="1086219.31155743">
                <text:p>1086219.311557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.2595138549805">
                <text:p>22.2595138549805</text:p>
              </table:table-cell>
              <table:table-cell office:value-type="float" office:value="1087489.47248493">
                <text:p>1087489.472484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.3198747634888">
                <text:p>22.3198747634888</text:p>
              </table:table-cell>
              <table:table-cell office:value-type="float" office:value="1087326.24511399">
                <text:p>1087326.245113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.3802807331085">
                <text:p>22.3802807331085</text:p>
              </table:table-cell>
              <table:table-cell office:value-type="float" office:value="1086515.13108963">
                <text:p>1086515.131089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.4406538009644">
                <text:p>22.4406538009644</text:p>
              </table:table-cell>
              <table:table-cell office:value-type="float" office:value="1087107.25379606">
                <text:p>1087107.253796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.5010228157043">
                <text:p>22.5010228157043</text:p>
              </table:table-cell>
              <table:table-cell office:value-type="float" office:value="1087180.24110013">
                <text:p>1087180.241100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.5683567523956">
                <text:p>25.5683567523956</text:p>
              </table:table-cell>
              <table:table-cell office:value-type="float" office:value="21397.0833807541">
                <text:p>21397.08338075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.6506307125092">
                <text:p>25.6506307125092</text:p>
              </table:table-cell>
              <table:table-cell office:value-type="float" office:value="797725.062819852">
                <text:p>797725.0628198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.7329394817352">
                <text:p>25.7329394817352</text:p>
              </table:table-cell>
              <table:table-cell office:value-type="float" office:value="797387.697776542">
                <text:p>797387.6977765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815201997757">
                <text:p>25.815201997757</text:p>
              </table:table-cell>
              <table:table-cell office:value-type="float" office:value="797836.039717825">
                <text:p>797836.0397178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8974878787994">
                <text:p>25.8974878787994</text:p>
              </table:table-cell>
              <table:table-cell office:value-type="float" office:value="797609.494709271">
                <text:p>797609.4947092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9797549247742">
                <text:p>25.9797549247742</text:p>
              </table:table-cell>
              <table:table-cell office:value-type="float" office:value="797792.107670416">
                <text:p>797792.1076704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.0620315074921">
                <text:p>26.0620315074921</text:p>
              </table:table-cell>
              <table:table-cell office:value-type="float" office:value="797699.63496217">
                <text:p>797699.634962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.1442966461182">
                <text:p>26.1442966461182</text:p>
              </table:table-cell>
              <table:table-cell office:value-type="float" office:value="797810.604784883">
                <text:p>797810.6047848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.2266318798065">
                <text:p>26.2266318798065</text:p>
              </table:table-cell>
              <table:table-cell office:value-type="float" office:value="797131.398793649">
                <text:p>797131.3987936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.3091726303101">
                <text:p>26.3091726303101</text:p>
              </table:table-cell>
              <table:table-cell office:value-type="float" office:value="795146.634839299">
                <text:p>795146.63483929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.3914723396301">
                <text:p>26.3914723396301</text:p>
              </table:table-cell>
              <table:table-cell office:value-type="float" office:value="797475.477644196">
                <text:p>797475.4776441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.4737257957458">
                <text:p>26.4737257957458</text:p>
              </table:table-cell>
              <table:table-cell office:value-type="float" office:value="797923.918329488">
                <text:p>797923.9183294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.5560145378113">
                <text:p>26.5560145378113</text:p>
              </table:table-cell>
              <table:table-cell office:value-type="float" office:value="797581.763345155">
                <text:p>797581.7633451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.6343312263489">
                <text:p>26.6343312263489</text:p>
              </table:table-cell>
              <table:table-cell office:value-type="float" office:value="838033.390143812">
                <text:p>838033.3901438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7126421928406">
                <text:p>26.7126421928406</text:p>
              </table:table-cell>
              <table:table-cell office:value-type="float" office:value="838094.623783718">
                <text:p>838094.6237837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7909095287323">
                <text:p>26.7909095287323</text:p>
              </table:table-cell>
              <table:table-cell office:value-type="float" office:value="838561.824702919">
                <text:p>838561.8247029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8691852092743">
                <text:p>26.8691852092743</text:p>
              </table:table-cell>
              <table:table-cell office:value-type="float" office:value="838472.429055289">
                <text:p>838472.4290552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9475660324097">
                <text:p>26.9475660324097</text:p>
              </table:table-cell>
              <table:table-cell office:value-type="float" office:value="837347.674783196">
                <text:p>837347.6747831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.0258166790009">
                <text:p>27.0258166790009</text:p>
              </table:table-cell>
              <table:table-cell office:value-type="float" office:value="838740.673197098">
                <text:p>838740.6731970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.1041378974915">
                <text:p>27.1041378974915</text:p>
              </table:table-cell>
              <table:table-cell office:value-type="float" office:value="837984.919857657">
                <text:p>837984.9198576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.1825206279755">
                <text:p>27.1825206279755</text:p>
              </table:table-cell>
              <table:table-cell office:value-type="float" office:value="837327.298943609">
                <text:p>837327.2989436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.2608444690704">
                <text:p>27.2608444690704</text:p>
              </table:table-cell>
              <table:table-cell office:value-type="float" office:value="837956.860675649">
                <text:p>837956.8606756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.3391408920288">
                <text:p>27.3391408920288</text:p>
              </table:table-cell>
              <table:table-cell office:value-type="float" office:value="838250.299568513">
                <text:p>838250.2995685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4173927307129">
                <text:p>27.4173927307129</text:p>
              </table:table-cell>
              <table:table-cell office:value-type="float" office:value="838727.895774682">
                <text:p>838727.89577468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4956331253052">
                <text:p>27.4956331253052</text:p>
              </table:table-cell>
              <table:table-cell office:value-type="float" office:value="838850.575102693">
                <text:p>838850.5751026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5689089298248">
                <text:p>27.5689089298248</text:p>
              </table:table-cell>
              <table:table-cell office:value-type="float" office:value="895684.468157519">
                <text:p>895684.4681575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6331393718719">
                <text:p>27.6331393718719</text:p>
              </table:table-cell>
              <table:table-cell office:value-type="float" office:value="1021820.7738918">
                <text:p>1021820.77389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6973452568054">
                <text:p>27.6973452568054</text:p>
              </table:table-cell>
              <table:table-cell office:value-type="float" office:value="1022211.59427996">
                <text:p>1022211.594279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7616350650787">
                <text:p>27.7616350650787</text:p>
              </table:table-cell>
              <table:table-cell office:value-type="float" office:value="1020877.20842126">
                <text:p>1020877.208421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8258485794067">
                <text:p>27.8258485794067</text:p>
              </table:table-cell>
              <table:table-cell office:value-type="float" office:value="1022090.14234529">
                <text:p>1022090.142345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8900730609894">
                <text:p>27.8900730609894</text:p>
              </table:table-cell>
              <table:table-cell office:value-type="float" office:value="1021915.60574214">
                <text:p>1021915.605742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9542846679688">
                <text:p>27.9542846679688</text:p>
              </table:table-cell>
              <table:table-cell office:value-type="float" office:value="1022120.50262324">
                <text:p>1022120.502623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.0185110569">
                <text:p>28.0185110569</text:p>
              </table:table-cell>
              <table:table-cell office:value-type="float" office:value="1021885.25763498">
                <text:p>1021885.2576349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.0827248096466">
                <text:p>28.0827248096466</text:p>
              </table:table-cell>
              <table:table-cell office:value-type="float" office:value="1022086.34743736">
                <text:p>1022086.347437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1471281051636">
                <text:p>28.1471281051636</text:p>
              </table:table-cell>
              <table:table-cell office:value-type="float" office:value="1019078.28587294">
                <text:p>1019078.285872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2115108966827">
                <text:p>28.2115108966827</text:p>
              </table:table-cell>
              <table:table-cell office:value-type="float" office:value="1019402.8318959">
                <text:p>1019402.831895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2757823467255">
                <text:p>28.2757823467255</text:p>
              </table:table-cell>
              <table:table-cell office:value-type="float" office:value="1021168.80755562">
                <text:p>1021168.807555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3401231765747">
                <text:p>28.3401231765747</text:p>
              </table:table-cell>
              <table:table-cell office:value-type="float" office:value="1020067.66393567">
                <text:p>1020067.663935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4043731689453">
                <text:p>28.4043731689453</text:p>
              </table:table-cell>
              <table:table-cell office:value-type="float" office:value="1021509.8489261">
                <text:p>1021509.84892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4686841964722">
                <text:p>28.4686841964722</text:p>
              </table:table-cell>
              <table:table-cell office:value-type="float" office:value="1020540.37268481">
                <text:p>1020540.372684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5329406261444">
                <text:p>28.5329406261444</text:p>
              </table:table-cell>
              <table:table-cell office:value-type="float" office:value="1021407.51259874">
                <text:p>1021407.512598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5993077754974">
                <text:p>28.5993077754974</text:p>
              </table:table-cell>
              <table:table-cell office:value-type="float" office:value="988922.99337558">
                <text:p>988922.9933755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6656205654144">
                <text:p>28.6656205654144</text:p>
              </table:table-cell>
              <table:table-cell office:value-type="float" office:value="989733.655938102">
                <text:p>989733.6559381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.7319762706757">
                <text:p>28.7319762706757</text:p>
              </table:table-cell>
              <table:table-cell office:value-type="float" office:value="989093.548800644">
                <text:p>989093.5488006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8.7983772754669">
                <text:p>28.7983772754669</text:p>
              </table:table-cell>
              <table:table-cell office:value-type="float" office:value="988418.777792938">
                <text:p>988418.7777929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.8647525310516">
                <text:p>28.8647525310516</text:p>
              </table:table-cell>
              <table:table-cell office:value-type="float" office:value="988802.218866515">
                <text:p>988802.2188665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.9310805797577">
                <text:p>28.9310805797577</text:p>
              </table:table-cell>
              <table:table-cell office:value-type="float" office:value="989505.967390367">
                <text:p>989505.9673903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8.9974091053009">
                <text:p>28.9974091053009</text:p>
              </table:table-cell>
              <table:table-cell office:value-type="float" office:value="989498.853811259">
                <text:p>989498.85381125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0638070106506">
                <text:p>29.0638070106506</text:p>
              </table:table-cell>
              <table:table-cell office:value-type="float" office:value="988464.916992528">
                <text:p>988464.9169925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1301412582397">
                <text:p>29.1301412582397</text:p>
              </table:table-cell>
              <table:table-cell office:value-type="float" office:value="989413.498839073">
                <text:p>989413.49883907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1964764595032">
                <text:p>29.1964764595032</text:p>
              </table:table-cell>
              <table:table-cell office:value-type="float" office:value="989399.274442009">
                <text:p>989399.27444200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2628438472748">
                <text:p>29.2628438472748</text:p>
              </table:table-cell>
              <table:table-cell office:value-type="float" office:value="988919.440763027">
                <text:p>988919.4407630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3292555809021">
                <text:p>29.3292555809021</text:p>
              </table:table-cell>
              <table:table-cell office:value-type="float" office:value="988259.098434398">
                <text:p>988259.0984343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.3955192565918">
                <text:p>29.3955192565918</text:p>
              </table:table-cell>
              <table:table-cell office:value-type="float" office:value="990467.240413054">
                <text:p>990467.24041305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.4618515968323">
                <text:p>29.4618515968323</text:p>
              </table:table-cell>
              <table:table-cell office:value-type="float" office:value="989441.948860246">
                <text:p>989441.94886024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9.5281872749329">
                <text:p>29.5281872749329</text:p>
              </table:table-cell>
              <table:table-cell office:value-type="float" office:value="989392.162396849">
                <text:p>989392.1623968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9.5945951938629">
                <text:p>29.5945951938629</text:p>
              </table:table-cell>
              <table:table-cell office:value-type="float" office:value="988315.867406251">
                <text:p>988315.86740625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9.6609346866608">
                <text:p>29.6609346866608</text:p>
              </table:table-cell>
              <table:table-cell office:value-type="float" office:value="989335.269716224">
                <text:p>989335.2697162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9.7272095680237">
                <text:p>29.7272095680237</text:p>
              </table:table-cell>
              <table:table-cell office:value-type="float" office:value="990299.773463272">
                <text:p>990299.77346327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9.7935247421265">
                <text:p>29.7935247421265</text:p>
              </table:table-cell>
              <table:table-cell office:value-type="float" office:value="989698.072695635">
                <text:p>989698.0726956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9.8599336147308">
                <text:p>29.8599336147308</text:p>
              </table:table-cell>
              <table:table-cell office:value-type="float" office:value="988301.674551858">
                <text:p>988301.6745518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9.9263215065002">
                <text:p>29.9263215065002</text:p>
              </table:table-cell>
              <table:table-cell office:value-type="float" office:value="988614.011542426">
                <text:p>988614.0115424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9.9926908016205">
                <text:p>29.9926908016205</text:p>
              </table:table-cell>
              <table:table-cell office:value-type="float" office:value="988891.020781469">
                <text:p>988891.0207814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.0590212345123">
                <text:p>30.0590212345123</text:p>
              </table:table-cell>
              <table:table-cell office:value-type="float" office:value="989470.400517595">
                <text:p>989470.4005175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